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45.5pt"/>
    </style:style>
    <style:style style:name="co3" style:family="table-column">
      <style:table-column-properties fo:break-before="auto" style:column-width="178.5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42.5pt"/>
    </style:style>
    <style:style style:name="co7" style:family="table-column">
      <style:table-column-properties fo:break-before="auto" style:column-width="87.76pt"/>
    </style:style>
    <style:style style:name="co8" style:family="table-column">
      <style:table-column-properties fo:break-before="auto" style:column-width="90pt"/>
    </style:style>
    <style:style style:name="co9" style:family="table-column">
      <style:table-column-properties fo:break-before="auto" style:column-width="96.01pt"/>
    </style:style>
    <style:style style:name="co10" style:family="table-column">
      <style:table-column-properties fo:break-before="auto" style:column-width="123.76pt"/>
    </style:style>
    <style:style style:name="co11" style:family="table-column">
      <style:table-column-properties fo:break-before="auto" style:column-width="77.24pt"/>
    </style:style>
    <style:style style:name="co12" style:family="table-column">
      <style:table-column-properties fo:break-before="auto" style:column-width="54pt"/>
    </style:style>
    <style:style style:name="co13" style:family="table-column">
      <style:table-column-properties fo:break-before="auto" style:column-width="108.74pt"/>
    </style:style>
    <style:style style:name="co14" style:family="table-column">
      <style:table-column-properties fo:break-before="auto" style:column-width="99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Pivot_20_Table_20_Field" style:data-style-name="N0">
      <style:table-cell-properties fo:border-bottom="0.06pt solid #000000" style:cell-protect="protected" style:print-content="true" style:text-align-source="fix" style:repeat-content="false" fo:background-color="transparent" fo:border-left="2.01pt solid #000000" fo:border-right="0.06pt solid #000000" fo:border-top="2.01pt solid #000000" style:vertical-align="automatic"/>
      <style:paragraph-properties fo:text-align="center"/>
      <style:text-properties style:font-name="Liberation Sans1" style:font-name-asian="Liberation Sans1" style:font-name-complex="Liberation Sans1"/>
    </style:style>
    <style:style style:name="ce14" style:family="table-cell" style:parent-style-name="Pivot_20_Table_20_Category" style:data-style-name="N0">
      <style:table-cell-properties fo:border-bottom="none" style:cell-protect="protected" style:print-content="true" style:text-align-source="fix" style:repeat-content="false" fo:background-color="transparent" fo:border-left="2.01pt solid #000000" fo:border-right="0.06pt solid #000000" fo:border-top="none" style:vertical-align="automatic"/>
      <style:paragraph-properties fo:text-align="center"/>
      <style:text-properties style:font-name="Liberation Sans1" style:font-name-asian="Liberation Sans1" style:font-name-complex="Liberation Sans1"/>
    </style:style>
    <style:style style:name="ce15" style:family="table-cell" style:parent-style-name="Pivot_20_Table_20_Category" style:data-style-name="N0">
      <style:table-cell-properties fo:border-bottom="none" style:cell-protect="protected" style:print-content="true" style:text-align-source="fix" style:repeat-content="false" fo:background-color="transparent" fo:border-left="2.01pt solid #000000" fo:border-right="0.06pt solid #000000" fo:border-top="0.06pt solid #000000" style:vertical-align="automatic"/>
      <style:paragraph-properties fo:text-align="center"/>
      <style:text-properties style:font-name="Liberation Sans1" style:font-name-asian="Liberation Sans1" style:font-name-complex="Liberation Sans1"/>
    </style:style>
    <style:style style:name="ce16" style:family="table-cell" style:parent-style-name="Pivot_20_Table_20_Title" style:data-style-name="N0">
      <style:table-cell-properties fo:border-bottom="2.01pt solid #000000" style:cell-protect="protected" style:print-content="true" style:text-align-source="fix" style:repeat-content="false" fo:background-color="transparent" fo:border-left="2.01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Pivot_20_Table_20_Corner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/>
      <style:text-properties style:font-name="Liberation Sans1" style:font-name-asian="Liberation Sans1" style:font-name-complex="Liberation Sans1"/>
    </style:style>
    <style:style style:name="ce18" style:family="table-cell" style:parent-style-name="Pivot_20_Table_20_Value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2.01pt solid #000000" fo:border-top="none" style:vertical-align="automatic"/>
      <style:paragraph-properties fo:text-align="center"/>
      <style:text-properties style:font-name="Liberation Sans1" style:font-name-asian="Liberation Sans1" style:font-name-complex="Liberation Sans1"/>
    </style:style>
    <style:style style:name="ce19" style:family="table-cell" style:parent-style-name="Pivot_20_Table_20_Value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2.01pt solid #000000" fo:border-top="none" style:vertical-align="automatic"/>
      <style:paragraph-properties fo:text-align="center"/>
      <style:text-properties style:font-name="Liberation Sans1" style:font-name-asian="Liberation Sans1" style:font-name-complex="Liberation Sans1"/>
    </style:style>
    <style:style style:name="ce20" style:family="table-cell" style:parent-style-name="Pivot_20_Table_20_Value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  <style:text-properties style:font-name="Liberation Sans1" style:font-name-asian="Liberation Sans1" style:font-name-complex="Liberation Sans1"/>
    </style:style>
    <style:style style:name="ce21" style:family="table-cell" style:parent-style-name="Pivot_20_Table_20_Result" style:data-style-name="N0">
      <style:table-cell-properties fo:border-bottom="2.01pt solid #000000" style:cell-protect="protected" style:print-content="true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fo:background-color="#ffff00"/>
      <style:text-properties fo:color="#990066"/>
    </style:style>
    <style:style style:name="gr1" style:family="graphic">
      <style:graphic-properties draw:ole-draw-aspect="1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" draw:style-name="gr1" svg:width="453pt" svg:height="255pt" svg:x="1815.76pt" svg:y="289.5pt">
            <draw:object draw:notify-on-update-of-ranges="Sheet1.J30:Sheet1.J107 Sheet1.K30:Sheet1.K10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5" table:default-cell-style-name="ce2"/>
        <table:table-column table:style-name="co1" table:default-cell-style-name="ce3"/>
        <table:table-column table:style-name="co10" table:default-cell-style-name="ce3"/>
        <table:table-column table:style-name="co11" table:default-cell-style-name="ce2"/>
        <table:table-column table:style-name="co12" table:number-columns-repeated="1003" table:default-cell-style-name="ce2"/>
        <table:table-row table:style-name="ro1">
          <table:table-cell table:style-name="ce1" office:value-type="string" calcext:value-type="string">
            <text:p>SPEECH ID</text:p>
          </table:table-cell>
          <table:table-cell table:style-name="ce1" office:value-type="string" calcext:value-type="string">
            <text:p>T(s) start time (millisec)</text:p>
          </table:table-cell>
          <table:table-cell table:style-name="ce1" office:value-type="string" calcext:value-type="string">
            <text:p>T(e) ending time (millisec)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Classificatio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 Class</text:p>
          </table:table-cell>
          <table:table-cell table:style-name="ce4" office:value-type="string" calcext:value-type="string">
            <text:p>Data Description:</text:p>
          </table:table-cell>
          <table:table-cell/>
          <table:table-cell table:style-name="ce6" office:value-type="string" calcext:value-type="string" table:number-columns-spanned="4" table:number-rows-spanned="1">
            <text:p>File: KATL-App-Final-All-Mar-19-2015-2200Z</text:p>
          </table:table-cell>
          <table:covered-table-cell table:number-columns-repeated="3"/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-0.040136" calcext:value-type="float">
            <text:p>-0.040136</text:p>
          </table:table-cell>
          <table:table-cell office:value-type="float" office:value="0.379365" calcext:value-type="float">
            <text:p>0.379365</text:p>
          </table:table-cell>
          <table:table-cell table:formula="of:=[.C2]-[.B2]" office:value-type="float" office:value="0.419501" calcext:value-type="float">
            <text:p>0.4195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1= FEMALE CONTROLLER</text:p>
          </table:table-cell>
          <table:table-cell table:number-columns-repeated="10"/>
          <table:table-cell table:style-name="ce13" office:value-type="string" calcext:value-type="string">
            <text:p>Classification</text:p>
          </table:table-cell>
          <table:table-cell table:style-name="ce17" office:value-type="string" calcext:value-type="string">
            <text:p>Count - Classification</text:p>
          </table:table-cell>
          <table:table-cell table:number-columns-repeated="100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0.638322" calcext:value-type="float">
            <text:p>0.638322</text:p>
          </table:table-cell>
          <table:table-cell office:value-type="float" office:value="4.559864" calcext:value-type="float">
            <text:p>4.559864</text:p>
          </table:table-cell>
          <table:table-cell table:formula="of:=[.C3]-[.B3]" office:value-type="float" office:value="3.921542" calcext:value-type="float">
            <text:p>3.92154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C2= MALE CONTROLLER</text:p>
          </table:table-cell>
          <table:table-cell/>
          <table:table-cell office:value-type="string" calcext:value-type="string">
            <text:p>Legend: C(n) = Airtraffic Controller, P(n) = Pilot, N = None (Noise)</text:p>
          </table:table-cell>
          <table:table-cell table:number-columns-repeated="5"/>
          <table:table-cell office:value-type="string" calcext:value-type="string">
            <text:p>Distrib:</text:p>
          </table:table-cell>
          <table:table-cell table:number-columns-repeated="2"/>
          <table:table-cell table:style-name="ce14" office:value-type="string" calcext:value-type="string">
            <text:p>P1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float" office:value="4.739002" calcext:value-type="float">
            <text:p>4.739002</text:p>
          </table:table-cell>
          <table:table-cell office:value-type="float" office:value="7.972109" calcext:value-type="float">
            <text:p>7.972109</text:p>
          </table:table-cell>
          <table:table-cell table:formula="of:=[.C4]-[.B4]" office:value-type="float" office:value="3.233107" calcext:value-type="float">
            <text:p>3.2331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3= FEMALE CONTROLLER</text:p>
          </table:table-cell>
          <table:table-cell table:number-columns-repeated="7"/>
          <table:table-cell table:formula="of:=COM.MICROSOFT.NORM.S.DIST([.D2:.D400];0)" office:value-type="float" office:value="0.00214325630218496" calcext:value-type="float">
            <text:p>0.0021432563</text:p>
          </table:table-cell>
          <table:table-cell table:number-columns-repeated="2"/>
          <table:table-cell table:style-name="ce14" office:value-type="string" calcext:value-type="string">
            <text:p>P1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9.897279" calcext:value-type="float">
            <text:p>9.897279</text:p>
          </table:table-cell>
          <table:table-cell office:value-type="float" office:value="12.541723" calcext:value-type="float">
            <text:p>12.541723</text:p>
          </table:table-cell>
          <table:table-cell table:formula="of:=[.C5]-[.B5]" office:value-type="float" office:value="2.644444" calcext:value-type="float">
            <text:p>2.6444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P1= OCEAN AIR6301</text:p>
          </table:table-cell>
          <table:table-cell/>
          <table:table-cell office:value-type="string" calcext:value-type="string">
            <text:p>Min= 0,109977</text:p>
          </table:table-cell>
          <table:table-cell table:number-columns-repeated="2"/>
          <table:table-cell office:value-type="string" calcext:value-type="string">
            <text:p>A1:A1048576</text:p>
          </table:table-cell>
          <table:table-cell table:number-columns-repeated="2"/>
          <table:table-cell table:formula="of:=COM.MICROSOFT.RANK.AVG(ABS([.D2:.D400]);[.E2:.E400];1)" office:value-type="string" office:string-value="" calcext:value-type="error">
            <text:p>#VALUE!</text:p>
          </table:table-cell>
          <table:table-cell table:number-columns-repeated="2"/>
          <table:table-cell table:style-name="ce14" office:value-type="string" calcext:value-type="string">
            <text:p>P1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float" office:value="14.496825" calcext:value-type="float">
            <text:p>14.496825</text:p>
          </table:table-cell>
          <table:table-cell office:value-type="float" office:value="20.343991" calcext:value-type="float">
            <text:p>20.343991</text:p>
          </table:table-cell>
          <table:table-cell table:formula="of:=[.C6]-[.B6]" office:value-type="float" office:value="5.847166" calcext:value-type="float">
            <text:p>5.8471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2= OCEAN AIR6327</text:p>
          </table:table-cell>
          <table:table-cell/>
          <table:table-cell office:value-type="string" calcext:value-type="string">
            <text:p>Max= 15,495011</text:p>
          </table:table-cell>
          <table:table-cell table:number-columns-repeated="5"/>
          <table:table-cell table:formula="of:=EXPONDIST(ABS([.D2:.D400]);1;1)" office:value-type="float" office:value="0.997111927631729" calcext:value-type="float">
            <text:p>0.9971119276</text:p>
          </table:table-cell>
          <table:table-cell table:number-columns-repeated="2"/>
          <table:table-cell table:style-name="ce14" office:value-type="string" calcext:value-type="string">
            <text:p>P19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20.732653" calcext:value-type="float">
            <text:p>20.732653</text:p>
          </table:table-cell>
          <table:table-cell office:value-type="float" office:value="24.324943" calcext:value-type="float">
            <text:p>24.324943</text:p>
          </table:table-cell>
          <table:table-cell table:formula="of:=[.C7]-[.B7]" office:value-type="float" office:value="3.59229" calcext:value-type="float">
            <text:p>3.592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3=TAM3290</text:p>
          </table:table-cell>
          <table:table-cell/>
          <table:table-cell office:value-type="string" calcext:value-type="string">
            <text:p>N= 399</text:p>
          </table:table-cell>
          <table:table-cell table:number-columns-repeated="2"/>
          <table:table-cell office:value-type="string" calcext:value-type="string">
            <text:p>D1:D1048576</text:p>
          </table:table-cell>
          <table:table-cell table:number-columns-repeated="2"/>
          <table:table-cell table:formula="of:=normt18:v25.dist([.E2:.E400];[.K12];[.K15];1)" office:value-type="string" office:string-value="" calcext:value-type="error">
            <text:p>#NAME?</text:p>
          </table:table-cell>
          <table:table-cell table:number-columns-repeated="2"/>
          <table:table-cell table:style-name="ce14" office:value-type="string" calcext:value-type="string">
            <text:p>P2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24.384354" calcext:value-type="float">
            <text:p>24.384354</text:p>
          </table:table-cell>
          <table:table-cell office:value-type="float" office:value="26.549887" calcext:value-type="float">
            <text:p>26.549887</text:p>
          </table:table-cell>
          <table:table-cell table:formula="of:=[.C8]-[.B8]" office:value-type="float" office:value="2.165533" calcext:value-type="float">
            <text:p>2.1655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4=TAM3721</text:p>
          </table:table-cell>
          <table:table-cell table:number-columns-repeated="7"/>
          <table:table-cell table:formula="of:=NORMDIST([.S18:.Y40];[.N14];[.K15];1)" office:value-type="string" office:string-value="" calcext:value-type="error">
            <text:p>#VALUE!</text:p>
          </table:table-cell>
          <table:table-cell table:number-columns-repeated="2"/>
          <table:table-cell table:style-name="ce14" office:value-type="string" calcext:value-type="string">
            <text:p>P2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28.435147" calcext:value-type="float">
            <text:p>28.435147</text:p>
          </table:table-cell>
          <table:table-cell office:value-type="float" office:value="30.281406" calcext:value-type="float">
            <text:p>30.281406</text:p>
          </table:table-cell>
          <table:table-cell table:formula="of:=[.C9]-[.B9]" office:value-type="float" office:value="1.846259" calcext:value-type="float">
            <text:p>1.8462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5=TAM4671</text:p>
          </table:table-cell>
          <table:table-cell table:number-columns-repeated="10"/>
          <table:table-cell table:style-name="ce14" office:value-type="string" calcext:value-type="string">
            <text:p>P29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30.570295" calcext:value-type="float">
            <text:p>30.570295</text:p>
          </table:table-cell>
          <table:table-cell office:value-type="float" office:value="32.685941" calcext:value-type="float">
            <text:p>32.685941</text:p>
          </table:table-cell>
          <table:table-cell table:formula="of:=[.C10]-[.B10]" office:value-type="float" office:value="2.115646" calcext:value-type="float">
            <text:p>2.1156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P6=TAM3148</text:p>
          </table:table-cell>
          <table:table-cell table:number-columns-repeated="10"/>
          <table:table-cell table:style-name="ce14" office:value-type="string" calcext:value-type="string">
            <text:p>P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office:value-type="float" office:value="32.934921" calcext:value-type="float">
            <text:p>32.934921</text:p>
          </table:table-cell>
          <table:table-cell office:value-type="float" office:value="38.492744" calcext:value-type="float">
            <text:p>38.492744</text:p>
          </table:table-cell>
          <table:table-cell table:formula="of:=[.C11]-[.B11]" office:value-type="float" office:value="5.557823" calcext:value-type="float">
            <text:p>5.5578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= OCEANAIR6375</text:p>
          </table:table-cell>
          <table:table-cell/>
          <table:table-cell table:style-name="ce7" office:value-type="string" calcext:value-type="string" table:number-columns-spanned="2" table:number-rows-spanned="1">
            <text:p>Statistical Analysis</text:p>
          </table:table-cell>
          <table:covered-table-cell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5"/>
          <table:table-cell table:style-name="ce14" office:value-type="string" calcext:value-type="string">
            <text:p>P3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float" office:value="38.951247" calcext:value-type="float">
            <text:p>38.951247</text:p>
          </table:table-cell>
          <table:table-cell office:value-type="float" office:value="44.080045" calcext:value-type="float">
            <text:p>44.080045</text:p>
          </table:table-cell>
          <table:table-cell table:formula="of:=[.C12]-[.B12]" office:value-type="float" office:value="5.128798" calcext:value-type="float">
            <text:p>5.1287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P8= TAM190</text:p>
          </table:table-cell>
          <table:table-cell/>
          <table:table-cell table:style-name="ce8" office:value-type="string" calcext:value-type="string">
            <text:p>Mean</text:p>
          </table:table-cell>
          <table:table-cell table:style-name="ce8" table:formula="of:=AVERAGE([.$D$2:.$D$356])" office:value-type="float" office:value="3.42037113802817" calcext:value-type="float">
            <text:p>3.420371138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style-name="ce14" office:value-type="string" calcext:value-type="string">
            <text:p>P3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office:value-type="float" office:value="55.184354" calcext:value-type="float">
            <text:p>55.184354</text:p>
          </table:table-cell>
          <table:table-cell office:value-type="float" office:value="57.639229" calcext:value-type="float">
            <text:p>57.639229</text:p>
          </table:table-cell>
          <table:table-cell table:formula="of:=[.C13]-[.B13]" office:value-type="float" office:value="2.454875" calcext:value-type="float">
            <text:p>2.454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P9= TAM3041</text:p>
          </table:table-cell>
          <table:table-cell/>
          <table:table-cell table:style-name="ce8" office:value-type="string" calcext:value-type="string">
            <text:p>Standard Error</text:p>
          </table:table-cell>
          <table:table-cell table:style-name="ce8" table:formula="of:=SQRT(VAR([.$D$2:.$D$356])/COUNT([.$D$2:.$D$356]))" office:value-type="float" office:value="0.117383798466419" calcext:value-type="float">
            <text:p>0.1173837985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3"/>
          <table:table-cell table:style-name="ce14" office:value-type="string" calcext:value-type="string">
            <text:p>P39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float" office:value="59.544444" calcext:value-type="float">
            <text:p>59.544444</text:p>
          </table:table-cell>
          <table:table-cell office:value-type="float" office:value="63.665533" calcext:value-type="float">
            <text:p>63.665533</text:p>
          </table:table-cell>
          <table:table-cell table:formula="of:=[.C14]-[.B14]" office:value-type="float" office:value="4.121089" calcext:value-type="float">
            <text:p>4.1210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0=OCEANAIR6234</text:p>
          </table:table-cell>
          <table:table-cell/>
          <table:table-cell table:style-name="ce8" office:value-type="string" calcext:value-type="string">
            <text:p>Mode</text:p>
          </table:table-cell>
          <table:table-cell table:style-name="ce8" table:formula="of:=MODE([.$D$2:.$D$356])" office:value-type="float" office:value="1.95600899999999" calcext:value-type="float">
            <text:p>1.956009</text:p>
          </table:table-cell>
          <table:table-cell/>
          <table:table-cell office:value-type="string" calcext:value-type="string">
            <text:p>Mean</text:p>
          </table:table-cell>
          <table:table-cell table:formula="of:=AVERAGE([Sheet1.$D$2:.$D$400])" office:value-type="float" office:value="3.42037113802817" calcext:value-type="float">
            <text:p>3.420371138</text:p>
          </table:table-cell>
          <table:table-cell table:formula="of:=AVERAGE([Sheet1.$A$1])" office:value-type="string" office:string-value="" calcext:value-type="error">
            <text:p>#DIV/0!</text:p>
          </table:table-cell>
          <table:table-cell table:number-columns-repeated="3"/>
          <table:table-cell table:style-name="ce14" office:value-type="string" calcext:value-type="string">
            <text:p>P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64.03424" calcext:value-type="float">
            <text:p>64.03424</text:p>
          </table:table-cell>
          <table:table-cell office:value-type="float" office:value="71.098639" calcext:value-type="float">
            <text:p>71.098639</text:p>
          </table:table-cell>
          <table:table-cell table:formula="of:=[.C15]-[.B15]" office:value-type="float" office:value="7.06439900000001" calcext:value-type="float">
            <text:p>7.0643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P11=TAM3303</text:p>
          </table:table-cell>
          <table:table-cell/>
          <table:table-cell table:style-name="ce8" office:value-type="string" calcext:value-type="string">
            <text:p>Median</text:p>
          </table:table-cell>
          <table:table-cell table:style-name="ce8" table:formula="of:=MEDIAN([.$D$2:.$D$356])" office:value-type="float" office:value="3.05351500000006" calcext:value-type="float">
            <text:p>3.053515</text:p>
          </table:table-cell>
          <table:table-cell/>
          <table:table-cell office:value-type="string" calcext:value-type="string">
            <text:p>Variance</text:p>
          </table:table-cell>
          <table:table-cell table:formula="of:=VAR([Sheet1.$D$2:.$D$400])" office:value-type="float" office:value="4.89152943055376" calcext:value-type="float">
            <text:p>4.8915294306</text:p>
          </table:table-cell>
          <table:table-cell table:formula="of:=VAR([Sheet1.$A$1])" office:value-type="string" office:string-value="" calcext:value-type="error">
            <text:p>#DIV/0!</text:p>
          </table:table-cell>
          <table:table-cell table:number-columns-repeated="3"/>
          <table:table-cell table:style-name="ce14" office:value-type="string" calcext:value-type="string">
            <text:p>P4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float" office:value="71.108163" calcext:value-type="float">
            <text:p>71.108163</text:p>
          </table:table-cell>
          <table:table-cell office:value-type="float" office:value="73.662812" calcext:value-type="float">
            <text:p>73.662812</text:p>
          </table:table-cell>
          <table:table-cell table:formula="of:=[.C16]-[.B16]" office:value-type="float" office:value="2.554649" calcext:value-type="float">
            <text:p>2.5546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12=GOL2088</text:p>
          </table:table-cell>
          <table:table-cell/>
          <table:table-cell table:style-name="ce8" office:value-type="string" calcext:value-type="string">
            <text:p>Variance</text:p>
          </table:table-cell>
          <table:table-cell table:style-name="ce8" table:formula="of:=VAR([.$D$2:.$D$356])" office:value-type="float" office:value="4.89152943055377" calcext:value-type="float">
            <text:p>4.8915294306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Sheet1.$D$2:.$D$400])" office:value-type="float" office:value="355" calcext:value-type="float">
            <text:p>355</text:p>
          </table:table-cell>
          <table:table-cell table:formula="of:=COUNT([Sheet1.$A$1])" office:value-type="float" office:value="0" calcext:value-type="float">
            <text:p>0</text:p>
          </table:table-cell>
          <table:table-cell table:number-columns-repeated="3"/>
          <table:table-cell table:style-name="ce14" office:value-type="string" calcext:value-type="string">
            <text:p>P4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73.752154" calcext:value-type="float">
            <text:p>73.752154</text:p>
          </table:table-cell>
          <table:table-cell office:value-type="float" office:value="74.371202" calcext:value-type="float">
            <text:p>74.371202</text:p>
          </table:table-cell>
          <table:table-cell table:formula="of:=[.C17]-[.B17]" office:value-type="float" office:value="0.619047999999992" calcext:value-type="float">
            <text:p>0.619048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style-name="ce5" office:value-type="string" calcext:value-type="string">
            <text:p>P13=AR</text:p>
          </table:table-cell>
          <table:table-cell/>
          <table:table-cell table:style-name="ce8" office:value-type="string" calcext:value-type="string">
            <text:p>Standard Deviation</text:p>
          </table:table-cell>
          <table:table-cell table:style-name="ce8" table:formula="of:=STDEV([.$D$2:.$D$356])" office:value-type="float" office:value="2.21168022791582" calcext:value-type="float">
            <text:p>2.2116802279</text:p>
          </table:table-cell>
          <table:table-cell/>
          <table:table-cell office:value-type="string" calcext:value-type="string">
            <text:p>df</text:p>
          </table:table-cell>
          <table:table-cell table:formula="of:=[Sheet1.$N$16] - 1" office:value-type="float" office:value="354" calcext:value-type="float">
            <text:p>354</text:p>
          </table:table-cell>
          <table:table-cell table:formula="of:=[Sheet1.$O$16] - 1" office:value-type="float" office:value="-1" calcext:value-type="float">
            <text:p>-1</text:p>
          </table:table-cell>
          <table:table-cell table:number-columns-repeated="3"/>
          <table:table-cell table:style-name="ce14" office:value-type="string" calcext:value-type="string">
            <text:p>P4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76.316327" calcext:value-type="float">
            <text:p>76.316327</text:p>
          </table:table-cell>
          <table:table-cell office:value-type="float" office:value="76.945351" calcext:value-type="float">
            <text:p>76.945351</text:p>
          </table:table-cell>
          <table:table-cell table:formula="of:=[.C18]-[.B18]" office:value-type="float" office:value="0.629024000000001" calcext:value-type="float">
            <text:p>0.6290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=TAM4675</text:p>
          </table:table-cell>
          <table:table-cell/>
          <table:table-cell table:style-name="ce8" office:value-type="string" calcext:value-type="string">
            <text:p>Kurtosis</text:p>
          </table:table-cell>
          <table:table-cell table:style-name="ce8" table:formula="of:=KURT([.$D$2:.$D$356])" office:value-type="float" office:value="4.81343699145295" calcext:value-type="float">
            <text:p>4.8134369915</text:p>
          </table:table-cell>
          <table:table-cell table:number-columns-repeated="7"/>
          <table:table-cell table:style-name="ce14" office:value-type="string" calcext:value-type="string">
            <text:p>P5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float" office:value="80.177551" calcext:value-type="float">
            <text:p>80.177551</text:p>
          </table:table-cell>
          <table:table-cell office:value-type="float" office:value="84.617914" calcext:value-type="float">
            <text:p>84.617914</text:p>
          </table:table-cell>
          <table:table-cell table:formula="of:=[.C19]-[.B19]" office:value-type="float" office:value="4.44036300000001" calcext:value-type="float">
            <text:p>4.4403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P15=TAM3241</text:p>
          </table:table-cell>
          <table:table-cell/>
          <table:table-cell table:style-name="ce8" office:value-type="string" calcext:value-type="string">
            <text:p>Skewness</text:p>
          </table:table-cell>
          <table:table-cell table:style-name="ce8" table:formula="of:=SKEW([.$D$2:.$D$356])" office:value-type="float" office:value="1.6035446559175" calcext:value-type="float">
            <text:p>1.6035446559</text:p>
          </table:table-cell>
          <table:table-cell table:number-columns-repeated="7"/>
          <table:table-cell table:style-name="ce14" office:value-type="string" calcext:value-type="string">
            <text:p>P4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float" office:value="84.966667" calcext:value-type="float">
            <text:p>84.966667</text:p>
          </table:table-cell>
          <table:table-cell office:value-type="float" office:value="85.615646" calcext:value-type="float">
            <text:p>85.615646</text:p>
          </table:table-cell>
          <table:table-cell table:formula="of:=[.C20]-[.B20]" office:value-type="float" office:value="0.648978999999997" calcext:value-type="float">
            <text:p>0.648979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style-name="ce5" office:value-type="string" calcext:value-type="string">
            <text:p>P16=FA2335</text:p>
          </table:table-cell>
          <table:table-cell/>
          <table:table-cell table:style-name="ce8" office:value-type="string" calcext:value-type="string">
            <text:p>Range</text:p>
          </table:table-cell>
          <table:table-cell table:style-name="ce8" table:formula="of:=MAX([.$D$2:.$D$356])-MIN([.$D$2:.$D$356])" office:value-type="float" office:value="15.2253959999998" calcext:value-type="float">
            <text:p>15.225396</text:p>
          </table:table-cell>
          <table:table-cell table:number-columns-repeated="7"/>
          <table:table-cell table:style-name="ce14" office:value-type="string" calcext:value-type="string">
            <text:p>P48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85.88458" calcext:value-type="float">
            <text:p>85.88458</text:p>
          </table:table-cell>
          <table:table-cell office:value-type="float" office:value="90.743991" calcext:value-type="float">
            <text:p>90.743991</text:p>
          </table:table-cell>
          <table:table-cell table:formula="of:=[.C21]-[.B21]" office:value-type="float" office:value="4.85941099999999" calcext:value-type="float">
            <text:p>4.8594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=AZUL5023</text:p>
          </table:table-cell>
          <table:table-cell/>
          <table:table-cell table:style-name="ce8" office:value-type="string" calcext:value-type="string">
            <text:p>Minimum</text:p>
          </table:table-cell>
          <table:table-cell table:style-name="ce8" table:formula="of:=MIN([.$D$2:.$D$356])" office:value-type="float" office:value="0.219955000000027" calcext:value-type="float">
            <text:p>0.219955</text:p>
          </table:table-cell>
          <table:table-cell table:number-columns-repeated="7"/>
          <table:table-cell table:style-name="ce14" office:value-type="string" calcext:value-type="string">
            <text:p>P5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float" office:value="90.982993" calcext:value-type="float">
            <text:p>90.982993</text:p>
          </table:table-cell>
          <table:table-cell office:value-type="float" office:value="94.854649" calcext:value-type="float">
            <text:p>94.854649</text:p>
          </table:table-cell>
          <table:table-cell table:formula="of:=[.C22]-[.B22]" office:value-type="float" office:value="3.871656" calcext:value-type="float">
            <text:p>3.8716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18=TAM3841</text:p>
          </table:table-cell>
          <table:table-cell/>
          <table:table-cell table:style-name="ce8" office:value-type="string" calcext:value-type="string">
            <text:p>Maximum</text:p>
          </table:table-cell>
          <table:table-cell table:style-name="ce8" table:formula="of:=MAX([.$D$2:.$D$356])" office:value-type="float" office:value="15.4453509999998" calcext:value-type="float">
            <text:p>15.445351</text:p>
          </table:table-cell>
          <table:table-cell table:number-columns-repeated="7"/>
          <table:table-cell table:style-name="ce14" office:value-type="string" calcext:value-type="string">
            <text:p>P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95.123583" calcext:value-type="float">
            <text:p>95.123583</text:p>
          </table:table-cell>
          <table:table-cell office:value-type="float" office:value="97.638322" calcext:value-type="float">
            <text:p>97.638322</text:p>
          </table:table-cell>
          <table:table-cell table:formula="of:=[.C23]-[.B23]" office:value-type="float" office:value="2.51473900000001" calcext:value-type="float">
            <text:p>2.5147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9=ARBHB</text:p>
          </table:table-cell>
          <table:table-cell/>
          <table:table-cell table:style-name="ce8" office:value-type="string" calcext:value-type="string">
            <text:p>Sum</text:p>
          </table:table-cell>
          <table:table-cell table:style-name="ce8" table:formula="of:=SUM([.$D$2:.$D$356])" office:value-type="float" office:value="1214.231754" calcext:value-type="float">
            <text:p>1214.231754</text:p>
          </table:table-cell>
          <table:table-cell table:number-columns-repeated="7"/>
          <table:table-cell table:style-name="ce14" office:value-type="string" calcext:value-type="string">
            <text:p>P16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float" office:value="97.917234" calcext:value-type="float">
            <text:p>97.917234</text:p>
          </table:table-cell>
          <table:table-cell office:value-type="float" office:value="98.416553" calcext:value-type="float">
            <text:p>98.416553</text:p>
          </table:table-cell>
          <table:table-cell table:formula="of:=[.C24]-[.B24]" office:value-type="float" office:value="0.499319" calcext:value-type="float">
            <text:p>0.4993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0=ARSFN</text:p>
          </table:table-cell>
          <table:table-cell/>
          <table:table-cell table:style-name="ce8" office:value-type="string" calcext:value-type="string">
            <text:p>Count</text:p>
          </table:table-cell>
          <table:table-cell table:style-name="ce8" table:formula="of:=COUNT([.$D$2:.$D$356])" office:value-type="float" office:value="355" calcext:value-type="float">
            <text:p>355</text:p>
          </table:table-cell>
          <table:table-cell table:number-columns-repeated="7"/>
          <table:table-cell table:style-name="ce14" office:value-type="string" calcext:value-type="string">
            <text:p>P2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99.314059" calcext:value-type="float">
            <text:p>99.314059</text:p>
          </table:table-cell>
          <table:table-cell office:value-type="float" office:value="100.202494" calcext:value-type="float">
            <text:p>100.202494</text:p>
          </table:table-cell>
          <table:table-cell table:formula="of:=[.C25]-[.B25]" office:value-type="float" office:value="0.888435000000001" calcext:value-type="float">
            <text:p>0.8884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1=TAM3841</text:p>
          </table:table-cell>
          <table:table-cell table:number-columns-repeated="10"/>
          <table:table-cell table:style-name="ce14" office:value-type="string" calcext:value-type="string">
            <text:p>P4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float" office:value="100.401587" calcext:value-type="float">
            <text:p>100.401587</text:p>
          </table:table-cell>
          <table:table-cell office:value-type="float" office:value="107.835147" calcext:value-type="float">
            <text:p>107.835147</text:p>
          </table:table-cell>
          <table:table-cell table:formula="of:=[.C26]-[.B26]" office:value-type="float" office:value="7.43356" calcext:value-type="float">
            <text:p>7.433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22=WJB</text:p>
          </table:table-cell>
          <table:table-cell table:number-columns-repeated="10"/>
          <table:table-cell table:style-name="ce14" office:value-type="string" calcext:value-type="string">
            <text:p>P4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109.690476" calcext:value-type="float">
            <text:p>109.690476</text:p>
          </table:table-cell>
          <table:table-cell office:value-type="float" office:value="111.935828" calcext:value-type="float">
            <text:p>111.935828</text:p>
          </table:table-cell>
          <table:table-cell table:formula="of:=[.C27]-[.B27]" office:value-type="float" office:value="2.245352" calcext:value-type="float">
            <text:p>2.2453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P23=ARHB</text:p>
          </table:table-cell>
          <table:table-cell table:number-columns-repeated="10"/>
          <table:table-cell table:style-name="ce14" office:value-type="string" calcext:value-type="string">
            <text:p>P5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float" office:value="121.194331" calcext:value-type="float">
            <text:p>121.194331</text:p>
          </table:table-cell>
          <table:table-cell office:value-type="float" office:value="123.369841" calcext:value-type="float">
            <text:p>123.369841</text:p>
          </table:table-cell>
          <table:table-cell table:formula="of:=[.C28]-[.B28]" office:value-type="float" office:value="2.17550999999999" calcext:value-type="float">
            <text:p>2.175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24=PTWJB</text:p>
          </table:table-cell>
          <table:table-cell/>
          <table:table-cell table:style-name="ce9" office:value-type="string" calcext:value-type="string" table:number-columns-spanned="3" table:number-rows-spanned="1">
            <text:p>Histogram data:</text:p>
          </table:table-cell>
          <table:covered-table-cell table:number-columns-repeated="2"/>
          <table:table-cell table:number-columns-repeated="6"/>
          <table:table-cell table:style-name="ce14" office:value-type="string" calcext:value-type="string">
            <text:p>P12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123.728571" calcext:value-type="float">
            <text:p>123.728571</text:p>
          </table:table-cell>
          <table:table-cell office:value-type="float" office:value="124.437415" calcext:value-type="float">
            <text:p>124.437415</text:p>
          </table:table-cell>
          <table:table-cell table:formula="of:=[.C29]-[.B29]" office:value-type="float" office:value="0.708843999999999" calcext:value-type="float">
            <text:p>0.7088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P25=TAM3327</text:p>
          </table:table-cell>
          <table:table-cell/>
          <table:table-cell table:style-name="ce10" office:value-type="string" calcext:value-type="string">
            <text:p>Classes BIN</text:p>
          </table:table-cell>
          <table:table-cell table:style-name="ce11" office:value-type="string" calcext:value-type="string">
            <text:p>Frequency</text:p>
          </table:table-cell>
          <table:table-cell table:style-name="ce12" office:value-type="string" calcext:value-type="string">
            <text:p>Labels</text:p>
          </table:table-cell>
          <table:table-cell table:number-columns-repeated="6"/>
          <table:table-cell table:style-name="ce14" office:value-type="string" calcext:value-type="string">
            <text:p>P37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float" office:value="125.125397" calcext:value-type="float">
            <text:p>125.125397</text:p>
          </table:table-cell>
          <table:table-cell office:value-type="float" office:value="125.405215" calcext:value-type="float">
            <text:p>125.405215</text:p>
          </table:table-cell>
          <table:table-cell table:formula="of:=[.C30]-[.B30]" office:value-type="float" office:value="0.279817999999992" calcext:value-type="float">
            <text:p>0.2798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26=331???</text:p>
          </table:table-cell>
          <table:table-cell/>
          <table:table-cell office:value-type="float" office:value="0.100001" calcext:value-type="float">
            <text:p>0.100001</text:p>
          </table:table-cell>
          <table:table-cell table:number-matrix-columns-spanned="1" table:number-matrix-rows-spanned="79" table:formula="of:=FREQUENCY([.D2:.D400];[.J30:.J107])" office:value-type="float" office:value="0" calcext:value-type="float">
            <text:p>0</text:p>
          </table:table-cell>
          <table:table-cell table:style-name="ce5" office:value-type="string" calcext:value-type="string">
            <text:p>C1</text:p>
          </table:table-cell>
          <table:table-cell table:number-columns-repeated="6"/>
          <table:table-cell table:style-name="ce14" office:value-type="string" calcext:value-type="string">
            <text:p>P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126.781633" calcext:value-type="float">
            <text:p>126.781633</text:p>
          </table:table-cell>
          <table:table-cell office:value-type="float" office:value="130.972562" calcext:value-type="float">
            <text:p>130.972562</text:p>
          </table:table-cell>
          <table:table-cell table:formula="of:=[.C31]-[.B31]" office:value-type="float" office:value="4.19092900000001" calcext:value-type="float">
            <text:p>4.1909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P27=TAM6327</text:p>
          </table:table-cell>
          <table:table-cell/>
          <table:table-cell office:value-type="float" office:value="0.300001" calcext:value-type="float">
            <text:p>0.30000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C2</text:p>
          </table:table-cell>
          <table:table-cell table:number-columns-repeated="6"/>
          <table:table-cell table:style-name="ce14" office:value-type="string" calcext:value-type="string">
            <text:p>P2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float" office:value="131.580726" calcext:value-type="float">
            <text:p>131.580726</text:p>
          </table:table-cell>
          <table:table-cell office:value-type="float" office:value="136.739456" calcext:value-type="float">
            <text:p>136.739456</text:p>
          </table:table-cell>
          <table:table-cell table:formula="of:=[.C32]-[.B32]" office:value-type="float" office:value="5.15872999999999" calcext:value-type="float">
            <text:p>5.158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28=TAM2089</text:p>
          </table:table-cell>
          <table:table-cell/>
          <table:table-cell office:value-type="float" office:value="0.500001" calcext:value-type="float">
            <text:p>0.50000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C3</text:p>
          </table:table-cell>
          <table:table-cell table:number-columns-repeated="6"/>
          <table:table-cell table:style-name="ce14" office:value-type="string" calcext:value-type="string">
            <text:p>P2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float" office:value="138.604762" calcext:value-type="float">
            <text:p>138.604762</text:p>
          </table:table-cell>
          <table:table-cell office:value-type="float" office:value="139.982086" calcext:value-type="float">
            <text:p>139.982086</text:p>
          </table:table-cell>
          <table:table-cell table:formula="of:=[.C33]-[.B33]" office:value-type="float" office:value="1.37732400000002" calcext:value-type="float">
            <text:p>1.3773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P29=240??????</text:p>
          </table:table-cell>
          <table:table-cell/>
          <table:table-cell office:value-type="float" office:value="0.700001" calcext:value-type="float">
            <text:p>0.700001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1</text:p>
          </table:table-cell>
          <table:table-cell table:number-columns-repeated="6"/>
          <table:table-cell table:style-name="ce14" office:value-type="string" calcext:value-type="string">
            <text:p>P38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float" office:value="140.380726" calcext:value-type="float">
            <text:p>140.380726</text:p>
          </table:table-cell>
          <table:table-cell office:value-type="float" office:value="143.873243" calcext:value-type="float">
            <text:p>143.873243</text:p>
          </table:table-cell>
          <table:table-cell table:formula="of:=[.C34]-[.B34]" office:value-type="float" office:value="3.49251699999999" calcext:value-type="float">
            <text:p>3.4925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30=1018????</text:p>
          </table:table-cell>
          <table:table-cell/>
          <table:table-cell office:value-type="float" office:value="0.900001" calcext:value-type="float">
            <text:p>0.900001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P2</text:p>
          </table:table-cell>
          <table:table-cell table:number-columns-repeated="6"/>
          <table:table-cell table:style-name="ce14" office:value-type="string" calcext:value-type="string">
            <text:p>P4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144.750794" calcext:value-type="float">
            <text:p>144.750794</text:p>
          </table:table-cell>
          <table:table-cell office:value-type="float" office:value="149.909524" calcext:value-type="float">
            <text:p>149.909524</text:p>
          </table:table-cell>
          <table:table-cell table:formula="of:=[.C35]-[.B35]" office:value-type="float" office:value="5.15872999999999" calcext:value-type="float">
            <text:p>5.158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P31=3801????</text:p>
          </table:table-cell>
          <table:table-cell/>
          <table:table-cell office:value-type="float" office:value="1.100001" calcext:value-type="float">
            <text:p>1.100001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P3</text:p>
          </table:table-cell>
          <table:table-cell table:number-columns-repeated="6"/>
          <table:table-cell table:style-name="ce14" office:value-type="string" calcext:value-type="string">
            <text:p>P1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float" office:value="150.268254" calcext:value-type="float">
            <text:p>150.268254</text:p>
          </table:table-cell>
          <table:table-cell office:value-type="float" office:value="153.750794" calcext:value-type="float">
            <text:p>153.750794</text:p>
          </table:table-cell>
          <table:table-cell table:formula="of:=[.C36]-[.B36]" office:value-type="float" office:value="3.48254" calcext:value-type="float">
            <text:p>3.48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32=TAM3553</text:p>
          </table:table-cell>
          <table:table-cell/>
          <table:table-cell office:value-type="float" office:value="1.300001" calcext:value-type="float">
            <text:p>1.300001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P4</text:p>
          </table:table-cell>
          <table:table-cell table:number-columns-repeated="6"/>
          <table:table-cell table:style-name="ce14" office:value-type="string" calcext:value-type="string">
            <text:p>P32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153.959864" calcext:value-type="float">
            <text:p>153.959864</text:p>
          </table:table-cell>
          <table:table-cell office:value-type="float" office:value="154.499093" calcext:value-type="float">
            <text:p>154.499093</text:p>
          </table:table-cell>
          <table:table-cell table:formula="of:=[.C37]-[.B37]" office:value-type="float" office:value="0.539228999999978" calcext:value-type="float">
            <text:p>0.5392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P33=FA001</text:p>
          </table:table-cell>
          <table:table-cell/>
          <table:table-cell office:value-type="float" office:value="1.500001" calcext:value-type="float">
            <text:p>1.500001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P5</text:p>
          </table:table-cell>
          <table:table-cell table:number-columns-repeated="6"/>
          <table:table-cell table:style-name="ce14" office:value-type="string" calcext:value-type="string">
            <text:p>P45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float" office:value="155.965306" calcext:value-type="float">
            <text:p>155.965306</text:p>
          </table:table-cell>
          <table:table-cell office:value-type="float" office:value="159.537642" calcext:value-type="float">
            <text:p>159.537642</text:p>
          </table:table-cell>
          <table:table-cell table:formula="of:=[.C38]-[.B38]" office:value-type="float" office:value="3.57233600000001" calcext:value-type="float">
            <text:p>3.572336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style-name="ce5" office:value-type="string" calcext:value-type="string">
            <text:p>P34=H510????</text:p>
          </table:table-cell>
          <table:table-cell/>
          <table:table-cell office:value-type="float" office:value="1.700001" calcext:value-type="float">
            <text:p>1.700001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P6</text:p>
          </table:table-cell>
          <table:table-cell table:number-columns-repeated="6"/>
          <table:table-cell table:style-name="ce14" office:value-type="string" calcext:value-type="string">
            <text:p>P36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159.706803" calcext:value-type="float">
            <text:p>159.706803</text:p>
          </table:table-cell>
          <table:table-cell office:value-type="float" office:value="162.610658" calcext:value-type="float">
            <text:p>162.610658</text:p>
          </table:table-cell>
          <table:table-cell table:formula="of:=[.C39]-[.B39]" office:value-type="float" office:value="2.90385499999999" calcext:value-type="float">
            <text:p>2.9038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35=AZUL9031</text:p>
          </table:table-cell>
          <table:table-cell/>
          <table:table-cell office:value-type="float" office:value="1.900001" calcext:value-type="float">
            <text:p>1.900001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7</text:p>
          </table:table-cell>
          <table:table-cell table:number-columns-repeated="6"/>
          <table:table-cell table:style-name="ce14" office:value-type="string" calcext:value-type="string">
            <text:p>P18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float" office:value="162.709977" calcext:value-type="float">
            <text:p>162.709977</text:p>
          </table:table-cell>
          <table:table-cell office:value-type="float" office:value="164.735828" calcext:value-type="float">
            <text:p>164.735828</text:p>
          </table:table-cell>
          <table:table-cell table:formula="of:=[.C40]-[.B40]" office:value-type="float" office:value="2.02585099999999" calcext:value-type="float">
            <text:p>2.0258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36=GOL1535</text:p>
          </table:table-cell>
          <table:table-cell/>
          <table:table-cell office:value-type="float" office:value="2.100001" calcext:value-type="float">
            <text:p>2.100001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8</text:p>
          </table:table-cell>
          <table:table-cell table:number-columns-repeated="6"/>
          <table:table-cell table:style-name="ce14" office:value-type="string" calcext:value-type="string">
            <text:p>P33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167.050113" calcext:value-type="float">
            <text:p>167.050113</text:p>
          </table:table-cell>
          <table:table-cell office:value-type="float" office:value="168.756689" calcext:value-type="float">
            <text:p>168.756689</text:p>
          </table:table-cell>
          <table:table-cell table:formula="of:=[.C41]-[.B41]" office:value-type="float" office:value="1.70657599999998" calcext:value-type="float">
            <text:p>1.7065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P37=AIRBUS058</text:p>
          </table:table-cell>
          <table:table-cell/>
          <table:table-cell office:value-type="float" office:value="2.300001" calcext:value-type="float">
            <text:p>2.300001</text:p>
          </table:table-cell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P9</text:p>
          </table:table-cell>
          <table:table-cell table:number-columns-repeated="6"/>
          <table:table-cell table:style-name="ce14" office:value-type="string" calcext:value-type="string">
            <text:p>P35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float" office:value="171.110884" calcext:value-type="float">
            <text:p>171.110884</text:p>
          </table:table-cell>
          <table:table-cell office:value-type="float" office:value="175.69093" calcext:value-type="float">
            <text:p>175.69093</text:p>
          </table:table-cell>
          <table:table-cell table:formula="of:=[.C42]-[.B42]" office:value-type="float" office:value="4.58004600000001" calcext:value-type="float">
            <text:p>4.5800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38=TAM3587</text:p>
          </table:table-cell>
          <table:table-cell/>
          <table:table-cell office:value-type="float" office:value="2.500001" calcext:value-type="float">
            <text:p>2.500001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P10</text:p>
          </table:table-cell>
          <table:table-cell table:number-columns-repeated="6"/>
          <table:table-cell table:style-name="ce14" office:value-type="string" calcext:value-type="string">
            <text:p>P24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175.9" calcext:value-type="float">
            <text:p>175.9</text:p>
          </table:table-cell>
          <table:table-cell office:value-type="float" office:value="180.420181" calcext:value-type="float">
            <text:p>180.420181</text:p>
          </table:table-cell>
          <table:table-cell table:formula="of:=[.C43]-[.B43]" office:value-type="float" office:value="4.52018100000001" calcext:value-type="float">
            <text:p>4.520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39= 344???</text:p>
          </table:table-cell>
          <table:table-cell/>
          <table:table-cell office:value-type="float" office:value="2.700001" calcext:value-type="float">
            <text:p>2.700001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P11</text:p>
          </table:table-cell>
          <table:table-cell table:number-columns-repeated="6"/>
          <table:table-cell table:style-name="ce14" office:value-type="string" calcext:value-type="string">
            <text:p>P11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1004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float" office:value="195.166213" calcext:value-type="float">
            <text:p>195.166213</text:p>
          </table:table-cell>
          <table:table-cell office:value-type="float" office:value="199.826077" calcext:value-type="float">
            <text:p>199.826077</text:p>
          </table:table-cell>
          <table:table-cell table:formula="of:=[.C44]-[.B44]" office:value-type="float" office:value="4.659864" calcext:value-type="float">
            <text:p>4.6598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40=GOL1253</text:p>
          </table:table-cell>
          <table:table-cell/>
          <table:table-cell office:value-type="float" office:value="2.900001" calcext:value-type="float">
            <text:p>2.90000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P12</text:p>
          </table:table-cell>
          <table:table-cell table:number-columns-repeated="6"/>
          <table:table-cell table:style-name="ce15" office:value-type="string" calcext:value-type="string">
            <text:p>C1</text:p>
          </table:table-cell>
          <table:table-cell table:style-name="ce20" office:value-type="float" office:value="58" calcext:value-type="float">
            <text:p>58</text:p>
          </table:table-cell>
          <table:table-cell table:number-columns-repeated="1004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200.563946" calcext:value-type="float">
            <text:p>200.563946</text:p>
          </table:table-cell>
          <table:table-cell office:value-type="float" office:value="203.677324" calcext:value-type="float">
            <text:p>203.677324</text:p>
          </table:table-cell>
          <table:table-cell table:formula="of:=[.C45]-[.B45]" office:value-type="float" office:value="3.11337800000001" calcext:value-type="float">
            <text:p>3.113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41=TAM3727</text:p>
          </table:table-cell>
          <table:table-cell/>
          <table:table-cell office:value-type="float" office:value="3.100001" calcext:value-type="float">
            <text:p>3.100001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P13</text:p>
          </table:table-cell>
          <table:table-cell table:number-columns-repeated="6"/>
          <table:table-cell table:style-name="ce14" office:value-type="string" calcext:value-type="string">
            <text:p>C2</text:p>
          </table:table-cell>
          <table:table-cell table:style-name="ce18" office:value-type="float" office:value="59" calcext:value-type="float">
            <text:p>59</text:p>
          </table:table-cell>
          <table:table-cell table:number-columns-repeated="1004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float" office:value="204.12585" calcext:value-type="float">
            <text:p>204.12585</text:p>
          </table:table-cell>
          <table:table-cell office:value-type="float" office:value="211.70907" calcext:value-type="float">
            <text:p>211.70907</text:p>
          </table:table-cell>
          <table:table-cell table:formula="of:=[.C46]-[.B46]" office:value-type="float" office:value="7.58321999999998" calcext:value-type="float">
            <text:p>7.583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42=AZUL4329</text:p>
          </table:table-cell>
          <table:table-cell/>
          <table:table-cell office:value-type="float" office:value="3.300001" calcext:value-type="float">
            <text:p>3.300001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P14</text:p>
          </table:table-cell>
          <table:table-cell table:number-columns-repeated="6"/>
          <table:table-cell table:style-name="ce14" office:value-type="string" calcext:value-type="string">
            <text:p>C3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213.045578" calcext:value-type="float">
            <text:p>213.045578</text:p>
          </table:table-cell>
          <table:table-cell office:value-type="float" office:value="216.198866" calcext:value-type="float">
            <text:p>216.198866</text:p>
          </table:table-cell>
          <table:table-cell table:formula="of:=[.C47]-[.B47]" office:value-type="float" office:value="3.153288" calcext:value-type="float">
            <text:p>3.1532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43=TAM3861</text:p>
          </table:table-cell>
          <table:table-cell/>
          <table:table-cell office:value-type="float" office:value="3.500001" calcext:value-type="float">
            <text:p>3.500001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P15</text:p>
          </table:table-cell>
          <table:table-cell table:number-columns-repeated="6"/>
          <table:table-cell table:style-name="ce14" office:value-type="string" calcext:value-type="string">
            <text:p>N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1004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float" office:value="216.407937" calcext:value-type="float">
            <text:p>216.407937</text:p>
          </table:table-cell>
          <table:table-cell office:value-type="float" office:value="221.796145" calcext:value-type="float">
            <text:p>221.796145</text:p>
          </table:table-cell>
          <table:table-cell table:formula="of:=[.C48]-[.B48]" office:value-type="float" office:value="5.38820799999999" calcext:value-type="float">
            <text:p>5.3882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44=PTRQI</text:p>
          </table:table-cell>
          <table:table-cell/>
          <table:table-cell office:value-type="float" office:value="3.700001" calcext:value-type="float">
            <text:p>3.700001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P16</text:p>
          </table:table-cell>
          <table:table-cell table:number-columns-repeated="6"/>
          <table:table-cell table:style-name="ce16" office:value-type="string" calcext:value-type="string">
            <text:p>Total Result</text:p>
          </table:table-cell>
          <table:table-cell table:style-name="ce21" office:value-type="float" office:value="399" calcext:value-type="float">
            <text:p>399</text:p>
          </table:table-cell>
          <table:table-cell table:number-columns-repeated="100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221.835601" calcext:value-type="float">
            <text:p>221.835601</text:p>
          </table:table-cell>
          <table:table-cell office:value-type="float" office:value="222.973469" calcext:value-type="float">
            <text:p>222.973469</text:p>
          </table:table-cell>
          <table:table-cell table:formula="of:=[.C49]-[.B49]" office:value-type="float" office:value="1.137868" calcext:value-type="float">
            <text:p>1.1378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P45=R07</text:p>
          </table:table-cell>
          <table:table-cell/>
          <table:table-cell office:value-type="float" office:value="3.900001" calcext:value-type="float">
            <text:p>3.900001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P17</text:p>
          </table:table-cell>
          <table:table-cell table:number-columns-repeated="101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223.102721" calcext:value-type="float">
            <text:p>223.102721</text:p>
          </table:table-cell>
          <table:table-cell office:value-type="float" office:value="228.890023" calcext:value-type="float">
            <text:p>228.890023</text:p>
          </table:table-cell>
          <table:table-cell table:formula="of:=[.C50]-[.B50]" office:value-type="float" office:value="5.78730200000001" calcext:value-type="float">
            <text:p>5.7873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P46=81???</text:p>
          </table:table-cell>
          <table:table-cell/>
          <table:table-cell office:value-type="float" office:value="4.100001" calcext:value-type="float">
            <text:p>4.100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18</text:p>
          </table:table-cell>
          <table:table-cell table:number-columns-repeated="101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228.99932" calcext:value-type="float">
            <text:p>228.99932</text:p>
          </table:table-cell>
          <table:table-cell office:value-type="float" office:value="229.578458" calcext:value-type="float">
            <text:p>229.578458</text:p>
          </table:table-cell>
          <table:table-cell table:formula="of:=[.C51]-[.B51]" office:value-type="float" office:value="0.579138" calcext:value-type="float">
            <text:p>0.5791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47=OCEANAIR6171</text:p>
          </table:table-cell>
          <table:table-cell/>
          <table:table-cell office:value-type="float" office:value="4.300001" calcext:value-type="float">
            <text:p>4.30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19</text:p>
          </table:table-cell>
          <table:table-cell table:number-columns-repeated="101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232.072336" calcext:value-type="float">
            <text:p>232.072336</text:p>
          </table:table-cell>
          <table:table-cell office:value-type="float" office:value="237.779819" calcext:value-type="float">
            <text:p>237.779819</text:p>
          </table:table-cell>
          <table:table-cell table:formula="of:=[.C52]-[.B52]" office:value-type="float" office:value="5.707483" calcext:value-type="float">
            <text:p>5.707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P48=OCEANAIR6188</text:p>
          </table:table-cell>
          <table:table-cell/>
          <table:table-cell office:value-type="float" office:value="4.500001" calcext:value-type="float">
            <text:p>4.500001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P20</text:p>
          </table:table-cell>
          <table:table-cell table:number-columns-repeated="101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237.988889" calcext:value-type="float">
            <text:p>237.988889</text:p>
          </table:table-cell>
          <table:table-cell office:value-type="float" office:value="242.050113" calcext:value-type="float">
            <text:p>242.050113</text:p>
          </table:table-cell>
          <table:table-cell table:formula="of:=[.C53]-[.B53]" office:value-type="float" office:value="4.06122400000001" calcext:value-type="float">
            <text:p>4.0612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49=TAM3029</text:p>
          </table:table-cell>
          <table:table-cell/>
          <table:table-cell office:value-type="float" office:value="4.700001" calcext:value-type="float">
            <text:p>4.700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21</text:p>
          </table:table-cell>
          <table:table-cell table:number-columns-repeated="101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242.398866" calcext:value-type="float">
            <text:p>242.398866</text:p>
          </table:table-cell>
          <table:table-cell office:value-type="float" office:value="246.031066" calcext:value-type="float">
            <text:p>246.031066</text:p>
          </table:table-cell>
          <table:table-cell table:formula="of:=[.C54]-[.B54]" office:value-type="float" office:value="3.63220000000001" calcext:value-type="float">
            <text:p>3.63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P50=TAM3844</text:p>
          </table:table-cell>
          <table:table-cell/>
          <table:table-cell office:value-type="float" office:value="4.900001" calcext:value-type="float">
            <text:p>4.900001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P22</text:p>
          </table:table-cell>
          <table:table-cell table:number-columns-repeated="101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247.936281" calcext:value-type="float">
            <text:p>247.936281</text:p>
          </table:table-cell>
          <table:table-cell office:value-type="float" office:value="248.236054" calcext:value-type="float">
            <text:p>248.236054</text:p>
          </table:table-cell>
          <table:table-cell table:formula="of:=[.C55]-[.B55]" office:value-type="float" office:value="0.299772999999988" calcext:value-type="float">
            <text:p>0.2997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51=TAM3710</text:p>
          </table:table-cell>
          <table:table-cell/>
          <table:table-cell office:value-type="float" office:value="5.100001" calcext:value-type="float">
            <text:p>5.10000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23</text:p>
          </table:table-cell>
          <table:table-cell table:number-columns-repeated="101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248.475057" calcext:value-type="float">
            <text:p>248.475057</text:p>
          </table:table-cell>
          <table:table-cell office:value-type="float" office:value="251.748073" calcext:value-type="float">
            <text:p>251.748073</text:p>
          </table:table-cell>
          <table:table-cell table:formula="of:=[.C56]-[.B56]" office:value-type="float" office:value="3.27301600000001" calcext:value-type="float">
            <text:p>3.273016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5.300001" calcext:value-type="float">
            <text:p>5.300001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P24</text:p>
          </table:table-cell>
          <table:table-cell table:number-columns-repeated="101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253.663265" calcext:value-type="float">
            <text:p>253.663265</text:p>
          </table:table-cell>
          <table:table-cell office:value-type="float" office:value="254.920862" calcext:value-type="float">
            <text:p>254.920862</text:p>
          </table:table-cell>
          <table:table-cell table:formula="of:=[.C57]-[.B57]" office:value-type="float" office:value="1.257597" calcext:value-type="float">
            <text:p>1.2575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.500001" calcext:value-type="float">
            <text:p>5.500001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P25</text:p>
          </table:table-cell>
          <table:table-cell table:number-columns-repeated="101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255.35941" calcext:value-type="float">
            <text:p>255.35941</text:p>
          </table:table-cell>
          <table:table-cell office:value-type="float" office:value="258.442857" calcext:value-type="float">
            <text:p>258.442857</text:p>
          </table:table-cell>
          <table:table-cell table:formula="of:=[.C58]-[.B58]" office:value-type="float" office:value="3.08344700000001" calcext:value-type="float">
            <text:p>3.0834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.700001" calcext:value-type="float">
            <text:p>5.700001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P26</text:p>
          </table:table-cell>
          <table:table-cell table:number-columns-repeated="101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259.031066" calcext:value-type="float">
            <text:p>259.031066</text:p>
          </table:table-cell>
          <table:table-cell office:value-type="float" office:value="259.640136" calcext:value-type="float">
            <text:p>259.640136</text:p>
          </table:table-cell>
          <table:table-cell table:formula="of:=[.C59]-[.B59]" office:value-type="float" office:value="0.609069999999974" calcext:value-type="float">
            <text:p>0.609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.900001" calcext:value-type="float">
            <text:p>5.900001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P27</text:p>
          </table:table-cell>
          <table:table-cell table:number-columns-repeated="101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261.565306" calcext:value-type="float">
            <text:p>261.565306</text:p>
          </table:table-cell>
          <table:table-cell office:value-type="float" office:value="263.551247" calcext:value-type="float">
            <text:p>263.551247</text:p>
          </table:table-cell>
          <table:table-cell table:formula="of:=[.C60]-[.B60]" office:value-type="float" office:value="1.98594099999997" calcext:value-type="float">
            <text:p>1.985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.100001" calcext:value-type="float">
            <text:p>6.100001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P28</text:p>
          </table:table-cell>
          <table:table-cell table:number-columns-repeated="101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264.60839" calcext:value-type="float">
            <text:p>264.60839</text:p>
          </table:table-cell>
          <table:table-cell office:value-type="float" office:value="268.679592" calcext:value-type="float">
            <text:p>268.679592</text:p>
          </table:table-cell>
          <table:table-cell table:formula="of:=[.C61]-[.B61]" office:value-type="float" office:value="4.07120200000003" calcext:value-type="float">
            <text:p>4.071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.300001" calcext:value-type="float">
            <text:p>6.30000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29</text:p>
          </table:table-cell>
          <table:table-cell table:number-columns-repeated="101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268.978458" calcext:value-type="float">
            <text:p>268.978458</text:p>
          </table:table-cell>
          <table:table-cell office:value-type="float" office:value="270.764853" calcext:value-type="float">
            <text:p>270.764853</text:p>
          </table:table-cell>
          <table:table-cell table:formula="of:=[.C62]-[.B62]" office:value-type="float" office:value="1.78639500000003" calcext:value-type="float">
            <text:p>1.786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.500001" calcext:value-type="float">
            <text:p>6.50000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P30</text:p>
          </table:table-cell>
          <table:table-cell table:number-columns-repeated="101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275.543537" calcext:value-type="float">
            <text:p>275.543537</text:p>
          </table:table-cell>
          <table:table-cell office:value-type="float" office:value="278.337642" calcext:value-type="float">
            <text:p>278.337642</text:p>
          </table:table-cell>
          <table:table-cell table:formula="of:=[.C63]-[.B63]" office:value-type="float" office:value="2.794105" calcext:value-type="float">
            <text:p>2.794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.700001" calcext:value-type="float">
            <text:p>6.70000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31</text:p>
          </table:table-cell>
          <table:table-cell table:number-columns-repeated="101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278.566667" calcext:value-type="float">
            <text:p>278.566667</text:p>
          </table:table-cell>
          <table:table-cell office:value-type="float" office:value="280.363039" calcext:value-type="float">
            <text:p>280.363039</text:p>
          </table:table-cell>
          <table:table-cell table:formula="of:=[.C64]-[.B64]" office:value-type="float" office:value="1.79637200000002" calcext:value-type="float">
            <text:p>1.7963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.900001" calcext:value-type="float">
            <text:p>6.90000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32</text:p>
          </table:table-cell>
          <table:table-cell table:number-columns-repeated="101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285.031973" calcext:value-type="float">
            <text:p>285.031973</text:p>
          </table:table-cell>
          <table:table-cell office:value-type="float" office:value="290.659637" calcext:value-type="float">
            <text:p>290.659637</text:p>
          </table:table-cell>
          <table:table-cell table:formula="of:=[.C65]-[.B65]" office:value-type="float" office:value="5.62766399999998" calcext:value-type="float">
            <text:p>5.6276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7.100001" calcext:value-type="float">
            <text:p>7.10000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33</text:p>
          </table:table-cell>
          <table:table-cell table:number-columns-repeated="101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291.357596" calcext:value-type="float">
            <text:p>291.357596</text:p>
          </table:table-cell>
          <table:table-cell office:value-type="float" office:value="298.18254" calcext:value-type="float">
            <text:p>298.18254</text:p>
          </table:table-cell>
          <table:table-cell table:formula="of:=[.C66]-[.B66]" office:value-type="float" office:value="6.82494400000002" calcext:value-type="float">
            <text:p>6.8249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300001" calcext:value-type="float">
            <text:p>7.30000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34</text:p>
          </table:table-cell>
          <table:table-cell table:number-columns-repeated="101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320.591156" calcext:value-type="float">
            <text:p>320.591156</text:p>
          </table:table-cell>
          <table:table-cell office:value-type="float" office:value="325.420635" calcext:value-type="float">
            <text:p>325.420635</text:p>
          </table:table-cell>
          <table:table-cell table:formula="of:=[.C67]-[.B67]" office:value-type="float" office:value="4.82947899999999" calcext:value-type="float">
            <text:p>4.8294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500001" calcext:value-type="float">
            <text:p>7.50000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35</text:p>
          </table:table-cell>
          <table:table-cell table:number-columns-repeated="101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325.699546" calcext:value-type="float">
            <text:p>325.699546</text:p>
          </table:table-cell>
          <table:table-cell office:value-type="float" office:value="330.1" calcext:value-type="float">
            <text:p>330.1</text:p>
          </table:table-cell>
          <table:table-cell table:formula="of:=[.C68]-[.B68]" office:value-type="float" office:value="4.40045400000003" calcext:value-type="float">
            <text:p>4.4004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700001" calcext:value-type="float">
            <text:p>7.70000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36</text:p>
          </table:table-cell>
          <table:table-cell table:number-columns-repeated="101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330.269161" calcext:value-type="float">
            <text:p>330.269161</text:p>
          </table:table-cell>
          <table:table-cell office:value-type="float" office:value="333.133107" calcext:value-type="float">
            <text:p>333.133107</text:p>
          </table:table-cell>
          <table:table-cell table:formula="of:=[.C69]-[.B69]" office:value-type="float" office:value="2.863946" calcext:value-type="float">
            <text:p>2.8639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900001" calcext:value-type="float">
            <text:p>7.900001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37</text:p>
          </table:table-cell>
          <table:table-cell table:number-columns-repeated="101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333.342177" calcext:value-type="float">
            <text:p>333.342177</text:p>
          </table:table-cell>
          <table:table-cell office:value-type="float" office:value="335.65737" calcext:value-type="float">
            <text:p>335.65737</text:p>
          </table:table-cell>
          <table:table-cell table:formula="of:=[.C70]-[.B70]" office:value-type="float" office:value="2.31519300000002" calcext:value-type="float">
            <text:p>2.3151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.100001" calcext:value-type="float">
            <text:p>8.10000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38</text:p>
          </table:table-cell>
          <table:table-cell table:number-columns-repeated="101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335.86644" calcext:value-type="float">
            <text:p>335.86644</text:p>
          </table:table-cell>
          <table:table-cell office:value-type="float" office:value="342.511791" calcext:value-type="float">
            <text:p>342.511791</text:p>
          </table:table-cell>
          <table:table-cell table:formula="of:=[.C71]-[.B71]" office:value-type="float" office:value="6.64535100000001" calcext:value-type="float">
            <text:p>6.6453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8.300001" calcext:value-type="float">
            <text:p>8.300001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39</text:p>
          </table:table-cell>
          <table:table-cell table:number-columns-repeated="101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342.890476" calcext:value-type="float">
            <text:p>342.890476</text:p>
          </table:table-cell>
          <table:table-cell office:value-type="float" office:value="347.25102" calcext:value-type="float">
            <text:p>347.25102</text:p>
          </table:table-cell>
          <table:table-cell table:formula="of:=[.C72]-[.B72]" office:value-type="float" office:value="4.360544" calcext:value-type="float">
            <text:p>4.3605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.500001" calcext:value-type="float">
            <text:p>8.50000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P40</text:p>
          </table:table-cell>
          <table:table-cell table:number-columns-repeated="1012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347.400227" calcext:value-type="float">
            <text:p>347.400227</text:p>
          </table:table-cell>
          <table:table-cell office:value-type="float" office:value="361.398866" calcext:value-type="float">
            <text:p>361.398866</text:p>
          </table:table-cell>
          <table:table-cell table:formula="of:=[.C73]-[.B73]" office:value-type="float" office:value="13.998639" calcext:value-type="float">
            <text:p>13.9986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.700001" calcext:value-type="float">
            <text:p>8.70000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P41</text:p>
          </table:table-cell>
          <table:table-cell table:number-columns-repeated="101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373.071882" calcext:value-type="float">
            <text:p>373.071882</text:p>
          </table:table-cell>
          <table:table-cell office:value-type="float" office:value="374.868254" calcext:value-type="float">
            <text:p>374.868254</text:p>
          </table:table-cell>
          <table:table-cell table:formula="of:=[.C74]-[.B74]" office:value-type="float" office:value="1.79637199999996" calcext:value-type="float">
            <text:p>1.7963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.900001" calcext:value-type="float">
            <text:p>8.90000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P42</text:p>
          </table:table-cell>
          <table:table-cell table:number-columns-repeated="1012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383.308617" calcext:value-type="float">
            <text:p>383.308617</text:p>
          </table:table-cell>
          <table:table-cell office:value-type="float" office:value="388.068254" calcext:value-type="float">
            <text:p>388.068254</text:p>
          </table:table-cell>
          <table:table-cell table:formula="of:=[.C75]-[.B75]" office:value-type="float" office:value="4.759637" calcext:value-type="float">
            <text:p>4.7596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.100001" calcext:value-type="float">
            <text:p>9.10000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43</text:p>
          </table:table-cell>
          <table:table-cell table:number-columns-repeated="101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388.267347" calcext:value-type="float">
            <text:p>388.267347</text:p>
          </table:table-cell>
          <table:table-cell office:value-type="float" office:value="392.458277" calcext:value-type="float">
            <text:p>392.458277</text:p>
          </table:table-cell>
          <table:table-cell table:formula="of:=[.C76]-[.B76]" office:value-type="float" office:value="4.19093000000004" calcext:value-type="float">
            <text:p>4.190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.300001" calcext:value-type="float">
            <text:p>9.30000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44</text:p>
          </table:table-cell>
          <table:table-cell table:number-columns-repeated="101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394.343537" calcext:value-type="float">
            <text:p>394.343537</text:p>
          </table:table-cell>
          <table:table-cell office:value-type="float" office:value="395.042404" calcext:value-type="float">
            <text:p>395.042404</text:p>
          </table:table-cell>
          <table:table-cell table:formula="of:=[.C77]-[.B77]" office:value-type="float" office:value="0.69886699999995" calcext:value-type="float">
            <text:p>0.6988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.500001" calcext:value-type="float">
            <text:p>9.50000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45</text:p>
          </table:table-cell>
          <table:table-cell table:number-columns-repeated="101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395.34127" calcext:value-type="float">
            <text:p>395.34127</text:p>
          </table:table-cell>
          <table:table-cell office:value-type="float" office:value="397.676417" calcext:value-type="float">
            <text:p>397.676417</text:p>
          </table:table-cell>
          <table:table-cell table:formula="of:=[.C78]-[.B78]" office:value-type="float" office:value="2.33514700000001" calcext:value-type="float">
            <text:p>2.335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.700001" calcext:value-type="float">
            <text:p>9.70000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P46</text:p>
          </table:table-cell>
          <table:table-cell table:number-columns-repeated="1012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411.504535" calcext:value-type="float">
            <text:p>411.504535</text:p>
          </table:table-cell>
          <table:table-cell office:value-type="float" office:value="414.178912" calcext:value-type="float">
            <text:p>414.178912</text:p>
          </table:table-cell>
          <table:table-cell table:formula="of:=[.C79]-[.B79]" office:value-type="float" office:value="2.67437700000005" calcext:value-type="float">
            <text:p>2.674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.900001" calcext:value-type="float">
            <text:p>9.90000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P47</text:p>
          </table:table-cell>
          <table:table-cell table:number-columns-repeated="101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414.338095" calcext:value-type="float">
            <text:p>414.338095</text:p>
          </table:table-cell>
          <table:table-cell office:value-type="float" office:value="416.353968" calcext:value-type="float">
            <text:p>416.353968</text:p>
          </table:table-cell>
          <table:table-cell table:formula="of:=[.C80]-[.B80]" office:value-type="float" office:value="2.015873" calcext:value-type="float">
            <text:p>2.0158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100001" calcext:value-type="float">
            <text:p>10.10000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48</text:p>
          </table:table-cell>
          <table:table-cell table:number-columns-repeated="101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436.936735" calcext:value-type="float">
            <text:p>436.936735</text:p>
          </table:table-cell>
          <table:table-cell office:value-type="float" office:value="438.892744" calcext:value-type="float">
            <text:p>438.892744</text:p>
          </table:table-cell>
          <table:table-cell table:formula="of:=[.C81]-[.B81]" office:value-type="float" office:value="1.95600899999999" calcext:value-type="float">
            <text:p>1.956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0.300001" calcext:value-type="float">
            <text:p>10.30000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49</text:p>
          </table:table-cell>
          <table:table-cell table:number-columns-repeated="101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440.598413" calcext:value-type="float">
            <text:p>440.598413</text:p>
          </table:table-cell>
          <table:table-cell office:value-type="float" office:value="443.851474" calcext:value-type="float">
            <text:p>443.851474</text:p>
          </table:table-cell>
          <table:table-cell table:formula="of:=[.C82]-[.B82]" office:value-type="float" office:value="3.253061" calcext:value-type="float">
            <text:p>3.2530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.500001" calcext:value-type="float">
            <text:p>10.50000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P50</text:p>
          </table:table-cell>
          <table:table-cell table:number-columns-repeated="1012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445.686848" calcext:value-type="float">
            <text:p>445.686848</text:p>
          </table:table-cell>
          <table:table-cell office:value-type="float" office:value="449.029705" calcext:value-type="float">
            <text:p>449.029705</text:p>
          </table:table-cell>
          <table:table-cell table:formula="of:=[.C83]-[.B83]" office:value-type="float" office:value="3.34285699999998" calcext:value-type="float">
            <text:p>3.342857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0.700001" calcext:value-type="float">
            <text:p>10.70000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P51</text:p>
          </table:table-cell>
          <table:table-cell table:number-columns-repeated="101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450.895011" calcext:value-type="float">
            <text:p>450.895011</text:p>
          </table:table-cell>
          <table:table-cell office:value-type="float" office:value="456.881859" calcext:value-type="float">
            <text:p>456.881859</text:p>
          </table:table-cell>
          <table:table-cell table:formula="of:=[.C84]-[.B84]" office:value-type="float" office:value="5.98684800000001" calcext:value-type="float">
            <text:p>5.9868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.900001" calcext:value-type="float">
            <text:p>10.90000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458.896825" calcext:value-type="float">
            <text:p>458.896825</text:p>
          </table:table-cell>
          <table:table-cell office:value-type="float" office:value="459.146712" calcext:value-type="float">
            <text:p>459.146712</text:p>
          </table:table-cell>
          <table:table-cell table:formula="of:=[.C85]-[.B85]" office:value-type="float" office:value="0.249887000000001" calcext:value-type="float">
            <text:p>0.2498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.100001" calcext:value-type="float">
            <text:p>11.1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459.315873" calcext:value-type="float">
            <text:p>459.315873</text:p>
          </table:table-cell>
          <table:table-cell office:value-type="float" office:value="461.271882" calcext:value-type="float">
            <text:p>461.271882</text:p>
          </table:table-cell>
          <table:table-cell table:formula="of:=[.C86]-[.B86]" office:value-type="float" office:value="1.95600899999999" calcext:value-type="float">
            <text:p>1.956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.300001" calcext:value-type="float">
            <text:p>11.3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462.179365" calcext:value-type="float">
            <text:p>462.179365</text:p>
          </table:table-cell>
          <table:table-cell office:value-type="float" office:value="465.911338" calcext:value-type="float">
            <text:p>465.911338</text:p>
          </table:table-cell>
          <table:table-cell table:formula="of:=[.C87]-[.B87]" office:value-type="float" office:value="3.73197299999998" calcext:value-type="float">
            <text:p>3.7319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.500001" calcext:value-type="float">
            <text:p>11.5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466.240136" calcext:value-type="float">
            <text:p>466.240136</text:p>
          </table:table-cell>
          <table:table-cell office:value-type="float" office:value="466.889116" calcext:value-type="float">
            <text:p>466.889116</text:p>
          </table:table-cell>
          <table:table-cell table:formula="of:=[.C88]-[.B88]" office:value-type="float" office:value="0.648979999999995" calcext:value-type="float">
            <text:p>0.648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.700001" calcext:value-type="float">
            <text:p>11.7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468.824263" calcext:value-type="float">
            <text:p>468.824263</text:p>
          </table:table-cell>
          <table:table-cell office:value-type="float" office:value="469.662812" calcext:value-type="float">
            <text:p>469.662812</text:p>
          </table:table-cell>
          <table:table-cell table:formula="of:=[.C89]-[.B89]" office:value-type="float" office:value="0.838549" calcext:value-type="float">
            <text:p>0.838549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1.900001" calcext:value-type="float">
            <text:p>11.9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469.951701" calcext:value-type="float">
            <text:p>469.951701</text:p>
          </table:table-cell>
          <table:table-cell office:value-type="float" office:value="473.144898" calcext:value-type="float">
            <text:p>473.144898</text:p>
          </table:table-cell>
          <table:table-cell table:formula="of:=[.C90]-[.B90]" office:value-type="float" office:value="3.193197" calcext:value-type="float">
            <text:p>3.193197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2.100001" calcext:value-type="float">
            <text:p>12.1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479.370295" calcext:value-type="float">
            <text:p>479.370295</text:p>
          </table:table-cell>
          <table:table-cell office:value-type="float" office:value="482.264172" calcext:value-type="float">
            <text:p>482.264172</text:p>
          </table:table-cell>
          <table:table-cell table:formula="of:=[.C91]-[.B91]" office:value-type="float" office:value="2.89387699999997" calcext:value-type="float">
            <text:p>2.8938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.300001" calcext:value-type="float">
            <text:p>12.3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484.19932" calcext:value-type="float">
            <text:p>484.19932</text:p>
          </table:table-cell>
          <table:table-cell office:value-type="float" office:value="484.978005" calcext:value-type="float">
            <text:p>484.978005</text:p>
          </table:table-cell>
          <table:table-cell table:formula="of:=[.C92]-[.B92]" office:value-type="float" office:value="0.778684999999996" calcext:value-type="float">
            <text:p>0.7786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2.500001" calcext:value-type="float">
            <text:p>12.5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485.516327" calcext:value-type="float">
            <text:p>485.516327</text:p>
          </table:table-cell>
          <table:table-cell office:value-type="float" office:value="488.360317" calcext:value-type="float">
            <text:p>488.360317</text:p>
          </table:table-cell>
          <table:table-cell table:formula="of:=[.C93]-[.B93]" office:value-type="float" office:value="2.84399000000002" calcext:value-type="float">
            <text:p>2.843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.700001" calcext:value-type="float">
            <text:p>12.7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488.689116" calcext:value-type="float">
            <text:p>488.689116</text:p>
          </table:table-cell>
          <table:table-cell office:value-type="float" office:value="490.92449" calcext:value-type="float">
            <text:p>490.92449</text:p>
          </table:table-cell>
          <table:table-cell table:formula="of:=[.C94]-[.B94]" office:value-type="float" office:value="2.23537399999998" calcext:value-type="float">
            <text:p>2.235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.900001" calcext:value-type="float">
            <text:p>12.9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491.02381" calcext:value-type="float">
            <text:p>491.02381</text:p>
          </table:table-cell>
          <table:table-cell office:value-type="float" office:value="497.529478" calcext:value-type="float">
            <text:p>497.529478</text:p>
          </table:table-cell>
          <table:table-cell table:formula="of:=[.C95]-[.B95]" office:value-type="float" office:value="6.50566799999996" calcext:value-type="float">
            <text:p>6.5056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3.100001" calcext:value-type="float">
            <text:p>13.1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497.898186" calcext:value-type="float">
            <text:p>497.898186</text:p>
          </table:table-cell>
          <table:table-cell office:value-type="float" office:value="503.645578" calcext:value-type="float">
            <text:p>503.645578</text:p>
          </table:table-cell>
          <table:table-cell table:formula="of:=[.C96]-[.B96]" office:value-type="float" office:value="5.74739199999999" calcext:value-type="float">
            <text:p>5.7473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300001" calcext:value-type="float">
            <text:p>13.3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505.530839" calcext:value-type="float">
            <text:p>505.530839</text:p>
          </table:table-cell>
          <table:table-cell office:value-type="float" office:value="511.587528" calcext:value-type="float">
            <text:p>511.587528</text:p>
          </table:table-cell>
          <table:table-cell table:formula="of:=[.C97]-[.B97]" office:value-type="float" office:value="6.05668900000001" calcext:value-type="float">
            <text:p>6.0566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.500001" calcext:value-type="float">
            <text:p>13.5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513.482766" calcext:value-type="float">
            <text:p>513.482766</text:p>
          </table:table-cell>
          <table:table-cell office:value-type="float" office:value="518.102721" calcext:value-type="float">
            <text:p>518.102721</text:p>
          </table:table-cell>
          <table:table-cell table:formula="of:=[.C98]-[.B98]" office:value-type="float" office:value="4.619955" calcext:value-type="float">
            <text:p>4.6199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.700001" calcext:value-type="float">
            <text:p>13.7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518.291837" calcext:value-type="float">
            <text:p>518.291837</text:p>
          </table:table-cell>
          <table:table-cell office:value-type="float" office:value="523.919501" calcext:value-type="float">
            <text:p>523.919501</text:p>
          </table:table-cell>
          <table:table-cell table:formula="of:=[.C99]-[.B99]" office:value-type="float" office:value="5.62766399999998" calcext:value-type="float">
            <text:p>5.6276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.900001" calcext:value-type="float">
            <text:p>13.90000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523.998866" calcext:value-type="float">
            <text:p>523.998866</text:p>
          </table:table-cell>
          <table:table-cell office:value-type="float" office:value="525.655556" calcext:value-type="float">
            <text:p>525.655556</text:p>
          </table:table-cell>
          <table:table-cell table:formula="of:=[.C100]-[.B100]" office:value-type="float" office:value="1.65669000000003" calcext:value-type="float">
            <text:p>1.65669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4.100001" calcext:value-type="float">
            <text:p>14.10000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527.570748" calcext:value-type="float">
            <text:p>527.570748</text:p>
          </table:table-cell>
          <table:table-cell office:value-type="float" office:value="532.879138" calcext:value-type="float">
            <text:p>532.879138</text:p>
          </table:table-cell>
          <table:table-cell table:formula="of:=[.C101]-[.B101]" office:value-type="float" office:value="5.30839000000003" calcext:value-type="float">
            <text:p>5.30839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4.300001" calcext:value-type="float">
            <text:p>14.3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539.353968" calcext:value-type="float">
            <text:p>539.353968</text:p>
          </table:table-cell>
          <table:table-cell office:value-type="float" office:value="542.557143" calcext:value-type="float">
            <text:p>542.557143</text:p>
          </table:table-cell>
          <table:table-cell table:formula="of:=[.C102]-[.B102]" office:value-type="float" office:value="3.20317499999999" calcext:value-type="float">
            <text:p>3.203175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4.500001" calcext:value-type="float">
            <text:p>14.5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551.556236" calcext:value-type="float">
            <text:p>551.556236</text:p>
          </table:table-cell>
          <table:table-cell office:value-type="float" office:value="553.552154" calcext:value-type="float">
            <text:p>553.552154</text:p>
          </table:table-cell>
          <table:table-cell table:formula="of:=[.C103]-[.B103]" office:value-type="float" office:value="1.99591799999996" calcext:value-type="float">
            <text:p>1.9959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.700001" calcext:value-type="float">
            <text:p>14.7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555.477324" calcext:value-type="float">
            <text:p>555.477324</text:p>
          </table:table-cell>
          <table:table-cell office:value-type="float" office:value="557.303628" calcext:value-type="float">
            <text:p>557.303628</text:p>
          </table:table-cell>
          <table:table-cell table:formula="of:=[.C104]-[.B104]" office:value-type="float" office:value="1.82630400000005" calcext:value-type="float">
            <text:p>1.826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.900001" calcext:value-type="float">
            <text:p>14.9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557.891837" calcext:value-type="float">
            <text:p>557.891837</text:p>
          </table:table-cell>
          <table:table-cell office:value-type="float" office:value="561.134921" calcext:value-type="float">
            <text:p>561.134921</text:p>
          </table:table-cell>
          <table:table-cell table:formula="of:=[.C105]-[.B105]" office:value-type="float" office:value="3.24308399999995" calcext:value-type="float">
            <text:p>3.2430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.100001" calcext:value-type="float">
            <text:p>15.1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561.23424" calcext:value-type="float">
            <text:p>561.23424</text:p>
          </table:table-cell>
          <table:table-cell office:value-type="float" office:value="563.539456" calcext:value-type="float">
            <text:p>563.539456</text:p>
          </table:table-cell>
          <table:table-cell table:formula="of:=[.C106]-[.B106]" office:value-type="float" office:value="2.30521599999997" calcext:value-type="float">
            <text:p>2.3052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.300001" calcext:value-type="float">
            <text:p>15.30000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565.434694" calcext:value-type="float">
            <text:p>565.434694</text:p>
          </table:table-cell>
          <table:table-cell office:value-type="float" office:value="566.353061" calcext:value-type="float">
            <text:p>566.353061</text:p>
          </table:table-cell>
          <table:table-cell table:formula="of:=[.C107]-[.B107]" office:value-type="float" office:value="0.918366999999989" calcext:value-type="float">
            <text:p>0.918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.500001" calcext:value-type="float">
            <text:p>15.50000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566.362585" calcext:value-type="float">
            <text:p>566.362585</text:p>
          </table:table-cell>
          <table:table-cell office:value-type="float" office:value="573.616553" calcext:value-type="float">
            <text:p>573.616553</text:p>
          </table:table-cell>
          <table:table-cell table:formula="of:=[.C108]-[.B108]" office:value-type="float" office:value="7.25396799999999" calcext:value-type="float">
            <text:p>7.2539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573.695918" calcext:value-type="float">
            <text:p>573.695918</text:p>
          </table:table-cell>
          <table:table-cell office:value-type="float" office:value="575.372562" calcext:value-type="float">
            <text:p>575.372562</text:p>
          </table:table-cell>
          <table:table-cell table:formula="of:=[.C109]-[.B109]" office:value-type="float" office:value="1.67664400000001" calcext:value-type="float">
            <text:p>1.6766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FREQUENCY([.D2:.D400];[.E2:.E400]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575.551701" calcext:value-type="float">
            <text:p>575.551701</text:p>
          </table:table-cell>
          <table:table-cell office:value-type="float" office:value="577.288209" calcext:value-type="float">
            <text:p>577.288209</text:p>
          </table:table-cell>
          <table:table-cell table:formula="of:=[.C110]-[.B110]" office:value-type="float" office:value="1.73650800000007" calcext:value-type="float">
            <text:p>1.7365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577.367574" calcext:value-type="float">
            <text:p>577.367574</text:p>
          </table:table-cell>
          <table:table-cell office:value-type="float" office:value="578.116327" calcext:value-type="float">
            <text:p>578.116327</text:p>
          </table:table-cell>
          <table:table-cell table:formula="of:=[.C111]-[.B111]" office:value-type="float" office:value="0.748752999999965" calcext:value-type="float">
            <text:p>0.7487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578.27551" calcext:value-type="float">
            <text:p>578.27551</text:p>
          </table:table-cell>
          <table:table-cell office:value-type="float" office:value="581.109524" calcext:value-type="float">
            <text:p>581.109524</text:p>
          </table:table-cell>
          <table:table-cell table:formula="of:=[.C112]-[.B112]" office:value-type="float" office:value="2.83401399999991" calcext:value-type="float">
            <text:p>2.834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581.228798" calcext:value-type="float">
            <text:p>581.228798</text:p>
          </table:table-cell>
          <table:table-cell office:value-type="float" office:value="584.002948" calcext:value-type="float">
            <text:p>584.002948</text:p>
          </table:table-cell>
          <table:table-cell table:formula="of:=[.C113]-[.B113]" office:value-type="float" office:value="2.77414999999996" calcext:value-type="float">
            <text:p>2.774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584.022449" calcext:value-type="float">
            <text:p>584.022449</text:p>
          </table:table-cell>
          <table:table-cell office:value-type="float" office:value="589.919501" calcext:value-type="float">
            <text:p>589.919501</text:p>
          </table:table-cell>
          <table:table-cell table:formula="of:=[.C114]-[.B114]" office:value-type="float" office:value="5.89705199999992" calcext:value-type="float">
            <text:p>5.89705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590.4678" calcext:value-type="float">
            <text:p>590.4678</text:p>
          </table:table-cell>
          <table:table-cell office:value-type="float" office:value="596.175283" calcext:value-type="float">
            <text:p>596.175283</text:p>
          </table:table-cell>
          <table:table-cell table:formula="of:=[.C115]-[.B115]" office:value-type="float" office:value="5.70748300000003" calcext:value-type="float">
            <text:p>5.7074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596.344444" calcext:value-type="float">
            <text:p>596.344444</text:p>
          </table:table-cell>
          <table:table-cell office:value-type="float" office:value="598.739456" calcext:value-type="float">
            <text:p>598.739456</text:p>
          </table:table-cell>
          <table:table-cell table:formula="of:=[.C116]-[.B116]" office:value-type="float" office:value="2.39501200000007" calcext:value-type="float">
            <text:p>2.3950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599.756689" calcext:value-type="float">
            <text:p>599.756689</text:p>
          </table:table-cell>
          <table:table-cell office:value-type="float" office:value="601.423356" calcext:value-type="float">
            <text:p>601.423356</text:p>
          </table:table-cell>
          <table:table-cell table:formula="of:=[.C117]-[.B117]" office:value-type="float" office:value="1.66666699999996" calcext:value-type="float">
            <text:p>1.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603.338549" calcext:value-type="float">
            <text:p>603.338549</text:p>
          </table:table-cell>
          <table:table-cell office:value-type="float" office:value="605.813379" calcext:value-type="float">
            <text:p>605.813379</text:p>
          </table:table-cell>
          <table:table-cell table:formula="of:=[.C118]-[.B118]" office:value-type="float" office:value="2.47483000000011" calcext:value-type="float">
            <text:p>2.47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607.50907" calcext:value-type="float">
            <text:p>607.50907</text:p>
          </table:table-cell>
          <table:table-cell office:value-type="float" office:value="611.839683" calcext:value-type="float">
            <text:p>611.839683</text:p>
          </table:table-cell>
          <table:table-cell table:formula="of:=[.C119]-[.B119]" office:value-type="float" office:value="4.33061300000009" calcext:value-type="float">
            <text:p>4.3306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612.537642" calcext:value-type="float">
            <text:p>612.537642</text:p>
          </table:table-cell>
          <table:table-cell office:value-type="float" office:value="615.680952" calcext:value-type="float">
            <text:p>615.680952</text:p>
          </table:table-cell>
          <table:table-cell table:formula="of:=[.C120]-[.B120]" office:value-type="float" office:value="3.14331000000004" calcext:value-type="float">
            <text:p>3.143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616.438776" calcext:value-type="float">
            <text:p>616.438776</text:p>
          </table:table-cell>
          <table:table-cell office:value-type="float" office:value="619.093197" calcext:value-type="float">
            <text:p>619.093197</text:p>
          </table:table-cell>
          <table:table-cell table:formula="of:=[.C121]-[.B121]" office:value-type="float" office:value="2.65442100000007" calcext:value-type="float">
            <text:p>2.6544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619.112698" calcext:value-type="float">
            <text:p>619.112698</text:p>
          </table:table-cell>
          <table:table-cell office:value-type="float" office:value="621.35805" calcext:value-type="float">
            <text:p>621.35805</text:p>
          </table:table-cell>
          <table:table-cell table:formula="of:=[.C122]-[.B122]" office:value-type="float" office:value="2.24535200000003" calcext:value-type="float">
            <text:p>2.2453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633.310431" calcext:value-type="float">
            <text:p>633.310431</text:p>
          </table:table-cell>
          <table:table-cell office:value-type="float" office:value="636.902721" calcext:value-type="float">
            <text:p>636.902721</text:p>
          </table:table-cell>
          <table:table-cell table:formula="of:=[.C123]-[.B123]" office:value-type="float" office:value="3.59229000000005" calcext:value-type="float">
            <text:p>3.592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637.381179" calcext:value-type="float">
            <text:p>637.381179</text:p>
          </table:table-cell>
          <table:table-cell office:value-type="float" office:value="642.819274" calcext:value-type="float">
            <text:p>642.819274</text:p>
          </table:table-cell>
          <table:table-cell table:formula="of:=[.C124]-[.B124]" office:value-type="float" office:value="5.43809499999998" calcext:value-type="float">
            <text:p>5.4380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644.72449" calcext:value-type="float">
            <text:p>644.72449</text:p>
          </table:table-cell>
          <table:table-cell office:value-type="float" office:value="645.273696" calcext:value-type="float">
            <text:p>645.273696</text:p>
          </table:table-cell>
          <table:table-cell table:formula="of:=[.C125]-[.B125]" office:value-type="float" office:value="0.549206000000027" calcext:value-type="float">
            <text:p>0.549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646.021542" calcext:value-type="float">
            <text:p>646.021542</text:p>
          </table:table-cell>
          <table:table-cell office:value-type="float" office:value="647.618367" calcext:value-type="float">
            <text:p>647.618367</text:p>
          </table:table-cell>
          <table:table-cell table:formula="of:=[.C126]-[.B126]" office:value-type="float" office:value="1.59682500000008" calcext:value-type="float">
            <text:p>1.596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650.421542" calcext:value-type="float">
            <text:p>650.421542</text:p>
          </table:table-cell>
          <table:table-cell office:value-type="float" office:value="653.764399" calcext:value-type="float">
            <text:p>653.764399</text:p>
          </table:table-cell>
          <table:table-cell table:formula="of:=[.C127]-[.B127]" office:value-type="float" office:value="3.34285699999998" calcext:value-type="float">
            <text:p>3.342857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654.053288" calcext:value-type="float">
            <text:p>654.053288</text:p>
          </table:table-cell>
          <table:table-cell office:value-type="float" office:value="657.366213" calcext:value-type="float">
            <text:p>657.366213</text:p>
          </table:table-cell>
          <table:table-cell table:formula="of:=[.C128]-[.B128]" office:value-type="float" office:value="3.31292500000006" calcext:value-type="float">
            <text:p>3.312925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657.385714" calcext:value-type="float">
            <text:p>657.385714</text:p>
          </table:table-cell>
          <table:table-cell office:value-type="float" office:value="659.790703" calcext:value-type="float">
            <text:p>659.790703</text:p>
          </table:table-cell>
          <table:table-cell table:formula="of:=[.C129]-[.B129]" office:value-type="float" office:value="2.404989" calcext:value-type="float">
            <text:p>2.4049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office:value-type="float" office:value="661.077324" calcext:value-type="float">
            <text:p>661.077324</text:p>
          </table:table-cell>
          <table:table-cell office:value-type="float" office:value="666.695011" calcext:value-type="float">
            <text:p>666.695011</text:p>
          </table:table-cell>
          <table:table-cell table:formula="of:=[.C130]-[.B130]" office:value-type="float" office:value="5.61768700000005" calcext:value-type="float">
            <text:p>5.6176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office:value-type="float" office:value="667.163492" calcext:value-type="float">
            <text:p>667.163492</text:p>
          </table:table-cell>
          <table:table-cell office:value-type="float" office:value="670.6161" calcext:value-type="float">
            <text:p>670.6161</text:p>
          </table:table-cell>
          <table:table-cell table:formula="of:=[.C131]-[.B131]" office:value-type="float" office:value="3.45260799999994" calcext:value-type="float">
            <text:p>3.4526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office:value-type="float" office:value="670.635601" calcext:value-type="float">
            <text:p>670.635601</text:p>
          </table:table-cell>
          <table:table-cell office:value-type="float" office:value="674.527211" calcext:value-type="float">
            <text:p>674.527211</text:p>
          </table:table-cell>
          <table:table-cell table:formula="of:=[.C132]-[.B132]" office:value-type="float" office:value="3.89161000000001" calcext:value-type="float">
            <text:p>3.891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float" office:value="674.756236" calcext:value-type="float">
            <text:p>674.756236</text:p>
          </table:table-cell>
          <table:table-cell office:value-type="float" office:value="679.4161" calcext:value-type="float">
            <text:p>679.4161</text:p>
          </table:table-cell>
          <table:table-cell table:formula="of:=[.C133]-[.B133]" office:value-type="float" office:value="4.65986400000008" calcext:value-type="float">
            <text:p>4.6598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float" office:value="681.311338" calcext:value-type="float">
            <text:p>681.311338</text:p>
          </table:table-cell>
          <table:table-cell office:value-type="float" office:value="683.207483" calcext:value-type="float">
            <text:p>683.207483</text:p>
          </table:table-cell>
          <table:table-cell table:formula="of:=[.C134]-[.B134]" office:value-type="float" office:value="1.89614500000005" calcext:value-type="float">
            <text:p>1.896145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float" office:value="683.516327" calcext:value-type="float">
            <text:p>683.516327</text:p>
          </table:table-cell>
          <table:table-cell office:value-type="float" office:value="684.065533" calcext:value-type="float">
            <text:p>684.065533</text:p>
          </table:table-cell>
          <table:table-cell table:formula="of:=[.C135]-[.B135]" office:value-type="float" office:value="0.549205999999913" calcext:value-type="float">
            <text:p>0.5492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float" office:value="685.262358" calcext:value-type="float">
            <text:p>685.262358</text:p>
          </table:table-cell>
          <table:table-cell office:value-type="float" office:value="690.131746" calcext:value-type="float">
            <text:p>690.131746</text:p>
          </table:table-cell>
          <table:table-cell table:formula="of:=[.C136]-[.B136]" office:value-type="float" office:value="4.86938800000007" calcext:value-type="float">
            <text:p>4.8693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float" office:value="690.350794" calcext:value-type="float">
            <text:p>690.350794</text:p>
          </table:table-cell>
          <table:table-cell office:value-type="float" office:value="694.970748" calcext:value-type="float">
            <text:p>694.970748</text:p>
          </table:table-cell>
          <table:table-cell table:formula="of:=[.C137]-[.B137]" office:value-type="float" office:value="4.61995400000001" calcext:value-type="float">
            <text:p>4.6199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office:value-type="float" office:value="696.865986" calcext:value-type="float">
            <text:p>696.865986</text:p>
          </table:table-cell>
          <table:table-cell office:value-type="float" office:value="697.634694" calcext:value-type="float">
            <text:p>697.634694</text:p>
          </table:table-cell>
          <table:table-cell table:formula="of:=[.C138]-[.B138]" office:value-type="float" office:value="0.768707999999947" calcext:value-type="float">
            <text:p>0.7687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office:value-type="float" office:value="700.178458" calcext:value-type="float">
            <text:p>700.178458</text:p>
          </table:table-cell>
          <table:table-cell office:value-type="float" office:value="705.66644" calcext:value-type="float">
            <text:p>705.66644</text:p>
          </table:table-cell>
          <table:table-cell table:formula="of:=[.C139]-[.B139]" office:value-type="float" office:value="5.48798199999999" calcext:value-type="float">
            <text:p>5.48798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office:value-type="float" office:value="705.955329" calcext:value-type="float">
            <text:p>705.955329</text:p>
          </table:table-cell>
          <table:table-cell office:value-type="float" office:value="709.577551" calcext:value-type="float">
            <text:p>709.577551</text:p>
          </table:table-cell>
          <table:table-cell table:formula="of:=[.C140]-[.B140]" office:value-type="float" office:value="3.62222199999997" calcext:value-type="float">
            <text:p>3.6222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office:value-type="float" office:value="709.836508" calcext:value-type="float">
            <text:p>709.836508</text:p>
          </table:table-cell>
          <table:table-cell office:value-type="float" office:value="712.121769" calcext:value-type="float">
            <text:p>712.121769</text:p>
          </table:table-cell>
          <table:table-cell table:formula="of:=[.C141]-[.B141]" office:value-type="float" office:value="2.28526099999999" calcext:value-type="float">
            <text:p>2.28526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float" office:value="712.231066" calcext:value-type="float">
            <text:p>712.231066</text:p>
          </table:table-cell>
          <table:table-cell office:value-type="float" office:value="716.970748" calcext:value-type="float">
            <text:p>716.970748</text:p>
          </table:table-cell>
          <table:table-cell table:formula="of:=[.C142]-[.B142]" office:value-type="float" office:value="4.7396819999999" calcext:value-type="float">
            <text:p>4.73968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float" office:value="718.476871" calcext:value-type="float">
            <text:p>718.476871</text:p>
          </table:table-cell>
          <table:table-cell office:value-type="float" office:value="722.448299" calcext:value-type="float">
            <text:p>722.448299</text:p>
          </table:table-cell>
          <table:table-cell table:formula="of:=[.C143]-[.B143]" office:value-type="float" office:value="3.97142800000006" calcext:value-type="float">
            <text:p>3.9714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float" office:value="727.775737" calcext:value-type="float">
            <text:p>727.775737</text:p>
          </table:table-cell>
          <table:table-cell office:value-type="float" office:value="731.298186" calcext:value-type="float">
            <text:p>731.298186</text:p>
          </table:table-cell>
          <table:table-cell table:formula="of:=[.C144]-[.B144]" office:value-type="float" office:value="3.52244899999994" calcext:value-type="float">
            <text:p>3.5224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office:value-type="float" office:value="731.926304" calcext:value-type="float">
            <text:p>731.926304</text:p>
          </table:table-cell>
          <table:table-cell office:value-type="float" office:value="734.281406" calcext:value-type="float">
            <text:p>734.281406</text:p>
          </table:table-cell>
          <table:table-cell table:formula="of:=[.C145]-[.B145]" office:value-type="float" office:value="2.35510199999999" calcext:value-type="float">
            <text:p>2.3551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float" office:value="734.380726" calcext:value-type="float">
            <text:p>734.380726</text:p>
          </table:table-cell>
          <table:table-cell office:value-type="float" office:value="735.368934" calcext:value-type="float">
            <text:p>735.368934</text:p>
          </table:table-cell>
          <table:table-cell table:formula="of:=[.C146]-[.B146]" office:value-type="float" office:value="0.988207999999986" calcext:value-type="float">
            <text:p>0.9882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float" office:value="743.420181" calcext:value-type="float">
            <text:p>743.420181</text:p>
          </table:table-cell>
          <table:table-cell office:value-type="float" office:value="748.070068" calcext:value-type="float">
            <text:p>748.070068</text:p>
          </table:table-cell>
          <table:table-cell table:formula="of:=[.C147]-[.B147]" office:value-type="float" office:value="4.64988700000004" calcext:value-type="float">
            <text:p>4.649887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office:value-type="float" office:value="748.269161" calcext:value-type="float">
            <text:p>748.269161</text:p>
          </table:table-cell>
          <table:table-cell office:value-type="float" office:value="751.412472" calcext:value-type="float">
            <text:p>751.412472</text:p>
          </table:table-cell>
          <table:table-cell table:formula="of:=[.C148]-[.B148]" office:value-type="float" office:value="3.14331099999993" calcext:value-type="float">
            <text:p>3.1433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float" office:value="772.17483" calcext:value-type="float">
            <text:p>772.17483</text:p>
          </table:table-cell>
          <table:table-cell office:value-type="float" office:value="775.707256" calcext:value-type="float">
            <text:p>775.707256</text:p>
          </table:table-cell>
          <table:table-cell table:formula="of:=[.C149]-[.B149]" office:value-type="float" office:value="3.53242599999999" calcext:value-type="float">
            <text:p>3.5324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float" office:value="775.806576" calcext:value-type="float">
            <text:p>775.806576</text:p>
          </table:table-cell>
          <table:table-cell office:value-type="float" office:value="779.857823" calcext:value-type="float">
            <text:p>779.857823</text:p>
          </table:table-cell>
          <table:table-cell table:formula="of:=[.C150]-[.B150]" office:value-type="float" office:value="4.0512470000001" calcext:value-type="float">
            <text:p>4.051247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float" office:value="780.196599" calcext:value-type="float">
            <text:p>780.196599</text:p>
          </table:table-cell>
          <table:table-cell office:value-type="float" office:value="782.940816" calcext:value-type="float">
            <text:p>782.940816</text:p>
          </table:table-cell>
          <table:table-cell table:formula="of:=[.C151]-[.B151]" office:value-type="float" office:value="2.74421700000005" calcext:value-type="float">
            <text:p>2.7442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float" office:value="782.990249" calcext:value-type="float">
            <text:p>782.990249</text:p>
          </table:table-cell>
          <table:table-cell office:value-type="float" office:value="784.168027" calcext:value-type="float">
            <text:p>784.168027</text:p>
          </table:table-cell>
          <table:table-cell table:formula="of:=[.C152]-[.B152]" office:value-type="float" office:value="1.1777780000001" calcext:value-type="float">
            <text:p>1.1777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float" office:value="785.085488" calcext:value-type="float">
            <text:p>785.085488</text:p>
          </table:table-cell>
          <table:table-cell office:value-type="float" office:value="791.032426" calcext:value-type="float">
            <text:p>791.032426</text:p>
          </table:table-cell>
          <table:table-cell table:formula="of:=[.C153]-[.B153]" office:value-type="float" office:value="5.94693799999993" calcext:value-type="float">
            <text:p>5.9469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float" office:value="791.181633" calcext:value-type="float">
            <text:p>791.181633</text:p>
          </table:table-cell>
          <table:table-cell office:value-type="float" office:value="795.961224" calcext:value-type="float">
            <text:p>795.961224</text:p>
          </table:table-cell>
          <table:table-cell table:formula="of:=[.C154]-[.B154]" office:value-type="float" office:value="4.77959099999998" calcext:value-type="float">
            <text:p>4.7795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float" office:value="798.844218" calcext:value-type="float">
            <text:p>798.844218</text:p>
          </table:table-cell>
          <table:table-cell office:value-type="float" office:value="799.962132" calcext:value-type="float">
            <text:p>799.962132</text:p>
          </table:table-cell>
          <table:table-cell table:formula="of:=[.C155]-[.B155]" office:value-type="float" office:value="1.11791400000004" calcext:value-type="float">
            <text:p>1.1179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float" office:value="812.792517" calcext:value-type="float">
            <text:p>812.792517</text:p>
          </table:table-cell>
          <table:table-cell office:value-type="float" office:value="815.656463" calcext:value-type="float">
            <text:p>815.656463</text:p>
          </table:table-cell>
          <table:table-cell table:formula="of:=[.C156]-[.B156]" office:value-type="float" office:value="2.86394600000006" calcext:value-type="float">
            <text:p>2.8639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float" office:value="815.835601" calcext:value-type="float">
            <text:p>815.835601</text:p>
          </table:table-cell>
          <table:table-cell office:value-type="float" office:value="818.310431" calcext:value-type="float">
            <text:p>818.310431</text:p>
          </table:table-cell>
          <table:table-cell table:formula="of:=[.C157]-[.B157]" office:value-type="float" office:value="2.47483" calcext:value-type="float">
            <text:p>2.47483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office:value-type="float" office:value="819.97619" calcext:value-type="float">
            <text:p>819.97619</text:p>
          </table:table-cell>
          <table:table-cell office:value-type="float" office:value="825.254649" calcext:value-type="float">
            <text:p>825.254649</text:p>
          </table:table-cell>
          <table:table-cell table:formula="of:=[.C158]-[.B158]" office:value-type="float" office:value="5.278459" calcext:value-type="float">
            <text:p>5.2784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office:value-type="float" office:value="825.703175" calcext:value-type="float">
            <text:p>825.703175</text:p>
          </table:table-cell>
          <table:table-cell office:value-type="float" office:value="828.577098" calcext:value-type="float">
            <text:p>828.577098</text:p>
          </table:table-cell>
          <table:table-cell table:formula="of:=[.C159]-[.B159]" office:value-type="float" office:value="2.87392299999999" calcext:value-type="float">
            <text:p>2.8739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float" office:value="830.442404" calcext:value-type="float">
            <text:p>830.442404</text:p>
          </table:table-cell>
          <table:table-cell office:value-type="float" office:value="833.036961" calcext:value-type="float">
            <text:p>833.036961</text:p>
          </table:table-cell>
          <table:table-cell table:formula="of:=[.C160]-[.B160]" office:value-type="float" office:value="2.59455700000001" calcext:value-type="float">
            <text:p>2.5945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float" office:value="834.952154" calcext:value-type="float">
            <text:p>834.952154</text:p>
          </table:table-cell>
          <table:table-cell office:value-type="float" office:value="837.856009" calcext:value-type="float">
            <text:p>837.856009</text:p>
          </table:table-cell>
          <table:table-cell table:formula="of:=[.C161]-[.B161]" office:value-type="float" office:value="2.90385500000002" calcext:value-type="float">
            <text:p>2.9038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float" office:value="838.114966" calcext:value-type="float">
            <text:p>838.114966</text:p>
          </table:table-cell>
          <table:table-cell office:value-type="float" office:value="843.173923" calcext:value-type="float">
            <text:p>843.173923</text:p>
          </table:table-cell>
          <table:table-cell table:formula="of:=[.C162]-[.B162]" office:value-type="float" office:value="5.05895699999996" calcext:value-type="float">
            <text:p>5.0589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float" office:value="843.462812" calcext:value-type="float">
            <text:p>843.462812</text:p>
          </table:table-cell>
          <table:table-cell office:value-type="float" office:value="846.785714" calcext:value-type="float">
            <text:p>846.785714</text:p>
          </table:table-cell>
          <table:table-cell table:formula="of:=[.C163]-[.B163]" office:value-type="float" office:value="3.322902" calcext:value-type="float">
            <text:p>3.32290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float" office:value="846.97483" calcext:value-type="float">
            <text:p>846.97483</text:p>
          </table:table-cell>
          <table:table-cell office:value-type="float" office:value="848.831066" calcext:value-type="float">
            <text:p>848.831066</text:p>
          </table:table-cell>
          <table:table-cell table:formula="of:=[.C164]-[.B164]" office:value-type="float" office:value="1.85623599999997" calcext:value-type="float">
            <text:p>1.856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float" office:value="848.960317" calcext:value-type="float">
            <text:p>848.960317</text:p>
          </table:table-cell>
          <table:table-cell office:value-type="float" office:value="849.539456" calcext:value-type="float">
            <text:p>849.539456</text:p>
          </table:table-cell>
          <table:table-cell table:formula="of:=[.C165]-[.B165]" office:value-type="float" office:value="0.579138999999941" calcext:value-type="float">
            <text:p>0.579139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float" office:value="853.250567" calcext:value-type="float">
            <text:p>853.250567</text:p>
          </table:table-cell>
          <table:table-cell office:value-type="float" office:value="855.885034" calcext:value-type="float">
            <text:p>855.885034</text:p>
          </table:table-cell>
          <table:table-cell table:formula="of:=[.C166]-[.B166]" office:value-type="float" office:value="2.63446699999997" calcext:value-type="float">
            <text:p>2.6344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float" office:value="856.054195" calcext:value-type="float">
            <text:p>856.054195</text:p>
          </table:table-cell>
          <table:table-cell office:value-type="float" office:value="858.289569" calcext:value-type="float">
            <text:p>858.289569</text:p>
          </table:table-cell>
          <table:table-cell table:formula="of:=[.C167]-[.B167]" office:value-type="float" office:value="2.23537399999998" calcext:value-type="float">
            <text:p>2.235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float" office:value="861.970748" calcext:value-type="float">
            <text:p>861.970748</text:p>
          </table:table-cell>
          <table:table-cell office:value-type="float" office:value="864.77483" calcext:value-type="float">
            <text:p>864.77483</text:p>
          </table:table-cell>
          <table:table-cell table:formula="of:=[.C168]-[.B168]" office:value-type="float" office:value="2.80408199999999" calcext:value-type="float">
            <text:p>2.80408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float" office:value="864.914059" calcext:value-type="float">
            <text:p>864.914059</text:p>
          </table:table-cell>
          <table:table-cell office:value-type="float" office:value="866.989796" calcext:value-type="float">
            <text:p>866.989796</text:p>
          </table:table-cell>
          <table:table-cell table:formula="of:=[.C169]-[.B169]" office:value-type="float" office:value="2.075737" calcext:value-type="float">
            <text:p>2.075737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float" office:value="881.865533" calcext:value-type="float">
            <text:p>881.865533</text:p>
          </table:table-cell>
          <table:table-cell office:value-type="float" office:value="888.101814" calcext:value-type="float">
            <text:p>888.101814</text:p>
          </table:table-cell>
          <table:table-cell table:formula="of:=[.C170]-[.B170]" office:value-type="float" office:value="6.23628099999996" calcext:value-type="float">
            <text:p>6.23628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office:value-type="float" office:value="888.131293" calcext:value-type="float">
            <text:p>888.131293</text:p>
          </table:table-cell>
          <table:table-cell office:value-type="float" office:value="891.763492" calcext:value-type="float">
            <text:p>891.763492</text:p>
          </table:table-cell>
          <table:table-cell table:formula="of:=[.C171]-[.B171]" office:value-type="float" office:value="3.63219900000001" calcext:value-type="float">
            <text:p>3.632199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office:value-type="float" office:value="893.648753" calcext:value-type="float">
            <text:p>893.648753</text:p>
          </table:table-cell>
          <table:table-cell office:value-type="float" office:value="901.780726" calcext:value-type="float">
            <text:p>901.780726</text:p>
          </table:table-cell>
          <table:table-cell table:formula="of:=[.C172]-[.B172]" office:value-type="float" office:value="8.1319729999999" calcext:value-type="float">
            <text:p>8.1319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float" office:value="901.830159" calcext:value-type="float">
            <text:p>901.830159</text:p>
          </table:table-cell>
          <table:table-cell office:value-type="float" office:value="904.055556" calcext:value-type="float">
            <text:p>904.055556</text:p>
          </table:table-cell>
          <table:table-cell table:formula="of:=[.C173]-[.B173]" office:value-type="float" office:value="2.22539700000004" calcext:value-type="float">
            <text:p>2.2253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float" office:value="905.940816" calcext:value-type="float">
            <text:p>905.940816</text:p>
          </table:table-cell>
          <table:table-cell office:value-type="float" office:value="906.819274" calcext:value-type="float">
            <text:p>906.819274</text:p>
          </table:table-cell>
          <table:table-cell table:formula="of:=[.C174]-[.B174]" office:value-type="float" office:value="0.87845799999991" calcext:value-type="float">
            <text:p>0.878458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float" office:value="907.317687" calcext:value-type="float">
            <text:p>907.317687</text:p>
          </table:table-cell>
          <table:table-cell office:value-type="float" office:value="911.109524" calcext:value-type="float">
            <text:p>911.109524</text:p>
          </table:table-cell>
          <table:table-cell table:formula="of:=[.C175]-[.B175]" office:value-type="float" office:value="3.79183699999999" calcext:value-type="float">
            <text:p>3.7918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office:value-type="float" office:value="913.433787" calcext:value-type="float">
            <text:p>913.433787</text:p>
          </table:table-cell>
          <table:table-cell office:value-type="float" office:value="916.197959" calcext:value-type="float">
            <text:p>916.197959</text:p>
          </table:table-cell>
          <table:table-cell table:formula="of:=[.C176]-[.B176]" office:value-type="float" office:value="2.76417199999992" calcext:value-type="float">
            <text:p>2.7641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office:value-type="float" office:value="916.486848" calcext:value-type="float">
            <text:p>916.486848</text:p>
          </table:table-cell>
          <table:table-cell office:value-type="float" office:value="918.143537" calcext:value-type="float">
            <text:p>918.143537</text:p>
          </table:table-cell>
          <table:table-cell table:formula="of:=[.C177]-[.B177]" office:value-type="float" office:value="1.65668900000003" calcext:value-type="float">
            <text:p>1.6566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office:value-type="float" office:value="919.978912" calcext:value-type="float">
            <text:p>919.978912</text:p>
          </table:table-cell>
          <table:table-cell office:value-type="float" office:value="923.740816" calcext:value-type="float">
            <text:p>923.740816</text:p>
          </table:table-cell>
          <table:table-cell table:formula="of:=[.C178]-[.B178]" office:value-type="float" office:value="3.76190399999996" calcext:value-type="float">
            <text:p>3.7619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office:value-type="float" office:value="923.840136" calcext:value-type="float">
            <text:p>923.840136</text:p>
          </table:table-cell>
          <table:table-cell office:value-type="float" office:value="926.125397" calcext:value-type="float">
            <text:p>926.125397</text:p>
          </table:table-cell>
          <table:table-cell table:formula="of:=[.C179]-[.B179]" office:value-type="float" office:value="2.28526099999999" calcext:value-type="float">
            <text:p>2.28526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office:value-type="float" office:value="928.070522" calcext:value-type="float">
            <text:p>928.070522</text:p>
          </table:table-cell>
          <table:table-cell office:value-type="float" office:value="931.104082" calcext:value-type="float">
            <text:p>931.104082</text:p>
          </table:table-cell>
          <table:table-cell table:formula="of:=[.C180]-[.B180]" office:value-type="float" office:value="3.03355999999997" calcext:value-type="float">
            <text:p>3.03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office:value-type="float" office:value="931.203401" calcext:value-type="float">
            <text:p>931.203401</text:p>
          </table:table-cell>
          <table:table-cell office:value-type="float" office:value="935.504082" calcext:value-type="float">
            <text:p>935.504082</text:p>
          </table:table-cell>
          <table:table-cell table:formula="of:=[.C181]-[.B181]" office:value-type="float" office:value="4.30068100000005" calcext:value-type="float">
            <text:p>4.3006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office:value-type="float" office:value="936.740816" calcext:value-type="float">
            <text:p>936.740816</text:p>
          </table:table-cell>
          <table:table-cell office:value-type="float" office:value="946.758503" calcext:value-type="float">
            <text:p>946.758503</text:p>
          </table:table-cell>
          <table:table-cell table:formula="of:=[.C182]-[.B182]" office:value-type="float" office:value="10.017687" calcext:value-type="float">
            <text:p>10.0176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office:value-type="float" office:value="962.781633" calcext:value-type="float">
            <text:p>962.781633</text:p>
          </table:table-cell>
          <table:table-cell office:value-type="float" office:value="965.535828" calcext:value-type="float">
            <text:p>965.535828</text:p>
          </table:table-cell>
          <table:table-cell table:formula="of:=[.C183]-[.B183]" office:value-type="float" office:value="2.75419499999998" calcext:value-type="float">
            <text:p>2.7541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office:value-type="float" office:value="965.685034" calcext:value-type="float">
            <text:p>965.685034</text:p>
          </table:table-cell>
          <table:table-cell office:value-type="float" office:value="967.960317" calcext:value-type="float">
            <text:p>967.960317</text:p>
          </table:table-cell>
          <table:table-cell table:formula="of:=[.C184]-[.B184]" office:value-type="float" office:value="2.27528300000006" calcext:value-type="float">
            <text:p>2.2752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office:value-type="float" office:value="969.486395" calcext:value-type="float">
            <text:p>969.486395</text:p>
          </table:table-cell>
          <table:table-cell office:value-type="float" office:value="972.380272" calcext:value-type="float">
            <text:p>972.380272</text:p>
          </table:table-cell>
          <table:table-cell table:formula="of:=[.C185]-[.B185]" office:value-type="float" office:value="2.89387699999997" calcext:value-type="float">
            <text:p>2.8938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office:value-type="float" office:value="972.419728" calcext:value-type="float">
            <text:p>972.419728</text:p>
          </table:table-cell>
          <table:table-cell office:value-type="float" office:value="975.752608" calcext:value-type="float">
            <text:p>975.752608</text:p>
          </table:table-cell>
          <table:table-cell table:formula="of:=[.C186]-[.B186]" office:value-type="float" office:value="3.33288000000005" calcext:value-type="float">
            <text:p>3.332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office:value-type="float" office:value="975.831973" calcext:value-type="float">
            <text:p>975.831973</text:p>
          </table:table-cell>
          <table:table-cell office:value-type="float" office:value="977.538549" calcext:value-type="float">
            <text:p>977.538549</text:p>
          </table:table-cell>
          <table:table-cell table:formula="of:=[.C187]-[.B187]" office:value-type="float" office:value="1.70657600000004" calcext:value-type="float">
            <text:p>1.706576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office:value-type="float" office:value="980.720862" calcext:value-type="float">
            <text:p>980.720862</text:p>
          </table:table-cell>
          <table:table-cell office:value-type="float" office:value="983.614739" calcext:value-type="float">
            <text:p>983.614739</text:p>
          </table:table-cell>
          <table:table-cell table:formula="of:=[.C188]-[.B188]" office:value-type="float" office:value="2.89387699999997" calcext:value-type="float">
            <text:p>2.893877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office:value-type="float" office:value="983.793878" calcext:value-type="float">
            <text:p>983.793878</text:p>
          </table:table-cell>
          <table:table-cell office:value-type="float" office:value="986.508163" calcext:value-type="float">
            <text:p>986.508163</text:p>
          </table:table-cell>
          <table:table-cell table:formula="of:=[.C189]-[.B189]" office:value-type="float" office:value="2.71428500000002" calcext:value-type="float">
            <text:p>2.714285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office:value-type="float" office:value="988.393424" calcext:value-type="float">
            <text:p>988.393424</text:p>
          </table:table-cell>
          <table:table-cell office:value-type="float" office:value="992.67415" calcext:value-type="float">
            <text:p>992.67415</text:p>
          </table:table-cell>
          <table:table-cell table:formula="of:=[.C190]-[.B190]" office:value-type="float" office:value="4.28072600000007" calcext:value-type="float">
            <text:p>4.280726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office:value-type="float" office:value="1006.951247" calcext:value-type="float">
            <text:p>1006.951247</text:p>
          </table:table-cell>
          <table:table-cell office:value-type="float" office:value="1009.934921" calcext:value-type="float">
            <text:p>1009.934921</text:p>
          </table:table-cell>
          <table:table-cell table:formula="of:=[.C191]-[.B191]" office:value-type="float" office:value="2.98367400000006" calcext:value-type="float">
            <text:p>2.9836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office:value-type="float" office:value="1010.393424" calcext:value-type="float">
            <text:p>1010.393424</text:p>
          </table:table-cell>
          <table:table-cell office:value-type="float" office:value="1012.688662" calcext:value-type="float">
            <text:p>1012.688662</text:p>
          </table:table-cell>
          <table:table-cell table:formula="of:=[.C192]-[.B192]" office:value-type="float" office:value="2.29523800000004" calcext:value-type="float">
            <text:p>2.295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office:value-type="float" office:value="1012.927664" calcext:value-type="float">
            <text:p>1012.927664</text:p>
          </table:table-cell>
          <table:table-cell office:value-type="float" office:value="1014.424717" calcext:value-type="float">
            <text:p>1014.424717</text:p>
          </table:table-cell>
          <table:table-cell table:formula="of:=[.C193]-[.B193]" office:value-type="float" office:value="1.49705299999994" calcext:value-type="float">
            <text:p>1.4970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office:value-type="float" office:value="1027.803855" calcext:value-type="float">
            <text:p>1027.803855</text:p>
          </table:table-cell>
          <table:table-cell office:value-type="float" office:value="1035.566667" calcext:value-type="float">
            <text:p>1035.566667</text:p>
          </table:table-cell>
          <table:table-cell table:formula="of:=[.C194]-[.B194]" office:value-type="float" office:value="7.76281199999994" calcext:value-type="float">
            <text:p>7.7628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office:value-type="float" office:value="1035.646032" calcext:value-type="float">
            <text:p>1035.646032</text:p>
          </table:table-cell>
          <table:table-cell office:value-type="float" office:value="1040.305896" calcext:value-type="float">
            <text:p>1040.305896</text:p>
          </table:table-cell>
          <table:table-cell table:formula="of:=[.C195]-[.B195]" office:value-type="float" office:value="4.65986399999997" calcext:value-type="float">
            <text:p>4.6598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office:value-type="float" office:value="1042.25102" calcext:value-type="float">
            <text:p>1042.25102</text:p>
          </table:table-cell>
          <table:table-cell office:value-type="float" office:value="1045.28458" calcext:value-type="float">
            <text:p>1045.28458</text:p>
          </table:table-cell>
          <table:table-cell table:formula="of:=[.C196]-[.B196]" office:value-type="float" office:value="3.03356000000008" calcext:value-type="float">
            <text:p>3.033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office:value-type="float" office:value="1045.433787" calcext:value-type="float">
            <text:p>1045.433787</text:p>
          </table:table-cell>
          <table:table-cell office:value-type="float" office:value="1048.906349" calcext:value-type="float">
            <text:p>1048.906349</text:p>
          </table:table-cell>
          <table:table-cell table:formula="of:=[.C197]-[.B197]" office:value-type="float" office:value="3.47256200000015" calcext:value-type="float">
            <text:p>3.4725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office:value-type="float" office:value="1051.789342" calcext:value-type="float">
            <text:p>1051.789342</text:p>
          </table:table-cell>
          <table:table-cell office:value-type="float" office:value="1053.865079" calcext:value-type="float">
            <text:p>1053.865079</text:p>
          </table:table-cell>
          <table:table-cell table:formula="of:=[.C198]-[.B198]" office:value-type="float" office:value="2.07573699999989" calcext:value-type="float">
            <text:p>2.0757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office:value-type="float" office:value="1054.07415" calcext:value-type="float">
            <text:p>1054.07415</text:p>
          </table:table-cell>
          <table:table-cell office:value-type="float" office:value="1057.237415" calcext:value-type="float">
            <text:p>1057.237415</text:p>
          </table:table-cell>
          <table:table-cell table:formula="of:=[.C199]-[.B199]" office:value-type="float" office:value="3.16326500000014" calcext:value-type="float">
            <text:p>3.1632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office:value-type="float" office:value="1057.416553" calcext:value-type="float">
            <text:p>1057.416553</text:p>
          </table:table-cell>
          <table:table-cell office:value-type="float" office:value="1058.893651" calcext:value-type="float">
            <text:p>1058.893651</text:p>
          </table:table-cell>
          <table:table-cell table:formula="of:=[.C200]-[.B200]" office:value-type="float" office:value="1.47709800000007" calcext:value-type="float">
            <text:p>1.477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office:value-type="float" office:value="1062.884127" calcext:value-type="float">
            <text:p>1062.884127</text:p>
          </table:table-cell>
          <table:table-cell office:value-type="float" office:value="1070.926304" calcext:value-type="float">
            <text:p>1070.926304</text:p>
          </table:table-cell>
          <table:table-cell table:formula="of:=[.C201]-[.B201]" office:value-type="float" office:value="8.04217700000004" calcext:value-type="float">
            <text:p>8.042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office:value-type="float" office:value="1071.205215" calcext:value-type="float">
            <text:p>1071.205215</text:p>
          </table:table-cell>
          <table:table-cell office:value-type="float" office:value="1076.473696" calcext:value-type="float">
            <text:p>1076.473696</text:p>
          </table:table-cell>
          <table:table-cell table:formula="of:=[.C202]-[.B202]" office:value-type="float" office:value="5.26848100000007" calcext:value-type="float">
            <text:p>5.2684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office:value-type="float" office:value="1077.021995" calcext:value-type="float">
            <text:p>1077.021995</text:p>
          </table:table-cell>
          <table:table-cell office:value-type="float" office:value="1080.255102" calcext:value-type="float">
            <text:p>1080.255102</text:p>
          </table:table-cell>
          <table:table-cell table:formula="of:=[.C203]-[.B203]" office:value-type="float" office:value="3.23310700000002" calcext:value-type="float">
            <text:p>3.2331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office:value-type="float" office:value="1080.294558" calcext:value-type="float">
            <text:p>1080.294558</text:p>
          </table:table-cell>
          <table:table-cell office:value-type="float" office:value="1082.460091" calcext:value-type="float">
            <text:p>1082.460091</text:p>
          </table:table-cell>
          <table:table-cell table:formula="of:=[.C204]-[.B204]" office:value-type="float" office:value="2.16553299999987" calcext:value-type="float">
            <text:p>2.1655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office:value-type="float" office:value="1084.385261" calcext:value-type="float">
            <text:p>1084.385261</text:p>
          </table:table-cell>
          <table:table-cell office:value-type="float" office:value="1087.548526" calcext:value-type="float">
            <text:p>1087.548526</text:p>
          </table:table-cell>
          <table:table-cell table:formula="of:=[.C205]-[.B205]" office:value-type="float" office:value="3.16326500000014" calcext:value-type="float">
            <text:p>3.1632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office:value-type="float" office:value="1087.657823" calcext:value-type="float">
            <text:p>1087.657823</text:p>
          </table:table-cell>
          <table:table-cell office:value-type="float" office:value="1088.037415" calcext:value-type="float">
            <text:p>1088.037415</text:p>
          </table:table-cell>
          <table:table-cell table:formula="of:=[.C206]-[.B206]" office:value-type="float" office:value="0.379592000000002" calcext:value-type="float">
            <text:p>0.3795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office:value-type="float" office:value="1090.112245" calcext:value-type="float">
            <text:p>1090.112245</text:p>
          </table:table-cell>
          <table:table-cell office:value-type="float" office:value="1093.475057" calcext:value-type="float">
            <text:p>1093.475057</text:p>
          </table:table-cell>
          <table:table-cell table:formula="of:=[.C207]-[.B207]" office:value-type="float" office:value="3.36281200000008" calcext:value-type="float">
            <text:p>3.3628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office:value-type="float" office:value="1108.560317" calcext:value-type="float">
            <text:p>1108.560317</text:p>
          </table:table-cell>
          <table:table-cell office:value-type="float" office:value="1111.633787" calcext:value-type="float">
            <text:p>1111.633787</text:p>
          </table:table-cell>
          <table:table-cell table:formula="of:=[.C208]-[.B208]" office:value-type="float" office:value="3.07347000000004" calcext:value-type="float">
            <text:p>3.07347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office:value-type="float" office:value="1115.295011" calcext:value-type="float">
            <text:p>1115.295011</text:p>
          </table:table-cell>
          <table:table-cell office:value-type="float" office:value="1125.452381" calcext:value-type="float">
            <text:p>1125.452381</text:p>
          </table:table-cell>
          <table:table-cell table:formula="of:=[.C209]-[.B209]" office:value-type="float" office:value="10.1573700000001" calcext:value-type="float">
            <text:p>10.157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office:value-type="float" office:value="1125.751247" calcext:value-type="float">
            <text:p>1125.751247</text:p>
          </table:table-cell>
          <table:table-cell office:value-type="float" office:value="1129.173923" calcext:value-type="float">
            <text:p>1129.173923</text:p>
          </table:table-cell>
          <table:table-cell table:formula="of:=[.C210]-[.B210]" office:value-type="float" office:value="3.42267600000014" calcext:value-type="float">
            <text:p>3.4226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office:value-type="float" office:value="1129.333107" calcext:value-type="float">
            <text:p>1129.333107</text:p>
          </table:table-cell>
          <table:table-cell office:value-type="float" office:value="1131.418821" calcext:value-type="float">
            <text:p>1131.418821</text:p>
          </table:table-cell>
          <table:table-cell table:formula="of:=[.C211]-[.B211]" office:value-type="float" office:value="2.08571400000005" calcext:value-type="float">
            <text:p>2.0857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office:value-type="float" office:value="1148.868707" calcext:value-type="float">
            <text:p>1148.868707</text:p>
          </table:table-cell>
          <table:table-cell office:value-type="float" office:value="1151.89229" calcext:value-type="float">
            <text:p>1151.89229</text:p>
          </table:table-cell>
          <table:table-cell table:formula="of:=[.C212]-[.B212]" office:value-type="float" office:value="3.02358299999992" calcext:value-type="float">
            <text:p>3.0235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office:value-type="float" office:value="1152.041497" calcext:value-type="float">
            <text:p>1152.041497</text:p>
          </table:table-cell>
          <table:table-cell office:value-type="float" office:value="1153.778005" calcext:value-type="float">
            <text:p>1153.778005</text:p>
          </table:table-cell>
          <table:table-cell table:formula="of:=[.C213]-[.B213]" office:value-type="float" office:value="1.73650799999996" calcext:value-type="float">
            <text:p>1.7365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office:value-type="float" office:value="1154.505896" calcext:value-type="float">
            <text:p>1154.505896</text:p>
          </table:table-cell>
          <table:table-cell office:value-type="float" office:value="1158.846485" calcext:value-type="float">
            <text:p>1158.846485</text:p>
          </table:table-cell>
          <table:table-cell table:formula="of:=[.C214]-[.B214]" office:value-type="float" office:value="4.34058900000014" calcext:value-type="float">
            <text:p>4.3405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office:value-type="float" office:value="1162.218367" calcext:value-type="float">
            <text:p>1162.218367</text:p>
          </table:table-cell>
          <table:table-cell office:value-type="float" office:value="1167.576644" calcext:value-type="float">
            <text:p>1167.576644</text:p>
          </table:table-cell>
          <table:table-cell table:formula="of:=[.C215]-[.B215]" office:value-type="float" office:value="5.35827700000004" calcext:value-type="float">
            <text:p>5.3582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office:value-type="float" office:value="1174.510431" calcext:value-type="float">
            <text:p>1174.510431</text:p>
          </table:table-cell>
          <table:table-cell office:value-type="float" office:value="1178.052834" calcext:value-type="float">
            <text:p>1178.052834</text:p>
          </table:table-cell>
          <table:table-cell table:formula="of:=[.C216]-[.B216]" office:value-type="float" office:value="3.54240300000015" calcext:value-type="float">
            <text:p>3.542403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office:value-type="float" office:value="1178.491383" calcext:value-type="float">
            <text:p>1178.491383</text:p>
          </table:table-cell>
          <table:table-cell office:value-type="float" office:value="1180.896372" calcext:value-type="float">
            <text:p>1180.896372</text:p>
          </table:table-cell>
          <table:table-cell table:formula="of:=[.C217]-[.B217]" office:value-type="float" office:value="2.40498899999989" calcext:value-type="float">
            <text:p>2.404989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office:value-type="float" office:value="1182.252834" calcext:value-type="float">
            <text:p>1182.252834</text:p>
          </table:table-cell>
          <table:table-cell office:value-type="float" office:value="1191.552154" calcext:value-type="float">
            <text:p>1191.552154</text:p>
          </table:table-cell>
          <table:table-cell table:formula="of:=[.C218]-[.B218]" office:value-type="float" office:value="9.29932000000008" calcext:value-type="float">
            <text:p>9.299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office:value-type="float" office:value="1191.571655" calcext:value-type="float">
            <text:p>1191.571655</text:p>
          </table:table-cell>
          <table:table-cell office:value-type="float" office:value="1194.17619" calcext:value-type="float">
            <text:p>1194.17619</text:p>
          </table:table-cell>
          <table:table-cell table:formula="of:=[.C219]-[.B219]" office:value-type="float" office:value="2.60453499999994" calcext:value-type="float">
            <text:p>2.6045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office:value-type="float" office:value="1194.325397" calcext:value-type="float">
            <text:p>1194.325397</text:p>
          </table:table-cell>
          <table:table-cell office:value-type="float" office:value="1200.302268" calcext:value-type="float">
            <text:p>1200.302268</text:p>
          </table:table-cell>
          <table:table-cell table:formula="of:=[.C220]-[.B220]" office:value-type="float" office:value="5.97687099999985" calcext:value-type="float">
            <text:p>5.97687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office:value-type="float" office:value="1202.237415" calcext:value-type="float">
            <text:p>1202.237415</text:p>
          </table:table-cell>
          <table:table-cell office:value-type="float" office:value="1203.295465" calcext:value-type="float">
            <text:p>1203.295465</text:p>
          </table:table-cell>
          <table:table-cell table:formula="of:=[.C221]-[.B221]" office:value-type="float" office:value="1.05804999999987" calcext:value-type="float">
            <text:p>1.058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office:value-type="float" office:value="1203.604308" calcext:value-type="float">
            <text:p>1203.604308</text:p>
          </table:table-cell>
          <table:table-cell office:value-type="float" office:value="1205.390703" calcext:value-type="float">
            <text:p>1205.390703</text:p>
          </table:table-cell>
          <table:table-cell table:formula="of:=[.C222]-[.B222]" office:value-type="float" office:value="1.78639500000008" calcext:value-type="float">
            <text:p>1.786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office:value-type="float" office:value="1208.084127" calcext:value-type="float">
            <text:p>1208.084127</text:p>
          </table:table-cell>
          <table:table-cell office:value-type="float" office:value="1212.863719" calcext:value-type="float">
            <text:p>1212.863719</text:p>
          </table:table-cell>
          <table:table-cell table:formula="of:=[.C223]-[.B223]" office:value-type="float" office:value="4.77959199999987" calcext:value-type="float">
            <text:p>4.7795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office:value-type="float" office:value="1212.88322" calcext:value-type="float">
            <text:p>1212.88322</text:p>
          </table:table-cell>
          <table:table-cell office:value-type="float" office:value="1216.535374" calcext:value-type="float">
            <text:p>1216.535374</text:p>
          </table:table-cell>
          <table:table-cell table:formula="of:=[.C224]-[.B224]" office:value-type="float" office:value="3.65215400000011" calcext:value-type="float">
            <text:p>3.6521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office:value-type="float" office:value="1227.749433" calcext:value-type="float">
            <text:p>1227.749433</text:p>
          </table:table-cell>
          <table:table-cell office:value-type="float" office:value="1229.705442" calcext:value-type="float">
            <text:p>1229.705442</text:p>
          </table:table-cell>
          <table:table-cell table:formula="of:=[.C225]-[.B225]" office:value-type="float" office:value="1.95600899999999" calcext:value-type="float">
            <text:p>1.956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office:value-type="float" office:value="1234.534014" calcext:value-type="float">
            <text:p>1234.534014</text:p>
          </table:table-cell>
          <table:table-cell office:value-type="float" office:value="1237.777098" calcext:value-type="float">
            <text:p>1237.777098</text:p>
          </table:table-cell>
          <table:table-cell table:formula="of:=[.C226]-[.B226]" office:value-type="float" office:value="3.24308399999995" calcext:value-type="float">
            <text:p>3.2430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office:value-type="float" office:value="1238.0161" calcext:value-type="float">
            <text:p>1238.0161</text:p>
          </table:table-cell>
          <table:table-cell office:value-type="float" office:value="1240.870068" calcext:value-type="float">
            <text:p>1240.870068</text:p>
          </table:table-cell>
          <table:table-cell table:formula="of:=[.C227]-[.B227]" office:value-type="float" office:value="2.8539679999999" calcext:value-type="float">
            <text:p>2.8539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office:value-type="float" office:value="1243.773016" calcext:value-type="float">
            <text:p>1243.773016</text:p>
          </table:table-cell>
          <table:table-cell office:value-type="float" office:value="1251.984807" calcext:value-type="float">
            <text:p>1251.984807</text:p>
          </table:table-cell>
          <table:table-cell table:formula="of:=[.C228]-[.B228]" office:value-type="float" office:value="8.21179099999995" calcext:value-type="float">
            <text:p>8.211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office:value-type="float" office:value="1258.848753" calcext:value-type="float">
            <text:p>1258.848753</text:p>
          </table:table-cell>
          <table:table-cell office:value-type="float" office:value="1264.556236" calcext:value-type="float">
            <text:p>1264.556236</text:p>
          </table:table-cell>
          <table:table-cell table:formula="of:=[.C229]-[.B229]" office:value-type="float" office:value="5.70748299999991" calcext:value-type="float">
            <text:p>5.707483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office:value-type="float" office:value="1266.471429" calcext:value-type="float">
            <text:p>1266.471429</text:p>
          </table:table-cell>
          <table:table-cell office:value-type="float" office:value="1269.225624" calcext:value-type="float">
            <text:p>1269.225624</text:p>
          </table:table-cell>
          <table:table-cell table:formula="of:=[.C230]-[.B230]" office:value-type="float" office:value="2.75419499999998" calcext:value-type="float">
            <text:p>2.7541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office:value-type="float" office:value="1271.130839" calcext:value-type="float">
            <text:p>1271.130839</text:p>
          </table:table-cell>
          <table:table-cell office:value-type="float" office:value="1271.899546" calcext:value-type="float">
            <text:p>1271.899546</text:p>
          </table:table-cell>
          <table:table-cell table:formula="of:=[.C231]-[.B231]" office:value-type="float" office:value="0.768707000000177" calcext:value-type="float">
            <text:p>0.7687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office:value-type="float" office:value="1275.002041" calcext:value-type="float">
            <text:p>1275.002041</text:p>
          </table:table-cell>
          <table:table-cell office:value-type="float" office:value="1278.983447" calcext:value-type="float">
            <text:p>1278.983447</text:p>
          </table:table-cell>
          <table:table-cell table:formula="of:=[.C232]-[.B232]" office:value-type="float" office:value="3.98140600000011" calcext:value-type="float">
            <text:p>3.9814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office:value-type="float" office:value="1284.690023" calcext:value-type="float">
            <text:p>1284.690023</text:p>
          </table:table-cell>
          <table:table-cell office:value-type="float" office:value="1288.451927" calcext:value-type="float">
            <text:p>1288.451927</text:p>
          </table:table-cell>
          <table:table-cell table:formula="of:=[.C233]-[.B233]" office:value-type="float" office:value="3.76190399999996" calcext:value-type="float">
            <text:p>3.7619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office:value-type="float" office:value="1290.397052" calcext:value-type="float">
            <text:p>1290.397052</text:p>
          </table:table-cell>
          <table:table-cell office:value-type="float" office:value="1291.854195" calcext:value-type="float">
            <text:p>1291.854195</text:p>
          </table:table-cell>
          <table:table-cell table:formula="of:=[.C234]-[.B234]" office:value-type="float" office:value="1.45714299999986" calcext:value-type="float">
            <text:p>1.4571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office:value-type="float" office:value="1293.75941" calcext:value-type="float">
            <text:p>1293.75941</text:p>
          </table:table-cell>
          <table:table-cell office:value-type="float" office:value="1299.0678" calcext:value-type="float">
            <text:p>1299.0678</text:p>
          </table:table-cell>
          <table:table-cell table:formula="of:=[.C235]-[.B235]" office:value-type="float" office:value="5.30839000000015" calcext:value-type="float">
            <text:p>5.308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office:value-type="float" office:value="1299.376644" calcext:value-type="float">
            <text:p>1299.376644</text:p>
          </table:table-cell>
          <table:table-cell office:value-type="float" office:value="1301.821542" calcext:value-type="float">
            <text:p>1301.821542</text:p>
          </table:table-cell>
          <table:table-cell table:formula="of:=[.C236]-[.B236]" office:value-type="float" office:value="2.44489799999997" calcext:value-type="float">
            <text:p>2.444898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office:value-type="float" office:value="1307.70771" calcext:value-type="float">
            <text:p>1307.70771</text:p>
          </table:table-cell>
          <table:table-cell office:value-type="float" office:value="1310.641497" calcext:value-type="float">
            <text:p>1310.641497</text:p>
          </table:table-cell>
          <table:table-cell table:formula="of:=[.C237]-[.B237]" office:value-type="float" office:value="2.93378700000017" calcext:value-type="float">
            <text:p>2.933787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office:value-type="float" office:value="1314.721769" calcext:value-type="float">
            <text:p>1314.721769</text:p>
          </table:table-cell>
          <table:table-cell office:value-type="float" office:value="1317.007029" calcext:value-type="float">
            <text:p>1317.007029</text:p>
          </table:table-cell>
          <table:table-cell table:formula="of:=[.C238]-[.B238]" office:value-type="float" office:value="2.28526000000011" calcext:value-type="float">
            <text:p>2.28526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office:value-type="float" office:value="1318.024263" calcext:value-type="float">
            <text:p>1318.024263</text:p>
          </table:table-cell>
          <table:table-cell office:value-type="float" office:value="1320.050113" calcext:value-type="float">
            <text:p>1320.050113</text:p>
          </table:table-cell>
          <table:table-cell table:formula="of:=[.C239]-[.B239]" office:value-type="float" office:value="2.02584999999999" calcext:value-type="float">
            <text:p>2.02585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office:value-type="float" office:value="1322.005215" calcext:value-type="float">
            <text:p>1322.005215</text:p>
          </table:table-cell>
          <table:table-cell office:value-type="float" office:value="1323.133107" calcext:value-type="float">
            <text:p>1323.133107</text:p>
          </table:table-cell>
          <table:table-cell table:formula="of:=[.C240]-[.B240]" office:value-type="float" office:value="1.1278920000002" calcext:value-type="float">
            <text:p>1.12789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office:value-type="float" office:value="1325.068254" calcext:value-type="float">
            <text:p>1325.068254</text:p>
          </table:table-cell>
          <table:table-cell office:value-type="float" office:value="1327.543084" calcext:value-type="float">
            <text:p>1327.543084</text:p>
          </table:table-cell>
          <table:table-cell table:formula="of:=[.C241]-[.B241]" office:value-type="float" office:value="2.47482999999988" calcext:value-type="float">
            <text:p>2.47483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office:value-type="float" office:value="1327.742177" calcext:value-type="float">
            <text:p>1327.742177</text:p>
          </table:table-cell>
          <table:table-cell office:value-type="float" office:value="1330.207029" calcext:value-type="float">
            <text:p>1330.207029</text:p>
          </table:table-cell>
          <table:table-cell table:formula="of:=[.C242]-[.B242]" office:value-type="float" office:value="2.46485199999984" calcext:value-type="float">
            <text:p>2.46485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office:value-type="float" office:value="1330.226531" calcext:value-type="float">
            <text:p>1330.226531</text:p>
          </table:table-cell>
          <table:table-cell office:value-type="float" office:value="1339.595692" calcext:value-type="float">
            <text:p>1339.595692</text:p>
          </table:table-cell>
          <table:table-cell table:formula="of:=[.C243]-[.B243]" office:value-type="float" office:value="9.36916100000008" calcext:value-type="float">
            <text:p>9.3691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office:value-type="float" office:value="1339.944444" calcext:value-type="float">
            <text:p>1339.944444</text:p>
          </table:table-cell>
          <table:table-cell office:value-type="float" office:value="1341.321769" calcext:value-type="float">
            <text:p>1341.321769</text:p>
          </table:table-cell>
          <table:table-cell table:formula="of:=[.C244]-[.B244]" office:value-type="float" office:value="1.37732499999993" calcext:value-type="float">
            <text:p>1.3773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office:value-type="float" office:value="1342.578458" calcext:value-type="float">
            <text:p>1342.578458</text:p>
          </table:table-cell>
          <table:table-cell office:value-type="float" office:value="1345.432426" calcext:value-type="float">
            <text:p>1345.432426</text:p>
          </table:table-cell>
          <table:table-cell table:formula="of:=[.C245]-[.B245]" office:value-type="float" office:value="2.85396800000012" calcext:value-type="float">
            <text:p>2.8539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office:value-type="float" office:value="1345.551701" calcext:value-type="float">
            <text:p>1345.551701</text:p>
          </table:table-cell>
          <table:table-cell office:value-type="float" office:value="1360.997052" calcext:value-type="float">
            <text:p>1360.997052</text:p>
          </table:table-cell>
          <table:table-cell table:formula="of:=[.C246]-[.B246]" office:value-type="float" office:value="15.4453509999998" calcext:value-type="float">
            <text:p>15.4453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office:value-type="float" office:value="1361.275964" calcext:value-type="float">
            <text:p>1361.275964</text:p>
          </table:table-cell>
          <table:table-cell office:value-type="float" office:value="1363.052381" calcext:value-type="float">
            <text:p>1363.052381</text:p>
          </table:table-cell>
          <table:table-cell table:formula="of:=[.C247]-[.B247]" office:value-type="float" office:value="1.77641700000004" calcext:value-type="float">
            <text:p>1.7764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office:value-type="float" office:value="1365.356689" calcext:value-type="float">
            <text:p>1365.356689</text:p>
          </table:table-cell>
          <table:table-cell office:value-type="float" office:value="1371.802494" calcext:value-type="float">
            <text:p>1371.802494</text:p>
          </table:table-cell>
          <table:table-cell table:formula="of:=[.C248]-[.B248]" office:value-type="float" office:value="6.44580500000006" calcext:value-type="float">
            <text:p>6.4458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office:value-type="float" office:value="1372.001587" calcext:value-type="float">
            <text:p>1372.001587</text:p>
          </table:table-cell>
          <table:table-cell office:value-type="float" office:value="1373.339002" calcext:value-type="float">
            <text:p>1373.339002</text:p>
          </table:table-cell>
          <table:table-cell table:formula="of:=[.C249]-[.B249]" office:value-type="float" office:value="1.33741499999996" calcext:value-type="float">
            <text:p>1.3374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office:value-type="float" office:value="1374.615646" calcext:value-type="float">
            <text:p>1374.615646</text:p>
          </table:table-cell>
          <table:table-cell office:value-type="float" office:value="1378.736735" calcext:value-type="float">
            <text:p>1378.736735</text:p>
          </table:table-cell>
          <table:table-cell table:formula="of:=[.C250]-[.B250]" office:value-type="float" office:value="4.12108899999998" calcext:value-type="float">
            <text:p>4.1210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office:value-type="float" office:value="1379.065533" calcext:value-type="float">
            <text:p>1379.065533</text:p>
          </table:table-cell>
          <table:table-cell office:value-type="float" office:value="1380.462812" calcext:value-type="float">
            <text:p>1380.462812</text:p>
          </table:table-cell>
          <table:table-cell table:formula="of:=[.C251]-[.B251]" office:value-type="float" office:value="1.39727900000003" calcext:value-type="float">
            <text:p>1.3972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office:value-type="float" office:value="1382.667347" calcext:value-type="float">
            <text:p>1382.667347</text:p>
          </table:table-cell>
          <table:table-cell office:value-type="float" office:value="1383.26644" calcext:value-type="float">
            <text:p>1383.26644</text:p>
          </table:table-cell>
          <table:table-cell table:formula="of:=[.C252]-[.B252]" office:value-type="float" office:value="0.599093000000039" calcext:value-type="float">
            <text:p>0.5990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office:value-type="float" office:value="1383.88458" calcext:value-type="float">
            <text:p>1383.88458</text:p>
          </table:table-cell>
          <table:table-cell office:value-type="float" office:value="1388.035601" calcext:value-type="float">
            <text:p>1388.035601</text:p>
          </table:table-cell>
          <table:table-cell table:formula="of:=[.C253]-[.B253]" office:value-type="float" office:value="4.15102100000013" calcext:value-type="float">
            <text:p>4.1510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office:value-type="float" office:value="1388.304535" calcext:value-type="float">
            <text:p>1388.304535</text:p>
          </table:table-cell>
          <table:table-cell office:value-type="float" office:value="1395.079592" calcext:value-type="float">
            <text:p>1395.079592</text:p>
          </table:table-cell>
          <table:table-cell table:formula="of:=[.C254]-[.B254]" office:value-type="float" office:value="6.77505700000006" calcext:value-type="float">
            <text:p>6.775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office:value-type="float" office:value="1395.378458" calcext:value-type="float">
            <text:p>1395.378458</text:p>
          </table:table-cell>
          <table:table-cell office:value-type="float" office:value="1403.25102" calcext:value-type="float">
            <text:p>1403.25102</text:p>
          </table:table-cell>
          <table:table-cell table:formula="of:=[.C255]-[.B255]" office:value-type="float" office:value="7.87256200000002" calcext:value-type="float">
            <text:p>7.87256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office:value-type="float" office:value="1403.559864" calcext:value-type="float">
            <text:p>1403.559864</text:p>
          </table:table-cell>
          <table:table-cell office:value-type="float" office:value="1408.219728" calcext:value-type="float">
            <text:p>1408.219728</text:p>
          </table:table-cell>
          <table:table-cell table:formula="of:=[.C256]-[.B256]" office:value-type="float" office:value="4.65986399999997" calcext:value-type="float">
            <text:p>4.6598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office:value-type="float" office:value="1410.114966" calcext:value-type="float">
            <text:p>1410.114966</text:p>
          </table:table-cell>
          <table:table-cell office:value-type="float" office:value="1411.631973" calcext:value-type="float">
            <text:p>1411.631973</text:p>
          </table:table-cell>
          <table:table-cell table:formula="of:=[.C257]-[.B257]" office:value-type="float" office:value="1.51700699999992" calcext:value-type="float">
            <text:p>1.5170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office:value-type="float" office:value="1411.711338" calcext:value-type="float">
            <text:p>1411.711338</text:p>
          </table:table-cell>
          <table:table-cell office:value-type="float" office:value="1413.777098" calcext:value-type="float">
            <text:p>1413.777098</text:p>
          </table:table-cell>
          <table:table-cell table:formula="of:=[.C258]-[.B258]" office:value-type="float" office:value="2.06575999999995" calcext:value-type="float">
            <text:p>2.065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office:value-type="float" office:value="1417.807483" calcext:value-type="float">
            <text:p>1417.807483</text:p>
          </table:table-cell>
          <table:table-cell office:value-type="float" office:value="1422.836508" calcext:value-type="float">
            <text:p>1422.836508</text:p>
          </table:table-cell>
          <table:table-cell table:formula="of:=[.C259]-[.B259]" office:value-type="float" office:value="5.02902500000005" calcext:value-type="float">
            <text:p>5.0290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office:value-type="float" office:value="1424.691837" calcext:value-type="float">
            <text:p>1424.691837</text:p>
          </table:table-cell>
          <table:table-cell office:value-type="float" office:value="1426.308617" calcext:value-type="float">
            <text:p>1426.308617</text:p>
          </table:table-cell>
          <table:table-cell table:formula="of:=[.C260]-[.B260]" office:value-type="float" office:value="1.61677999999984" calcext:value-type="float">
            <text:p>1.616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office:value-type="float" office:value="1428.253741" calcext:value-type="float">
            <text:p>1428.253741</text:p>
          </table:table-cell>
          <table:table-cell office:value-type="float" office:value="1436.006576" calcext:value-type="float">
            <text:p>1436.006576</text:p>
          </table:table-cell>
          <table:table-cell table:formula="of:=[.C261]-[.B261]" office:value-type="float" office:value="7.752835" calcext:value-type="float">
            <text:p>7.7528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office:value-type="float" office:value="1437.951701" calcext:value-type="float">
            <text:p>1437.951701</text:p>
          </table:table-cell>
          <table:table-cell office:value-type="float" office:value="1443.180272" calcext:value-type="float">
            <text:p>1443.180272</text:p>
          </table:table-cell>
          <table:table-cell table:formula="of:=[.C262]-[.B262]" office:value-type="float" office:value="5.2285710000001" calcext:value-type="float">
            <text:p>5.2285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office:value-type="float" office:value="1443.469161" calcext:value-type="float">
            <text:p>1443.469161</text:p>
          </table:table-cell>
          <table:table-cell office:value-type="float" office:value="1444.187982" calcext:value-type="float">
            <text:p>1444.187982</text:p>
          </table:table-cell>
          <table:table-cell table:formula="of:=[.C263]-[.B263]" office:value-type="float" office:value="0.718820999999934" calcext:value-type="float">
            <text:p>0.7188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office:value-type="float" office:value="1446.113152" calcext:value-type="float">
            <text:p>1446.113152</text:p>
          </table:table-cell>
          <table:table-cell office:value-type="float" office:value="1447.101361" calcext:value-type="float">
            <text:p>1447.101361</text:p>
          </table:table-cell>
          <table:table-cell table:formula="of:=[.C264]-[.B264]" office:value-type="float" office:value="0.988209000000097" calcext:value-type="float">
            <text:p>0.9882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office:value-type="float" office:value="1449.026531" calcext:value-type="float">
            <text:p>1449.026531</text:p>
          </table:table-cell>
          <table:table-cell office:value-type="float" office:value="1452.040136" calcext:value-type="float">
            <text:p>1452.040136</text:p>
          </table:table-cell>
          <table:table-cell table:formula="of:=[.C265]-[.B265]" office:value-type="float" office:value="3.0136050000001" calcext:value-type="float">
            <text:p>3.0136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office:value-type="float" office:value="1453.885488" calcext:value-type="float">
            <text:p>1453.885488</text:p>
          </table:table-cell>
          <table:table-cell office:value-type="float" office:value="1455.631973" calcext:value-type="float">
            <text:p>1455.631973</text:p>
          </table:table-cell>
          <table:table-cell table:formula="of:=[.C266]-[.B266]" office:value-type="float" office:value="1.74648500000012" calcext:value-type="float">
            <text:p>1.7464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office:value-type="float" office:value="1455.880952" calcext:value-type="float">
            <text:p>1455.880952</text:p>
          </table:table-cell>
          <table:table-cell office:value-type="float" office:value="1457.048753" calcext:value-type="float">
            <text:p>1457.048753</text:p>
          </table:table-cell>
          <table:table-cell table:formula="of:=[.C267]-[.B267]" office:value-type="float" office:value="1.16780100000005" calcext:value-type="float">
            <text:p>1.1678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office:value-type="float" office:value="1457.168027" calcext:value-type="float">
            <text:p>1457.168027</text:p>
          </table:table-cell>
          <table:table-cell office:value-type="float" office:value="1461.30907" calcext:value-type="float">
            <text:p>1461.30907</text:p>
          </table:table-cell>
          <table:table-cell table:formula="of:=[.C268]-[.B268]" office:value-type="float" office:value="4.14104300000008" calcext:value-type="float">
            <text:p>4.1410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office:value-type="float" office:value="1461.358503" calcext:value-type="float">
            <text:p>1461.358503</text:p>
          </table:table-cell>
          <table:table-cell office:value-type="float" office:value="1470.448299" calcext:value-type="float">
            <text:p>1470.448299</text:p>
          </table:table-cell>
          <table:table-cell table:formula="of:=[.C269]-[.B269]" office:value-type="float" office:value="9.08979599999998" calcext:value-type="float">
            <text:p>9.0897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office:value-type="float" office:value="1470.497732" calcext:value-type="float">
            <text:p>1470.497732</text:p>
          </table:table-cell>
          <table:table-cell office:value-type="float" office:value="1472.912698" calcext:value-type="float">
            <text:p>1472.912698</text:p>
          </table:table-cell>
          <table:table-cell table:formula="of:=[.C270]-[.B270]" office:value-type="float" office:value="2.41496600000005" calcext:value-type="float">
            <text:p>2.4149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office:value-type="float" office:value="1473.071882" calcext:value-type="float">
            <text:p>1473.071882</text:p>
          </table:table-cell>
          <table:table-cell office:value-type="float" office:value="1474.788435" calcext:value-type="float">
            <text:p>1474.788435</text:p>
          </table:table-cell>
          <table:table-cell table:formula="of:=[.C271]-[.B271]" office:value-type="float" office:value="1.71655299999998" calcext:value-type="float">
            <text:p>1.716553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office:value-type="float" office:value="1474.887755" calcext:value-type="float">
            <text:p>1474.887755</text:p>
          </table:table-cell>
          <table:table-cell office:value-type="float" office:value="1476.125397" calcext:value-type="float">
            <text:p>1476.125397</text:p>
          </table:table-cell>
          <table:table-cell table:formula="of:=[.C272]-[.B272]" office:value-type="float" office:value="1.23764200000005" calcext:value-type="float">
            <text:p>1.23764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office:value-type="float" office:value="1476.703628" calcext:value-type="float">
            <text:p>1476.703628</text:p>
          </table:table-cell>
          <table:table-cell office:value-type="float" office:value="1483.109524" calcext:value-type="float">
            <text:p>1483.109524</text:p>
          </table:table-cell>
          <table:table-cell table:formula="of:=[.C273]-[.B273]" office:value-type="float" office:value="6.40589599999998" calcext:value-type="float">
            <text:p>6.405896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office:value-type="float" office:value="1483.248753" calcext:value-type="float">
            <text:p>1483.248753</text:p>
          </table:table-cell>
          <table:table-cell office:value-type="float" office:value="1486.421995" calcext:value-type="float">
            <text:p>1486.421995</text:p>
          </table:table-cell>
          <table:table-cell table:formula="of:=[.C274]-[.B274]" office:value-type="float" office:value="3.17324199999985" calcext:value-type="float">
            <text:p>3.17324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office:value-type="float" office:value="1486.471429" calcext:value-type="float">
            <text:p>1486.471429</text:p>
          </table:table-cell>
          <table:table-cell office:value-type="float" office:value="1490.033787" calcext:value-type="float">
            <text:p>1490.033787</text:p>
          </table:table-cell>
          <table:table-cell table:formula="of:=[.C275]-[.B275]" office:value-type="float" office:value="3.56235800000013" calcext:value-type="float">
            <text:p>3.5623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office:value-type="float" office:value="1490.282766" calcext:value-type="float">
            <text:p>1490.282766</text:p>
          </table:table-cell>
          <table:table-cell office:value-type="float" office:value="1496.628798" calcext:value-type="float">
            <text:p>1496.628798</text:p>
          </table:table-cell>
          <table:table-cell table:formula="of:=[.C276]-[.B276]" office:value-type="float" office:value="6.34603199999992" calcext:value-type="float">
            <text:p>6.34603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office:value-type="float" office:value="1497.147166" calcext:value-type="float">
            <text:p>1497.147166</text:p>
          </table:table-cell>
          <table:table-cell office:value-type="float" office:value="1500.450113" calcext:value-type="float">
            <text:p>1500.450113</text:p>
          </table:table-cell>
          <table:table-cell table:formula="of:=[.C277]-[.B277]" office:value-type="float" office:value="3.30294700000013" calcext:value-type="float">
            <text:p>3.3029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office:value-type="float" office:value="1501.277778" calcext:value-type="float">
            <text:p>1501.277778</text:p>
          </table:table-cell>
          <table:table-cell office:value-type="float" office:value="1507.035147" calcext:value-type="float">
            <text:p>1507.035147</text:p>
          </table:table-cell>
          <table:table-cell table:formula="of:=[.C278]-[.B278]" office:value-type="float" office:value="5.75736900000015" calcext:value-type="float">
            <text:p>5.7573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office:value-type="float" office:value="1507.194331" calcext:value-type="float">
            <text:p>1507.194331</text:p>
          </table:table-cell>
          <table:table-cell office:value-type="float" office:value="1507.773469" calcext:value-type="float">
            <text:p>1507.773469</text:p>
          </table:table-cell>
          <table:table-cell table:formula="of:=[.C279]-[.B279]" office:value-type="float" office:value="0.579138000000057" calcext:value-type="float">
            <text:p>0.5791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office:value-type="float" office:value="1511.893651" calcext:value-type="float">
            <text:p>1511.893651</text:p>
          </table:table-cell>
          <table:table-cell office:value-type="float" office:value="1515.765306" calcext:value-type="float">
            <text:p>1515.765306</text:p>
          </table:table-cell>
          <table:table-cell table:formula="of:=[.C280]-[.B280]" office:value-type="float" office:value="3.87165499999992" calcext:value-type="float">
            <text:p>3.8716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office:value-type="float" office:value="1515.974376" calcext:value-type="float">
            <text:p>1515.974376</text:p>
          </table:table-cell>
          <table:table-cell office:value-type="float" office:value="1517.611111" calcext:value-type="float">
            <text:p>1517.611111</text:p>
          </table:table-cell>
          <table:table-cell table:formula="of:=[.C281]-[.B281]" office:value-type="float" office:value="1.63673500000004" calcext:value-type="float">
            <text:p>1.6367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office:value-type="float" office:value="1517.730385" calcext:value-type="float">
            <text:p>1517.730385</text:p>
          </table:table-cell>
          <table:table-cell office:value-type="float" office:value="1518.329478" calcext:value-type="float">
            <text:p>1518.329478</text:p>
          </table:table-cell>
          <table:table-cell table:formula="of:=[.C282]-[.B282]" office:value-type="float" office:value="0.599093000000039" calcext:value-type="float">
            <text:p>0.5990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office:value-type="float" office:value="1520.214739" calcext:value-type="float">
            <text:p>1520.214739</text:p>
          </table:table-cell>
          <table:table-cell office:value-type="float" office:value="1521.442404" calcext:value-type="float">
            <text:p>1521.442404</text:p>
          </table:table-cell>
          <table:table-cell table:formula="of:=[.C283]-[.B283]" office:value-type="float" office:value="1.22766499999989" calcext:value-type="float">
            <text:p>1.2276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office:value-type="float" office:value="1524.814286" calcext:value-type="float">
            <text:p>1524.814286</text:p>
          </table:table-cell>
          <table:table-cell office:value-type="float" office:value="1528.027438" calcext:value-type="float">
            <text:p>1528.027438</text:p>
          </table:table-cell>
          <table:table-cell table:formula="of:=[.C284]-[.B284]" office:value-type="float" office:value="3.21315200000004" calcext:value-type="float">
            <text:p>3.2131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office:value-type="float" office:value="1528.126757" calcext:value-type="float">
            <text:p>1528.126757</text:p>
          </table:table-cell>
          <table:table-cell office:value-type="float" office:value="1530.860998" calcext:value-type="float">
            <text:p>1530.860998</text:p>
          </table:table-cell>
          <table:table-cell table:formula="of:=[.C285]-[.B285]" office:value-type="float" office:value="2.73424100000011" calcext:value-type="float">
            <text:p>2.7342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office:value-type="float" office:value="1531.409297" calcext:value-type="float">
            <text:p>1531.409297</text:p>
          </table:table-cell>
          <table:table-cell office:value-type="float" office:value="1534.043764" calcext:value-type="float">
            <text:p>1534.043764</text:p>
          </table:table-cell>
          <table:table-cell table:formula="of:=[.C286]-[.B286]" office:value-type="float" office:value="2.63446700000009" calcext:value-type="float">
            <text:p>2.6344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office:value-type="float" office:value="1534.133107" calcext:value-type="float">
            <text:p>1534.133107</text:p>
          </table:table-cell>
          <table:table-cell office:value-type="float" office:value="1538.68322" calcext:value-type="float">
            <text:p>1538.68322</text:p>
          </table:table-cell>
          <table:table-cell table:formula="of:=[.C287]-[.B287]" office:value-type="float" office:value="4.55011299999978" calcext:value-type="float">
            <text:p>4.5501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office:value-type="float" office:value="1538.772562" calcext:value-type="float">
            <text:p>1538.772562</text:p>
          </table:table-cell>
          <table:table-cell office:value-type="float" office:value="1540.738549" calcext:value-type="float">
            <text:p>1540.738549</text:p>
          </table:table-cell>
          <table:table-cell table:formula="of:=[.C288]-[.B288]" office:value-type="float" office:value="1.96598699999981" calcext:value-type="float">
            <text:p>1.9659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office:value-type="float" office:value="1542.124943" calcext:value-type="float">
            <text:p>1542.124943</text:p>
          </table:table-cell>
          <table:table-cell office:value-type="float" office:value="1545.846939" calcext:value-type="float">
            <text:p>1545.846939</text:p>
          </table:table-cell>
          <table:table-cell table:formula="of:=[.C289]-[.B289]" office:value-type="float" office:value="3.72199599999999" calcext:value-type="float">
            <text:p>3.7219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office:value-type="float" office:value="1546.305442" calcext:value-type="float">
            <text:p>1546.305442</text:p>
          </table:table-cell>
          <table:table-cell office:value-type="float" office:value="1548.321315" calcext:value-type="float">
            <text:p>1548.321315</text:p>
          </table:table-cell>
          <table:table-cell table:formula="of:=[.C290]-[.B290]" office:value-type="float" office:value="2.01587299999983" calcext:value-type="float">
            <text:p>2.0158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office:value-type="float" office:value="1548.590249" calcext:value-type="float">
            <text:p>1548.590249</text:p>
          </table:table-cell>
          <table:table-cell office:value-type="float" office:value="1549.219274" calcext:value-type="float">
            <text:p>1549.219274</text:p>
          </table:table-cell>
          <table:table-cell table:formula="of:=[.C291]-[.B291]" office:value-type="float" office:value="0.629024999999956" calcext:value-type="float">
            <text:p>0.629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office:value-type="float" office:value="1554.836054" calcext:value-type="float">
            <text:p>1554.836054</text:p>
          </table:table-cell>
          <table:table-cell office:value-type="float" office:value="1559.316327" calcext:value-type="float">
            <text:p>1559.316327</text:p>
          </table:table-cell>
          <table:table-cell table:formula="of:=[.C292]-[.B292]" office:value-type="float" office:value="4.4802729999999" calcext:value-type="float">
            <text:p>4.4802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office:value-type="float" office:value="1559.535374" calcext:value-type="float">
            <text:p>1559.535374</text:p>
          </table:table-cell>
          <table:table-cell office:value-type="float" office:value="1562.758503" calcext:value-type="float">
            <text:p>1562.758503</text:p>
          </table:table-cell>
          <table:table-cell table:formula="of:=[.C293]-[.B293]" office:value-type="float" office:value="3.22312899999997" calcext:value-type="float">
            <text:p>3.223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office:value-type="float" office:value="1567.97619" calcext:value-type="float">
            <text:p>1567.97619</text:p>
          </table:table-cell>
          <table:table-cell office:value-type="float" office:value="1571.498639" calcext:value-type="float">
            <text:p>1571.498639</text:p>
          </table:table-cell>
          <table:table-cell table:formula="of:=[.C294]-[.B294]" office:value-type="float" office:value="3.52244899999982" calcext:value-type="float">
            <text:p>3.5224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office:value-type="float" office:value="1571.548073" calcext:value-type="float">
            <text:p>1571.548073</text:p>
          </table:table-cell>
          <table:table-cell office:value-type="float" office:value="1585.446939" calcext:value-type="float">
            <text:p>1585.446939</text:p>
          </table:table-cell>
          <table:table-cell table:formula="of:=[.C295]-[.B295]" office:value-type="float" office:value="13.898866" calcext:value-type="float">
            <text:p>13.898866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office:value-type="float" office:value="1585.526304" calcext:value-type="float">
            <text:p>1585.526304</text:p>
          </table:table-cell>
          <table:table-cell office:value-type="float" office:value="1591.662812" calcext:value-type="float">
            <text:p>1591.662812</text:p>
          </table:table-cell>
          <table:table-cell table:formula="of:=[.C296]-[.B296]" office:value-type="float" office:value="6.13650800000005" calcext:value-type="float">
            <text:p>6.136508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office:value-type="float" office:value="1591.871882" calcext:value-type="float">
            <text:p>1591.871882</text:p>
          </table:table-cell>
          <table:table-cell office:value-type="float" office:value="1597.130385" calcext:value-type="float">
            <text:p>1597.130385</text:p>
          </table:table-cell>
          <table:table-cell table:formula="of:=[.C297]-[.B297]" office:value-type="float" office:value="5.25850300000002" calcext:value-type="float">
            <text:p>5.258503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office:value-type="float" office:value="1599.52449" calcext:value-type="float">
            <text:p>1599.52449</text:p>
          </table:table-cell>
          <table:table-cell office:value-type="float" office:value="1603.026984" calcext:value-type="float">
            <text:p>1603.026984</text:p>
          </table:table-cell>
          <table:table-cell table:formula="of:=[.C298]-[.B298]" office:value-type="float" office:value="3.50249400000007" calcext:value-type="float">
            <text:p>3.5024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office:value-type="float" office:value="1603.156236" calcext:value-type="float">
            <text:p>1603.156236</text:p>
          </table:table-cell>
          <table:table-cell office:value-type="float" office:value="1605.09229" calcext:value-type="float">
            <text:p>1605.09229</text:p>
          </table:table-cell>
          <table:table-cell table:formula="of:=[.C299]-[.B299]" office:value-type="float" office:value="1.93605400000001" calcext:value-type="float">
            <text:p>1.9360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office:value-type="float" office:value="1605.241497" calcext:value-type="float">
            <text:p>1605.241497</text:p>
          </table:table-cell>
          <table:table-cell office:value-type="float" office:value="1606.898186" calcext:value-type="float">
            <text:p>1606.898186</text:p>
          </table:table-cell>
          <table:table-cell table:formula="of:=[.C300]-[.B300]" office:value-type="float" office:value="1.65668899999991" calcext:value-type="float">
            <text:p>1.6566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office:value-type="float" office:value="1607.007483" calcext:value-type="float">
            <text:p>1607.007483</text:p>
          </table:table-cell>
          <table:table-cell office:value-type="float" office:value="1611.338095" calcext:value-type="float">
            <text:p>1611.338095</text:p>
          </table:table-cell>
          <table:table-cell table:formula="of:=[.C301]-[.B301]" office:value-type="float" office:value="4.33061199999997" calcext:value-type="float">
            <text:p>4.3306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office:value-type="float" office:value="1611.746712" calcext:value-type="float">
            <text:p>1611.746712</text:p>
          </table:table-cell>
          <table:table-cell office:value-type="float" office:value="1613.303628" calcext:value-type="float">
            <text:p>1613.303628</text:p>
          </table:table-cell>
          <table:table-cell table:formula="of:=[.C302]-[.B302]" office:value-type="float" office:value="1.556916" calcext:value-type="float">
            <text:p>1.5569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office:value-type="float" office:value="1613.69229" calcext:value-type="float">
            <text:p>1613.69229</text:p>
          </table:table-cell>
          <table:table-cell office:value-type="float" office:value="1618.162585" calcext:value-type="float">
            <text:p>1618.162585</text:p>
          </table:table-cell>
          <table:table-cell table:formula="of:=[.C303]-[.B303]" office:value-type="float" office:value="4.47029500000008" calcext:value-type="float">
            <text:p>4.4702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office:value-type="float" office:value="1620.117687" calcext:value-type="float">
            <text:p>1620.117687</text:p>
          </table:table-cell>
          <table:table-cell office:value-type="float" office:value="1620.547166" calcext:value-type="float">
            <text:p>1620.547166</text:p>
          </table:table-cell>
          <table:table-cell table:formula="of:=[.C304]-[.B304]" office:value-type="float" office:value="0.429479000000129" calcext:value-type="float">
            <text:p>0.4294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office:value-type="float" office:value="1620.796145" calcext:value-type="float">
            <text:p>1620.796145</text:p>
          </table:table-cell>
          <table:table-cell office:value-type="float" office:value="1623.84966" calcext:value-type="float">
            <text:p>1623.84966</text:p>
          </table:table-cell>
          <table:table-cell table:formula="of:=[.C305]-[.B305]" office:value-type="float" office:value="3.05351500000006" calcext:value-type="float">
            <text:p>3.0535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office:value-type="float" office:value="1624.088662" calcext:value-type="float">
            <text:p>1624.088662</text:p>
          </table:table-cell>
          <table:table-cell office:value-type="float" office:value="1626.294104" calcext:value-type="float">
            <text:p>1626.294104</text:p>
          </table:table-cell>
          <table:table-cell table:formula="of:=[.C306]-[.B306]" office:value-type="float" office:value="2.20544199999995" calcext:value-type="float">
            <text:p>2.2054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office:value-type="float" office:value="1629.217007" calcext:value-type="float">
            <text:p>1629.217007</text:p>
          </table:table-cell>
          <table:table-cell office:value-type="float" office:value="1635.712698" calcext:value-type="float">
            <text:p>1635.712698</text:p>
          </table:table-cell>
          <table:table-cell table:formula="of:=[.C307]-[.B307]" office:value-type="float" office:value="6.49569100000008" calcext:value-type="float">
            <text:p>6.4956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office:value-type="float" office:value="1635.831973" calcext:value-type="float">
            <text:p>1635.831973</text:p>
          </table:table-cell>
          <table:table-cell office:value-type="float" office:value="1638.097279" calcext:value-type="float">
            <text:p>1638.097279</text:p>
          </table:table-cell>
          <table:table-cell table:formula="of:=[.C308]-[.B308]" office:value-type="float" office:value="2.26530600000001" calcext:value-type="float">
            <text:p>2.2653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office:value-type="float" office:value="1639.872789" calcext:value-type="float">
            <text:p>1639.872789</text:p>
          </table:table-cell>
          <table:table-cell office:value-type="float" office:value="1641.629252" calcext:value-type="float">
            <text:p>1641.629252</text:p>
          </table:table-cell>
          <table:table-cell table:formula="of:=[.C309]-[.B309]" office:value-type="float" office:value="1.75646299999994" calcext:value-type="float">
            <text:p>1.7564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office:value-type="float" office:value="1641.798413" calcext:value-type="float">
            <text:p>1641.798413</text:p>
          </table:table-cell>
          <table:table-cell office:value-type="float" office:value="1643.943991" calcext:value-type="float">
            <text:p>1643.943991</text:p>
          </table:table-cell>
          <table:table-cell table:formula="of:=[.C310]-[.B310]" office:value-type="float" office:value="2.14557800000011" calcext:value-type="float">
            <text:p>2.1455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office:value-type="float" office:value="1643.973469" calcext:value-type="float">
            <text:p>1643.973469</text:p>
          </table:table-cell>
          <table:table-cell office:value-type="float" office:value="1644.532653" calcext:value-type="float">
            <text:p>1644.532653</text:p>
          </table:table-cell>
          <table:table-cell table:formula="of:=[.C311]-[.B311]" office:value-type="float" office:value="0.559183999999959" calcext:value-type="float">
            <text:p>0.5591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office:value-type="float" office:value="1644.761678" calcext:value-type="float">
            <text:p>1644.761678</text:p>
          </table:table-cell>
          <table:table-cell office:value-type="float" office:value="1652.963492" calcext:value-type="float">
            <text:p>1652.963492</text:p>
          </table:table-cell>
          <table:table-cell table:formula="of:=[.C312]-[.B312]" office:value-type="float" office:value="8.20181400000001" calcext:value-type="float">
            <text:p>8.2018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office:value-type="float" office:value="1653.392063" calcext:value-type="float">
            <text:p>1653.392063</text:p>
          </table:table-cell>
          <table:table-cell office:value-type="float" office:value="1658.650567" calcext:value-type="float">
            <text:p>1658.650567</text:p>
          </table:table-cell>
          <table:table-cell table:formula="of:=[.C313]-[.B313]" office:value-type="float" office:value="5.2585039999999" calcext:value-type="float">
            <text:p>5.258504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office:value-type="float" office:value="1660.585714" calcext:value-type="float">
            <text:p>1660.585714</text:p>
          </table:table-cell>
          <table:table-cell office:value-type="float" office:value="1664.407483" calcext:value-type="float">
            <text:p>1664.407483</text:p>
          </table:table-cell>
          <table:table-cell table:formula="of:=[.C314]-[.B314]" office:value-type="float" office:value="3.8217689999999" calcext:value-type="float">
            <text:p>3.8217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office:value-type="float" office:value="1665.22517" calcext:value-type="float">
            <text:p>1665.22517</text:p>
          </table:table-cell>
          <table:table-cell office:value-type="float" office:value="1668.079138" calcext:value-type="float">
            <text:p>1668.079138</text:p>
          </table:table-cell>
          <table:table-cell table:formula="of:=[.C315]-[.B315]" office:value-type="float" office:value="2.85396800000012" calcext:value-type="float">
            <text:p>2.8539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office:value-type="float" office:value="1668.288209" calcext:value-type="float">
            <text:p>1668.288209</text:p>
          </table:table-cell>
          <table:table-cell office:value-type="float" office:value="1669.785261" calcext:value-type="float">
            <text:p>1669.785261</text:p>
          </table:table-cell>
          <table:table-cell table:formula="of:=[.C316]-[.B316]" office:value-type="float" office:value="1.49705199999994" calcext:value-type="float">
            <text:p>1.4970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office:value-type="float" office:value="1671.64059" calcext:value-type="float">
            <text:p>1671.64059</text:p>
          </table:table-cell>
          <table:table-cell office:value-type="float" office:value="1676.370295" calcext:value-type="float">
            <text:p>1676.370295</text:p>
          </table:table-cell>
          <table:table-cell table:formula="of:=[.C317]-[.B317]" office:value-type="float" office:value="4.72970499999997" calcext:value-type="float">
            <text:p>4.7297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office:value-type="float" office:value="1676.619274" calcext:value-type="float">
            <text:p>1676.619274</text:p>
          </table:table-cell>
          <table:table-cell office:value-type="float" office:value="1679.612925" calcext:value-type="float">
            <text:p>1679.612925</text:p>
          </table:table-cell>
          <table:table-cell table:formula="of:=[.C318]-[.B318]" office:value-type="float" office:value="2.993651" calcext:value-type="float">
            <text:p>2.9936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office:value-type="float" office:value="1681.508163" calcext:value-type="float">
            <text:p>1681.508163</text:p>
          </table:table-cell>
          <table:table-cell office:value-type="float" office:value="1685.010658" calcext:value-type="float">
            <text:p>1685.010658</text:p>
          </table:table-cell>
          <table:table-cell table:formula="of:=[.C319]-[.B319]" office:value-type="float" office:value="3.50249499999995" calcext:value-type="float">
            <text:p>3.502495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office:value-type="float" office:value="1687.175283" calcext:value-type="float">
            <text:p>1687.175283</text:p>
          </table:table-cell>
          <table:table-cell office:value-type="float" office:value="1692.992517" calcext:value-type="float">
            <text:p>1692.992517</text:p>
          </table:table-cell>
          <table:table-cell table:formula="of:=[.C320]-[.B320]" office:value-type="float" office:value="5.81723399999987" calcext:value-type="float">
            <text:p>5.8172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office:value-type="float" office:value="1694.8678" calcext:value-type="float">
            <text:p>1694.8678</text:p>
          </table:table-cell>
          <table:table-cell office:value-type="float" office:value="1695.117687" calcext:value-type="float">
            <text:p>1695.117687</text:p>
          </table:table-cell>
          <table:table-cell table:formula="of:=[.C321]-[.B321]" office:value-type="float" office:value="0.249886999999944" calcext:value-type="float">
            <text:p>0.2498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office:value-type="float" office:value="1695.276871" calcext:value-type="float">
            <text:p>1695.276871</text:p>
          </table:table-cell>
          <table:table-cell office:value-type="float" office:value="1697.661905" calcext:value-type="float">
            <text:p>1697.661905</text:p>
          </table:table-cell>
          <table:table-cell table:formula="of:=[.C322]-[.B322]" office:value-type="float" office:value="2.3850339999999" calcext:value-type="float">
            <text:p>2.3850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office:value-type="float" office:value="1699.86644" calcext:value-type="float">
            <text:p>1699.86644</text:p>
          </table:table-cell>
          <table:table-cell office:value-type="float" office:value="1705.963039" calcext:value-type="float">
            <text:p>1705.963039</text:p>
          </table:table-cell>
          <table:table-cell table:formula="of:=[.C323]-[.B323]" office:value-type="float" office:value="6.09659899999997" calcext:value-type="float">
            <text:p>6.0965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office:value-type="float" office:value="1706.192063" calcext:value-type="float">
            <text:p>1706.192063</text:p>
          </table:table-cell>
          <table:table-cell office:value-type="float" office:value="1707.529478" calcext:value-type="float">
            <text:p>1707.529478</text:p>
          </table:table-cell>
          <table:table-cell table:formula="of:=[.C324]-[.B324]" office:value-type="float" office:value="1.33741499999996" calcext:value-type="float">
            <text:p>1.3374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office:value-type="float" office:value="1708.087755" calcext:value-type="float">
            <text:p>1708.087755</text:p>
          </table:table-cell>
          <table:table-cell office:value-type="float" office:value="1710.562585" calcext:value-type="float">
            <text:p>1710.562585</text:p>
          </table:table-cell>
          <table:table-cell table:formula="of:=[.C325]-[.B325]" office:value-type="float" office:value="2.47482999999988" calcext:value-type="float">
            <text:p>2.47483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office:value-type="float" office:value="1712.108617" calcext:value-type="float">
            <text:p>1712.108617</text:p>
          </table:table-cell>
          <table:table-cell office:value-type="float" office:value="1717.526757" calcext:value-type="float">
            <text:p>1717.526757</text:p>
          </table:table-cell>
          <table:table-cell table:formula="of:=[.C326]-[.B326]" office:value-type="float" office:value="5.41813999999999" calcext:value-type="float">
            <text:p>5.418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office:value-type="float" office:value="1719.402041" calcext:value-type="float">
            <text:p>1719.402041</text:p>
          </table:table-cell>
          <table:table-cell office:value-type="float" office:value="1721.787075" calcext:value-type="float">
            <text:p>1721.787075</text:p>
          </table:table-cell>
          <table:table-cell table:formula="of:=[.C327]-[.B327]" office:value-type="float" office:value="2.3850339999999" calcext:value-type="float">
            <text:p>2.3850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office:value-type="float" office:value="1727.114512" calcext:value-type="float">
            <text:p>1727.114512</text:p>
          </table:table-cell>
          <table:table-cell office:value-type="float" office:value="1731.135828" calcext:value-type="float">
            <text:p>1731.135828</text:p>
          </table:table-cell>
          <table:table-cell table:formula="of:=[.C328]-[.B328]" office:value-type="float" office:value="4.02131599999984" calcext:value-type="float">
            <text:p>4.0213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office:value-type="float" office:value="1731.414739" calcext:value-type="float">
            <text:p>1731.414739</text:p>
          </table:table-cell>
          <table:table-cell office:value-type="float" office:value="1733.580272" calcext:value-type="float">
            <text:p>1733.580272</text:p>
          </table:table-cell>
          <table:table-cell table:formula="of:=[.C329]-[.B329]" office:value-type="float" office:value="2.16553299999987" calcext:value-type="float">
            <text:p>2.1655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office:value-type="float" office:value="1735.445578" calcext:value-type="float">
            <text:p>1735.445578</text:p>
          </table:table-cell>
          <table:table-cell office:value-type="float" office:value="1737.022449" calcext:value-type="float">
            <text:p>1737.022449</text:p>
          </table:table-cell>
          <table:table-cell table:formula="of:=[.C330]-[.B330]" office:value-type="float" office:value="1.57687099999998" calcext:value-type="float">
            <text:p>1.57687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office:value-type="float" office:value="1737.540816" calcext:value-type="float">
            <text:p>1737.540816</text:p>
          </table:table-cell>
          <table:table-cell office:value-type="float" office:value="1739.836054" calcext:value-type="float">
            <text:p>1739.836054</text:p>
          </table:table-cell>
          <table:table-cell table:formula="of:=[.C331]-[.B331]" office:value-type="float" office:value="2.29523800000015" calcext:value-type="float">
            <text:p>2.295238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office:value-type="float" office:value="1744.12585" calcext:value-type="float">
            <text:p>1744.12585</text:p>
          </table:table-cell>
          <table:table-cell office:value-type="float" office:value="1747.339002" calcext:value-type="float">
            <text:p>1747.339002</text:p>
          </table:table-cell>
          <table:table-cell table:formula="of:=[.C332]-[.B332]" office:value-type="float" office:value="3.21315200000004" calcext:value-type="float">
            <text:p>3.21315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office:value-type="float" office:value="1748.515873" calcext:value-type="float">
            <text:p>1748.515873</text:p>
          </table:table-cell>
          <table:table-cell office:value-type="float" office:value="1753.624717" calcext:value-type="float">
            <text:p>1753.624717</text:p>
          </table:table-cell>
          <table:table-cell table:formula="of:=[.C333]-[.B333]" office:value-type="float" office:value="5.10884399999986" calcext:value-type="float">
            <text:p>5.108844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office:value-type="float" office:value="1757.77483" calcext:value-type="float">
            <text:p>1757.77483</text:p>
          </table:table-cell>
          <table:table-cell office:value-type="float" office:value="1760.858277" calcext:value-type="float">
            <text:p>1760.858277</text:p>
          </table:table-cell>
          <table:table-cell table:formula="of:=[.C334]-[.B334]" office:value-type="float" office:value="3.08344699999998" calcext:value-type="float">
            <text:p>3.083447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office:value-type="float" office:value="1760.8678" calcext:value-type="float">
            <text:p>1760.8678</text:p>
          </table:table-cell>
          <table:table-cell office:value-type="float" office:value="1768.161678" calcext:value-type="float">
            <text:p>1768.161678</text:p>
          </table:table-cell>
          <table:table-cell table:formula="of:=[.C335]-[.B335]" office:value-type="float" office:value="7.29387799999995" calcext:value-type="float">
            <text:p>7.2938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office:value-type="float" office:value="1768.241043" calcext:value-type="float">
            <text:p>1768.241043</text:p>
          </table:table-cell>
          <table:table-cell office:value-type="float" office:value="1771.43424" calcext:value-type="float">
            <text:p>1771.43424</text:p>
          </table:table-cell>
          <table:table-cell table:formula="of:=[.C336]-[.B336]" office:value-type="float" office:value="3.19319700000005" calcext:value-type="float">
            <text:p>3.1931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office:value-type="float" office:value="1773.349433" calcext:value-type="float">
            <text:p>1773.349433</text:p>
          </table:table-cell>
          <table:table-cell office:value-type="float" office:value="1778.847392" calcext:value-type="float">
            <text:p>1778.847392</text:p>
          </table:table-cell>
          <table:table-cell table:formula="of:=[.C337]-[.B337]" office:value-type="float" office:value="5.49795899999981" calcext:value-type="float">
            <text:p>5.497959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office:value-type="float" office:value="1780.423356" calcext:value-type="float">
            <text:p>1780.423356</text:p>
          </table:table-cell>
          <table:table-cell office:value-type="float" office:value="1785.262812" calcext:value-type="float">
            <text:p>1785.262812</text:p>
          </table:table-cell>
          <table:table-cell table:formula="of:=[.C338]-[.B338]" office:value-type="float" office:value="4.83945599999993" calcext:value-type="float">
            <text:p>4.8394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office:value-type="float" office:value="1793.104535" calcext:value-type="float">
            <text:p>1793.104535</text:p>
          </table:table-cell>
          <table:table-cell office:value-type="float" office:value="1796.207937" calcext:value-type="float">
            <text:p>1796.207937</text:p>
          </table:table-cell>
          <table:table-cell table:formula="of:=[.C339]-[.B339]" office:value-type="float" office:value="3.10340199999996" calcext:value-type="float">
            <text:p>3.1034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office:value-type="float" office:value="1796.456916" calcext:value-type="float">
            <text:p>1796.456916</text:p>
          </table:table-cell>
          <table:table-cell office:value-type="float" office:value="1798.373016" calcext:value-type="float">
            <text:p>1798.373016</text:p>
          </table:table-cell>
          <table:table-cell table:formula="of:=[.C340]-[.B340]" office:value-type="float" office:value="1.91609999999992" calcext:value-type="float">
            <text:p>1.91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office:value-type="float" office:value="1801.744898" calcext:value-type="float">
            <text:p>1801.744898</text:p>
          </table:table-cell>
          <table:table-cell office:value-type="float" office:value="1812.520862" calcext:value-type="float">
            <text:p>1812.520862</text:p>
          </table:table-cell>
          <table:table-cell table:formula="of:=[.C341]-[.B341]" office:value-type="float" office:value="10.7759640000002" calcext:value-type="float">
            <text:p>10.7759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office:value-type="float" office:value="1812.680045" calcext:value-type="float">
            <text:p>1812.680045</text:p>
          </table:table-cell>
          <table:table-cell office:value-type="float" office:value="1819.036054" calcext:value-type="float">
            <text:p>1819.036054</text:p>
          </table:table-cell>
          <table:table-cell table:formula="of:=[.C342]-[.B342]" office:value-type="float" office:value="6.35600899999986" calcext:value-type="float">
            <text:p>6.3560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office:value-type="float" office:value="1820.891383" calcext:value-type="float">
            <text:p>1820.891383</text:p>
          </table:table-cell>
          <table:table-cell office:value-type="float" office:value="1821.221088" calcext:value-type="float">
            <text:p>1821.221088</text:p>
          </table:table-cell>
          <table:table-cell table:formula="of:=[.C343]-[.B343]" office:value-type="float" office:value="0.329705000000104" calcext:value-type="float">
            <text:p>0.3297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office:value-type="float" office:value="1821.380272" calcext:value-type="float">
            <text:p>1821.380272</text:p>
          </table:table-cell>
          <table:table-cell office:value-type="float" office:value="1825.182086" calcext:value-type="float">
            <text:p>1825.182086</text:p>
          </table:table-cell>
          <table:table-cell table:formula="of:=[.C344]-[.B344]" office:value-type="float" office:value="3.80181399999992" calcext:value-type="float">
            <text:p>3.8018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office:value-type="float" office:value="1826.508617" calcext:value-type="float">
            <text:p>1826.508617</text:p>
          </table:table-cell>
          <table:table-cell office:value-type="float" office:value="1828.853741" calcext:value-type="float">
            <text:p>1828.853741</text:p>
          </table:table-cell>
          <table:table-cell table:formula="of:=[.C345]-[.B345]" office:value-type="float" office:value="2.34512399999994" calcext:value-type="float">
            <text:p>2.345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office:value-type="float" office:value="1829.062812" calcext:value-type="float">
            <text:p>1829.062812</text:p>
          </table:table-cell>
          <table:table-cell office:value-type="float" office:value="1830.619728" calcext:value-type="float">
            <text:p>1830.619728</text:p>
          </table:table-cell>
          <table:table-cell table:formula="of:=[.C346]-[.B346]" office:value-type="float" office:value="1.556916" calcext:value-type="float">
            <text:p>1.5569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office:value-type="float" office:value="1831.71678" calcext:value-type="float">
            <text:p>1831.71678</text:p>
          </table:table-cell>
          <table:table-cell office:value-type="float" office:value="1836.147166" calcext:value-type="float">
            <text:p>1836.147166</text:p>
          </table:table-cell>
          <table:table-cell table:formula="of:=[.C347]-[.B347]" office:value-type="float" office:value="4.430386" calcext:value-type="float">
            <text:p>4.4303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office:value-type="float" office:value="1841.025624" calcext:value-type="float">
            <text:p>1841.025624</text:p>
          </table:table-cell>
          <table:table-cell office:value-type="float" office:value="1844.099093" calcext:value-type="float">
            <text:p>1844.099093</text:p>
          </table:table-cell>
          <table:table-cell table:formula="of:=[.C348]-[.B348]" office:value-type="float" office:value="3.07346899999993" calcext:value-type="float">
            <text:p>3.0734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office:value-type="float" office:value="1844.188435" calcext:value-type="float">
            <text:p>1844.188435</text:p>
          </table:table-cell>
          <table:table-cell office:value-type="float" office:value="1849.626531" calcext:value-type="float">
            <text:p>1849.626531</text:p>
          </table:table-cell>
          <table:table-cell table:formula="of:=[.C349]-[.B349]" office:value-type="float" office:value="5.43809599999986" calcext:value-type="float">
            <text:p>5.4380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office:value-type="float" office:value="1849.965306" calcext:value-type="float">
            <text:p>1849.965306</text:p>
          </table:table-cell>
          <table:table-cell office:value-type="float" office:value="1851.621995" calcext:value-type="float">
            <text:p>1851.621995</text:p>
          </table:table-cell>
          <table:table-cell table:formula="of:=[.C350]-[.B350]" office:value-type="float" office:value="1.65668899999991" calcext:value-type="float">
            <text:p>1.6566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office:value-type="float" office:value="1853.197959" calcext:value-type="float">
            <text:p>1853.197959</text:p>
          </table:table-cell>
          <table:table-cell office:value-type="float" office:value="1859.164853" calcext:value-type="float">
            <text:p>1859.164853</text:p>
          </table:table-cell>
          <table:table-cell table:formula="of:=[.C351]-[.B351]" office:value-type="float" office:value="5.96689399999991" calcext:value-type="float">
            <text:p>5.9668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office:value-type="float" office:value="1859.413832" calcext:value-type="float">
            <text:p>1859.413832</text:p>
          </table:table-cell>
          <table:table-cell office:value-type="float" office:value="1863.195692" calcext:value-type="float">
            <text:p>1863.195692</text:p>
          </table:table-cell>
          <table:table-cell table:formula="of:=[.C352]-[.B352]" office:value-type="float" office:value="3.78186000000005" calcext:value-type="float">
            <text:p>3.781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office:value-type="float" office:value="1865.080952" calcext:value-type="float">
            <text:p>1865.080952</text:p>
          </table:table-cell>
          <table:table-cell office:value-type="float" office:value="1867.655556" calcext:value-type="float">
            <text:p>1867.655556</text:p>
          </table:table-cell>
          <table:table-cell table:formula="of:=[.C353]-[.B353]" office:value-type="float" office:value="2.57460399999991" calcext:value-type="float">
            <text:p>2.574604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office:value-type="float" office:value="1869.760317" calcext:value-type="float">
            <text:p>1869.760317</text:p>
          </table:table-cell>
          <table:table-cell office:value-type="float" office:value="1869.980272" calcext:value-type="float">
            <text:p>1869.980272</text:p>
          </table:table-cell>
          <table:table-cell table:formula="of:=[.C354]-[.B354]" office:value-type="float" office:value="0.219955000000027" calcext:value-type="float">
            <text:p>0.2199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office:value-type="float" office:value="1870.708163" calcext:value-type="float">
            <text:p>1870.708163</text:p>
          </table:table-cell>
          <table:table-cell office:value-type="float" office:value="1873.931293" calcext:value-type="float">
            <text:p>1873.931293</text:p>
          </table:table-cell>
          <table:table-cell table:formula="of:=[.C355]-[.B355]" office:value-type="float" office:value="3.22313000000008" calcext:value-type="float">
            <text:p>3.223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office:value-type="float" office:value="1874.130385" calcext:value-type="float">
            <text:p>1874.130385</text:p>
          </table:table-cell>
          <table:table-cell office:value-type="float" office:value="1878.411111" calcext:value-type="float">
            <text:p>1878.411111</text:p>
          </table:table-cell>
          <table:table-cell table:formula="of:=[.C356]-[.B356]" office:value-type="float" office:value="4.28072599999996" calcext:value-type="float">
            <text:p>4.2807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5" table:number-rows-repeated="10481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3" table:default-cell-style-name="ce2"/>
        <table:table-column table:style-name="co1" table:number-columns-repeated="3" table:default-cell-style-name="ce2"/>
        <table:table-column table:style-name="co14" table:default-cell-style-name="ce2"/>
        <table:table-column table:style-name="co12" table:number-columns-repeated="1014" table:default-cell-style-name="ce2"/>
        <table:table-row table:style-name="ro2">
          <table:table-cell table:style-name="ce22" office:value-type="string" calcext:value-type="string">
            <text:p>SPEECH ID</text:p>
          </table:table-cell>
          <table:table-cell/>
          <table:table-cell table:style-name="ce22" office:value-type="string" calcext:value-type="string">
            <text:p>Classific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1= MALE CONTROLLER</text:p>
          </table:table-cell>
          <table:table-cell table:number-columns-repeated="1018"/>
        </table:table-row>
        <table:table-row table:style-name="ro6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C2= FEMALE CONTROLLER</text:p>
          </table:table-cell>
          <table:table-cell table:number-columns-repeated="1018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1</text:p>
          </table:table-cell>
          <table:table-cell table:number-columns-repeated="2"/>
          <table:table-cell office:value-type="string" calcext:value-type="string">
            <text:p>C3= MALE CONTROLLER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5</text:p>
          </table:table-cell>
          <table:table-cell table:number-columns-repeated="2"/>
          <table:table-cell office:value-type="string" calcext:value-type="string">
            <text:p>P1= 84917</text:p>
          </table:table-cell>
          <table:table-cell table:number-columns-repeated="1018"/>
        </table:table-row>
        <table:table-row table:style-name="ro6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2=D1814</text:p>
          </table:table-cell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3=AMERICAN 232</text:p>
          </table:table-cell>
          <table:table-cell table:number-columns-repeated="1018"/>
        </table:table-row>
        <table:table-row table:style-name="ro6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3</text:p>
          </table:table-cell>
          <table:table-cell table:number-columns-repeated="2"/>
          <table:table-cell office:value-type="string" calcext:value-type="string">
            <text:p>P4=3182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5=4042</text:p>
          </table:table-cell>
          <table:table-cell table:number-columns-repeated="1018"/>
        </table:table-row>
        <table:table-row table:style-name="ro6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P6=D1923</text:p>
          </table:table-cell>
          <table:table-cell table:number-columns-repeated="1018"/>
        </table:table-row>
        <table:table-row table:style-name="ro6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7=7442</text:p>
          </table:table-cell>
          <table:table-cell table:number-columns-repeated="1018"/>
        </table:table-row>
        <table:table-row table:style-name="ro6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5</text:p>
          </table:table-cell>
          <table:table-cell table:number-columns-repeated="2"/>
          <table:table-cell office:value-type="string" calcext:value-type="string">
            <text:p>P8=A7262</text:p>
          </table:table-cell>
          <table:table-cell table:number-columns-repeated="1018"/>
        </table:table-row>
        <table:table-row table:style-name="ro6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9=6264</text:p>
          </table:table-cell>
          <table:table-cell table:number-columns-repeated="1018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10=3C080</text:p>
          </table:table-cell>
          <table:table-cell table:number-columns-repeated="1018"/>
        </table:table-row>
        <table:table-row table:style-name="ro6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11=71331</text:p>
          </table:table-cell>
          <table:table-cell table:number-columns-repeated="1018"/>
        </table:table-row>
        <table:table-row table:style-name="ro6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7</text:p>
          </table:table-cell>
          <table:table-cell table:number-columns-repeated="2"/>
          <table:table-cell office:value-type="string" calcext:value-type="string">
            <text:p>P12=D1732</text:p>
          </table:table-cell>
          <table:table-cell table:number-columns-repeated="1018"/>
        </table:table-row>
        <table:table-row table:style-name="ro6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13=64977</text:p>
          </table:table-cell>
          <table:table-cell table:number-columns-repeated="1018"/>
        </table:table-row>
        <table:table-row table:style-name="ro6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14=D2524</text:p>
          </table:table-cell>
          <table:table-cell table:number-columns-repeated="1018"/>
        </table:table-row>
        <table:table-row table:style-name="ro6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15=688</text:p>
          </table:table-cell>
          <table:table-cell table:number-columns-repeated="1018"/>
        </table:table-row>
        <table:table-row table:style-name="ro6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16=A1698</text:p>
          </table:table-cell>
          <table:table-cell table:number-columns-repeated="1018"/>
        </table:table-row>
        <table:table-row table:style-name="ro6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17=</text:p>
          </table:table-cell>
          <table:table-cell table:number-columns-repeated="1018"/>
        </table:table-row>
        <table:table-row table:style-name="ro6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9</text:p>
          </table:table-cell>
          <table:table-cell table:number-columns-repeated="2"/>
          <table:table-cell office:value-type="string" calcext:value-type="string">
            <text:p>P18=</text:p>
          </table:table-cell>
          <table:table-cell table:number-columns-repeated="1018"/>
        </table:table-row>
        <table:table-row table:style-name="ro6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19=</text:p>
          </table:table-cell>
          <table:table-cell table:number-columns-repeated="1018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20=</text:p>
          </table:table-cell>
          <table:table-cell table:number-columns-repeated="1018"/>
        </table:table-row>
        <table:table-row table:style-name="ro6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21=</text:p>
          </table:table-cell>
          <table:table-cell table:number-columns-repeated="1018"/>
        </table:table-row>
        <table:table-row table:style-name="ro6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22=</text:p>
          </table:table-cell>
          <table:table-cell table:number-columns-repeated="1018"/>
        </table:table-row>
        <table:table-row table:style-name="ro6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23=</text:p>
          </table:table-cell>
          <table:table-cell table:number-columns-repeated="1018"/>
        </table:table-row>
        <table:table-row table:style-name="ro6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24=</text:p>
          </table:table-cell>
          <table:table-cell table:number-columns-repeated="1018"/>
        </table:table-row>
        <table:table-row table:style-name="ro6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25=</text:p>
          </table:table-cell>
          <table:table-cell table:number-columns-repeated="1018"/>
        </table:table-row>
        <table:table-row table:style-name="ro6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26=</text:p>
          </table:table-cell>
          <table:table-cell table:number-columns-repeated="1018"/>
        </table:table-row>
        <table:table-row table:style-name="ro6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27=</text:p>
          </table:table-cell>
          <table:table-cell table:number-columns-repeated="1018"/>
        </table:table-row>
        <table:table-row table:style-name="ro6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10</text:p>
          </table:table-cell>
          <table:table-cell table:number-columns-repeated="2"/>
          <table:table-cell office:value-type="string" calcext:value-type="string">
            <text:p>P28=</text:p>
          </table:table-cell>
          <table:table-cell table:number-columns-repeated="1018"/>
        </table:table-row>
        <table:table-row table:style-name="ro6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29=</text:p>
          </table:table-cell>
          <table:table-cell table:number-columns-repeated="1018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30=</text:p>
          </table:table-cell>
          <table:table-cell table:number-columns-repeated="1018"/>
        </table:table-row>
        <table:table-row table:style-name="ro6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31=</text:p>
          </table:table-cell>
          <table:table-cell table:number-columns-repeated="1018"/>
        </table:table-row>
        <table:table-row table:style-name="ro6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32=</text:p>
          </table:table-cell>
          <table:table-cell table:number-columns-repeated="1018"/>
        </table:table-row>
        <table:table-row table:style-name="ro6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33=</text:p>
          </table:table-cell>
          <table:table-cell table:number-columns-repeated="1018"/>
        </table:table-row>
        <table:table-row table:style-name="ro6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12</text:p>
          </table:table-cell>
          <table:table-cell table:number-columns-repeated="2"/>
          <table:table-cell office:value-type="string" calcext:value-type="string">
            <text:p>P34=</text:p>
          </table:table-cell>
          <table:table-cell table:number-columns-repeated="1018"/>
        </table:table-row>
        <table:table-row table:style-name="ro6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35=</text:p>
          </table:table-cell>
          <table:table-cell table:number-columns-repeated="1018"/>
        </table:table-row>
        <table:table-row table:style-name="ro6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12</text:p>
          </table:table-cell>
          <table:table-cell table:number-columns-repeated="2"/>
          <table:table-cell office:value-type="string" calcext:value-type="string">
            <text:p>P36=</text:p>
          </table:table-cell>
          <table:table-cell table:number-columns-repeated="1018"/>
        </table:table-row>
        <table:table-row table:style-name="ro6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37=</text:p>
          </table:table-cell>
          <table:table-cell table:number-columns-repeated="1018"/>
        </table:table-row>
        <table:table-row table:style-name="ro6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38=</text:p>
          </table:table-cell>
          <table:table-cell table:number-columns-repeated="1018"/>
        </table:table-row>
        <table:table-row table:style-name="ro6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13</text:p>
          </table:table-cell>
          <table:table-cell table:number-columns-repeated="2"/>
          <table:table-cell office:value-type="string" calcext:value-type="string">
            <text:p>P39=</text:p>
          </table:table-cell>
          <table:table-cell table:number-columns-repeated="1018"/>
        </table:table-row>
        <table:table-row table:style-name="ro6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40=</text:p>
          </table:table-cell>
          <table:table-cell table:number-columns-repeated="1018"/>
        </table:table-row>
        <table:table-row table:style-name="ro6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6</text:p>
          </table:table-cell>
          <table:table-cell table:number-columns-repeated="2"/>
          <table:table-cell office:value-type="string" calcext:value-type="string">
            <text:p>P41=</text:p>
          </table:table-cell>
          <table:table-cell table:number-columns-repeated="1018"/>
        </table:table-row>
        <table:table-row table:style-name="ro6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42=</text:p>
          </table:table-cell>
          <table:table-cell table:number-columns-repeated="1018"/>
        </table:table-row>
        <table:table-row table:style-name="ro6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???</text:p>
          </table:table-cell>
          <table:table-cell table:number-columns-repeated="2"/>
          <table:table-cell office:value-type="string" calcext:value-type="string">
            <text:p>P43=</text:p>
          </table:table-cell>
          <table:table-cell table:number-columns-repeated="1018"/>
        </table:table-row>
        <table:table-row table:style-name="ro6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44=</text:p>
          </table:table-cell>
          <table:table-cell table:number-columns-repeated="1018"/>
        </table:table-row>
        <table:table-row table:style-name="ro6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14</text:p>
          </table:table-cell>
          <table:table-cell table:number-columns-repeated="2"/>
          <table:table-cell office:value-type="string" calcext:value-type="string">
            <text:p>P45=</text:p>
          </table:table-cell>
          <table:table-cell table:number-columns-repeated="1018"/>
        </table:table-row>
        <table:table-row table:style-name="ro6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14</text:p>
          </table:table-cell>
          <table:table-cell table:number-columns-repeated="2"/>
          <table:table-cell office:value-type="string" calcext:value-type="string">
            <text:p>P46=</text:p>
          </table:table-cell>
          <table:table-cell table:number-columns-repeated="1018"/>
        </table:table-row>
        <table:table-row table:style-name="ro6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47=</text:p>
          </table:table-cell>
          <table:table-cell table:number-columns-repeated="1018"/>
        </table:table-row>
        <table:table-row table:style-name="ro6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15</text:p>
          </table:table-cell>
          <table:table-cell table:number-columns-repeated="2"/>
          <table:table-cell office:value-type="string" calcext:value-type="string">
            <text:p>P48=</text:p>
          </table:table-cell>
          <table:table-cell table:number-columns-repeated="1018"/>
        </table:table-row>
        <table:table-row table:style-name="ro6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49=</text:p>
          </table:table-cell>
          <table:table-cell table:number-columns-repeated="1018"/>
        </table:table-row>
        <table:table-row table:style-name="ro6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15</text:p>
          </table:table-cell>
          <table:table-cell table:number-columns-repeated="2"/>
          <table:table-cell office:value-type="string" calcext:value-type="string">
            <text:p>P50=</text:p>
          </table:table-cell>
          <table:table-cell table:number-columns-repeated="1018"/>
        </table:table-row>
        <table:table-row table:style-name="ro6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51=</text:p>
          </table:table-cell>
          <table:table-cell table:number-columns-repeated="1018"/>
        </table:table-row>
        <table:table-row table:style-name="ro6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???</text:p>
          </table:table-cell>
          <table:table-cell table:number-columns-repeated="1021"/>
        </table:table-row>
        <table:table-row table:style-name="ro6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???</text:p>
          </table:table-cell>
          <table:table-cell table:number-columns-repeated="1021"/>
        </table:table-row>
        <table:table-row table:style-name="ro6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???</text:p>
          </table:table-cell>
          <table:table-cell table:number-columns-repeated="1021"/>
        </table:table-row>
        <table:table-row table:style-name="ro6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6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6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1</text:p>
          </table:table-cell>
          <table:table-cell table:number-columns-repeated="1021"/>
        </table:table-row>
        <table:table-row table:style-name="ro6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14</text:p>
          </table:table-cell>
          <table:table-cell table:number-columns-repeated="1021"/>
        </table:table-row>
        <table:table-row table:style-name="ro6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1</text:p>
          </table:table-cell>
          <table:table-cell table:number-columns-repeated="1021"/>
        </table:table-row>
        <table:table-row table:style-name="ro6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16</text:p>
          </table:table-cell>
          <table:table-cell table:number-columns-repeated="1021"/>
        </table:table-row>
        <table:table-row table:style-name="ro6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1</text:p>
          </table:table-cell>
          <table:table-cell table:number-columns-repeated="1021"/>
        </table:table-row>
        <table:table-row table:style-name="ro6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C1</text:p>
          </table:table-cell>
          <table:table-cell table:number-columns-repeated="1021"/>
        </table:table-row>
        <table:table-row table:style-name="ro6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C1= MALE CONTROLLER</text:p>
          </table:table-cell>
          <table:table-cell table:number-columns-repeated="1018"/>
        </table:table-row>
        <table:table-row table:style-name="ro6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17</text:p>
          </table:table-cell>
          <table:table-cell table:number-columns-repeated="2"/>
          <table:table-cell office:value-type="string" calcext:value-type="string">
            <text:p>C2= FEMALE CONTROLLER</text:p>
          </table:table-cell>
          <table:table-cell table:number-columns-repeated="1018"/>
        </table:table-row>
        <table:table-row table:style-name="ro6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C3= MALE CONTROLLER</text:p>
          </table:table-cell>
          <table:table-cell table:number-columns-repeated="1018"/>
        </table:table-row>
        <table:table-row table:style-name="ro6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14</text:p>
          </table:table-cell>
          <table:table-cell table:number-columns-repeated="2"/>
          <table:table-cell office:value-type="string" calcext:value-type="string">
            <text:p>P1= 84917</text:p>
          </table:table-cell>
          <table:table-cell table:number-columns-repeated="1018"/>
        </table:table-row>
        <table:table-row table:style-name="ro6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2=D1814</text:p>
          </table:table-cell>
          <table:table-cell table:number-columns-repeated="1018"/>
        </table:table-row>
        <table:table-row table:style-name="ro6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17</text:p>
          </table:table-cell>
          <table:table-cell table:number-columns-repeated="2"/>
          <table:table-cell office:value-type="string" calcext:value-type="string">
            <text:p>P3=AMERICAN 232</text:p>
          </table:table-cell>
          <table:table-cell table:number-columns-repeated="1018"/>
        </table:table-row>
        <table:table-row table:style-name="ro6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4=3182</text:p>
          </table:table-cell>
          <table:table-cell table:number-columns-repeated="1018"/>
        </table:table-row>
        <table:table-row table:style-name="ro6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5=4042</text:p>
          </table:table-cell>
          <table:table-cell table:number-columns-repeated="1018"/>
        </table:table-row>
        <table:table-row table:style-name="ro6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6=D923</text:p>
          </table:table-cell>
          <table:table-cell table:number-columns-repeated="1018"/>
        </table:table-row>
        <table:table-row table:style-name="ro6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17</text:p>
          </table:table-cell>
          <table:table-cell table:number-columns-repeated="2"/>
          <table:table-cell office:value-type="string" calcext:value-type="string">
            <text:p>P7=7442</text:p>
          </table:table-cell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17</text:p>
          </table:table-cell>
          <table:table-cell table:number-columns-repeated="2"/>
          <table:table-cell office:value-type="string" calcext:value-type="string">
            <text:p>P8=A7262</text:p>
          </table:table-cell>
          <table:table-cell table:number-columns-repeated="1018"/>
        </table:table-row>
        <table:table-row table:style-name="ro6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9=6264</text:p>
          </table:table-cell>
          <table:table-cell table:number-columns-repeated="1018"/>
        </table:table-row>
        <table:table-row table:style-name="ro6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10=3C080</text:p>
          </table:table-cell>
          <table:table-cell table:number-columns-repeated="1018"/>
        </table:table-row>
        <table:table-row table:style-name="ro6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P12</text:p>
          </table:table-cell>
          <table:table-cell table:number-columns-repeated="2"/>
          <table:table-cell office:value-type="string" calcext:value-type="string">
            <text:p>P11=71331</text:p>
          </table:table-cell>
          <table:table-cell table:number-columns-repeated="1018"/>
        </table:table-row>
        <table:table-row table:style-name="ro6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12=D1732</text:p>
          </table:table-cell>
          <table:table-cell table:number-columns-repeated="1018"/>
        </table:table-row>
        <table:table-row table:style-name="ro6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P???</text:p>
          </table:table-cell>
          <table:table-cell table:number-columns-repeated="2"/>
          <table:table-cell office:value-type="string" calcext:value-type="string">
            <text:p>P13=64977</text:p>
          </table:table-cell>
          <table:table-cell table:number-columns-repeated="1018"/>
        </table:table-row>
        <table:table-row table:style-name="ro6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14=D2524</text:p>
          </table:table-cell>
          <table:table-cell table:number-columns-repeated="1018"/>
        </table:table-row>
        <table:table-row table:style-name="ro6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???</text:p>
          </table:table-cell>
          <table:table-cell table:number-columns-repeated="2"/>
          <table:table-cell office:value-type="string" calcext:value-type="string">
            <text:p>P15=688</text:p>
          </table:table-cell>
          <table:table-cell table:number-columns-repeated="1018"/>
        </table:table-row>
        <table:table-row table:style-name="ro6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16=A1698</text:p>
          </table:table-cell>
          <table:table-cell table:number-columns-repeated="1018"/>
        </table:table-row>
        <table:table-row table:style-name="ro6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17=H4927</text:p>
          </table:table-cell>
          <table:table-cell table:number-columns-repeated="1018"/>
        </table:table-row>
        <table:table-row table:style-name="ro6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18=D26</text:p>
          </table:table-cell>
          <table:table-cell table:number-columns-repeated="1018"/>
        </table:table-row>
        <table:table-row table:style-name="ro6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19=837</text:p>
          </table:table-cell>
          <table:table-cell table:number-columns-repeated="1018"/>
        </table:table-row>
        <table:table-row table:style-name="ro6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20=2184</text:p>
          </table:table-cell>
          <table:table-cell table:number-columns-repeated="1018"/>
        </table:table-row>
        <table:table-row table:style-name="ro6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15</text:p>
          </table:table-cell>
          <table:table-cell table:number-columns-repeated="2"/>
          <table:table-cell office:value-type="string" calcext:value-type="string">
            <text:p>P21=D179</text:p>
          </table:table-cell>
          <table:table-cell table:number-columns-repeated="1018"/>
        </table:table-row>
        <table:table-row table:style-name="ro6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???</text:p>
          </table:table-cell>
          <table:table-cell table:number-columns-repeated="2"/>
          <table:table-cell office:value-type="string" calcext:value-type="string">
            <text:p>P22=D1646</text:p>
          </table:table-cell>
          <table:table-cell table:number-columns-repeated="1018"/>
        </table:table-row>
        <table:table-row table:style-name="ro6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23=D1425</text:p>
          </table:table-cell>
          <table:table-cell table:number-columns-repeated="1018"/>
        </table:table-row>
        <table:table-row table:style-name="ro6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24=</text:p>
          </table:table-cell>
          <table:table-cell table:number-columns-repeated="1018"/>
        </table:table-row>
        <table:table-row table:style-name="ro6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15</text:p>
          </table:table-cell>
          <table:table-cell table:number-columns-repeated="2"/>
          <table:table-cell office:value-type="string" calcext:value-type="string">
            <text:p>P25=</text:p>
          </table:table-cell>
          <table:table-cell table:number-columns-repeated="1018"/>
        </table:table-row>
        <table:table-row table:style-name="ro6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26=</text:p>
          </table:table-cell>
          <table:table-cell table:number-columns-repeated="1018"/>
        </table:table-row>
        <table:table-row table:style-name="ro6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???</text:p>
          </table:table-cell>
          <table:table-cell table:number-columns-repeated="2"/>
          <table:table-cell office:value-type="string" calcext:value-type="string">
            <text:p>P27=</text:p>
          </table:table-cell>
          <table:table-cell table:number-columns-repeated="1018"/>
        </table:table-row>
        <table:table-row table:style-name="ro6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28=</text:p>
          </table:table-cell>
          <table:table-cell table:number-columns-repeated="1018"/>
        </table:table-row>
        <table:table-row table:style-name="ro6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29=</text:p>
          </table:table-cell>
          <table:table-cell table:number-columns-repeated="1018"/>
        </table:table-row>
        <table:table-row table:style-name="ro6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???</text:p>
          </table:table-cell>
          <table:table-cell table:number-columns-repeated="2"/>
          <table:table-cell office:value-type="string" calcext:value-type="string">
            <text:p>P30=</text:p>
          </table:table-cell>
          <table:table-cell table:number-columns-repeated="1018"/>
        </table:table-row>
        <table:table-row table:style-name="ro6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31=</text:p>
          </table:table-cell>
          <table:table-cell table:number-columns-repeated="1018"/>
        </table:table-row>
        <table:table-row table:style-name="ro6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32=</text:p>
          </table:table-cell>
          <table:table-cell table:number-columns-repeated="1018"/>
        </table:table-row>
        <table:table-row table:style-name="ro6">
          <table:table-cell office:value-type="float" office:value="101" calcext:value-type="float">
            <text:p>101</text:p>
          </table:table-cell>
          <table:table-cell table:number-columns-repeated="4"/>
          <table:table-cell office:value-type="string" calcext:value-type="string">
            <text:p>P33=</text:p>
          </table:table-cell>
          <table:table-cell table:number-columns-repeated="1018"/>
        </table:table-row>
        <table:table-row table:style-name="ro6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P20</text:p>
          </table:table-cell>
          <table:table-cell table:number-columns-repeated="2"/>
          <table:table-cell office:value-type="string" calcext:value-type="string">
            <text:p>P34=</text:p>
          </table:table-cell>
          <table:table-cell table:number-columns-repeated="1018"/>
        </table:table-row>
        <table:table-row table:style-name="ro6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P9</text:p>
          </table:table-cell>
          <table:table-cell table:number-columns-repeated="2"/>
          <table:table-cell office:value-type="string" calcext:value-type="string">
            <text:p>P35=</text:p>
          </table:table-cell>
          <table:table-cell table:number-columns-repeated="1018"/>
        </table:table-row>
        <table:table-row table:style-name="ro6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36=</text:p>
          </table:table-cell>
          <table:table-cell table:number-columns-repeated="1018"/>
        </table:table-row>
        <table:table-row table:style-name="ro6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P18</text:p>
          </table:table-cell>
          <table:table-cell table:number-columns-repeated="2"/>
          <table:table-cell office:value-type="string" calcext:value-type="string">
            <text:p>P37=</text:p>
          </table:table-cell>
          <table:table-cell table:number-columns-repeated="1018"/>
        </table:table-row>
        <table:table-row table:style-name="ro6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P12</text:p>
          </table:table-cell>
          <table:table-cell table:number-columns-repeated="2"/>
          <table:table-cell office:value-type="string" calcext:value-type="string">
            <text:p>P38=</text:p>
          </table:table-cell>
          <table:table-cell table:number-columns-repeated="1018"/>
        </table:table-row>
        <table:table-row table:style-name="ro6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39=</text:p>
          </table:table-cell>
          <table:table-cell table:number-columns-repeated="1018"/>
        </table:table-row>
        <table:table-row table:style-name="ro6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40=</text:p>
          </table:table-cell>
          <table:table-cell table:number-columns-repeated="1018"/>
        </table:table-row>
        <table:table-row table:style-name="ro6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41=</text:p>
          </table:table-cell>
          <table:table-cell table:number-columns-repeated="1018"/>
        </table:table-row>
        <table:table-row table:style-name="ro6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P21</text:p>
          </table:table-cell>
          <table:table-cell table:number-columns-repeated="2"/>
          <table:table-cell office:value-type="string" calcext:value-type="string">
            <text:p>P42=</text:p>
          </table:table-cell>
          <table:table-cell table:number-columns-repeated="1018"/>
        </table:table-row>
        <table:table-row table:style-name="ro6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43=</text:p>
          </table:table-cell>
          <table:table-cell table:number-columns-repeated="1018"/>
        </table:table-row>
        <table:table-row table:style-name="ro6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P21</text:p>
          </table:table-cell>
          <table:table-cell table:number-columns-repeated="2"/>
          <table:table-cell office:value-type="string" calcext:value-type="string">
            <text:p>P44=</text:p>
          </table:table-cell>
          <table:table-cell table:number-columns-repeated="1018"/>
        </table:table-row>
        <table:table-row table:style-name="ro6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45=</text:p>
          </table:table-cell>
          <table:table-cell table:number-columns-repeated="1018"/>
        </table:table-row>
        <table:table-row table:style-name="ro6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P12</text:p>
          </table:table-cell>
          <table:table-cell table:number-columns-repeated="2"/>
          <table:table-cell office:value-type="string" calcext:value-type="string">
            <text:p>P46=</text:p>
          </table:table-cell>
          <table:table-cell table:number-columns-repeated="1018"/>
        </table:table-row>
        <table:table-row table:style-name="ro6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P47=</text:p>
          </table:table-cell>
          <table:table-cell table:number-columns-repeated="1018"/>
        </table:table-row>
        <table:table-row table:style-name="ro6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P???</text:p>
          </table:table-cell>
          <table:table-cell table:number-columns-repeated="2"/>
          <table:table-cell office:value-type="string" calcext:value-type="string">
            <text:p>P48=</text:p>
          </table:table-cell>
          <table:table-cell table:number-columns-repeated="1018"/>
        </table:table-row>
        <table:table-row table:style-name="ro6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P???</text:p>
          </table:table-cell>
          <table:table-cell table:number-columns-repeated="2"/>
          <table:table-cell office:value-type="string" calcext:value-type="string">
            <text:p>P49=</text:p>
          </table:table-cell>
          <table:table-cell table:number-columns-repeated="1018"/>
        </table:table-row>
        <table:table-row table:style-name="ro6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50=</text:p>
          </table:table-cell>
          <table:table-cell table:number-columns-repeated="1018"/>
        </table:table-row>
        <table:table-row table:style-name="ro6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P22</text:p>
          </table:table-cell>
          <table:table-cell table:number-columns-repeated="2"/>
          <table:table-cell office:value-type="string" calcext:value-type="string">
            <text:p>P51=</text:p>
          </table:table-cell>
          <table:table-cell table:number-columns-repeated="1018"/>
        </table:table-row>
        <table:table-row table:style-name="ro6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1</text:p>
          </table:table-cell>
          <table:table-cell table:number-columns-repeated="1021"/>
        </table:table-row>
        <table:table-row table:style-name="ro6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P???</text:p>
          </table:table-cell>
          <table:table-cell table:number-columns-repeated="1021"/>
        </table:table-row>
        <table:table-row table:style-name="ro6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C3</text:p>
          </table:table-cell>
          <table:table-cell table:number-columns-repeated="1021"/>
        </table:table-row>
        <table:table-row table:style-name="ro6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P???</text:p>
          </table:table-cell>
          <table:table-cell table:number-columns-repeated="1021"/>
        </table:table-row>
        <table:table-row table:style-name="ro6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6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6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P23</text:p>
          </table:table-cell>
          <table:table-cell table:number-columns-repeated="1021"/>
        </table:table-row>
        <table:table-row table:style-name="ro6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C3</text:p>
          </table:table-cell>
          <table:table-cell table:number-columns-repeated="1021"/>
        </table:table-row>
        <table:table-row table:style-name="ro6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P23</text:p>
          </table:table-cell>
          <table:table-cell table:number-columns-repeated="1021"/>
        </table:table-row>
        <table:table-row table:style-name="ro6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C3</text:p>
          </table:table-cell>
          <table:table-cell table:number-columns-repeated="1021"/>
        </table:table-row>
        <table:table-row table:style-name="ro6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P15</text:p>
          </table:table-cell>
          <table:table-cell table:number-columns-repeated="1021"/>
        </table:table-row>
        <table:table-row table:style-name="ro6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C3</text:p>
          </table:table-cell>
          <table:table-cell table:number-columns-repeated="1021"/>
        </table:table-row>
        <table:table-row table:style-name="ro6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P15</text:p>
          </table:table-cell>
          <table:table-cell table:number-columns-repeated="1021"/>
        </table:table-row>
        <table:table-row table:style-name="ro6">
          <table:table-cell office:value-type="float" office:value="133" calcext:value-type="float">
            <text:p>133</text:p>
          </table:table-cell>
          <table:table-cell table:number-columns-repeated="1023"/>
        </table:table-row>
        <table:table-row table:style-name="ro6">
          <table:table-cell office:value-type="float" office:value="134" calcext:value-type="float">
            <text:p>134</text:p>
          </table:table-cell>
          <table:table-cell table:number-columns-repeated="1023"/>
        </table:table-row>
        <table:table-row table:style-name="ro6">
          <table:table-cell office:value-type="float" office:value="135" calcext:value-type="float">
            <text:p>135</text:p>
          </table:table-cell>
          <table:table-cell table:number-columns-repeated="1023"/>
        </table:table-row>
        <table:table-row table:style-name="ro6">
          <table:table-cell office:value-type="float" office:value="136" calcext:value-type="float">
            <text:p>136</text:p>
          </table:table-cell>
          <table:table-cell table:number-columns-repeated="1023"/>
        </table:table-row>
        <table:table-row table:style-name="ro6">
          <table:table-cell office:value-type="float" office:value="137" calcext:value-type="float">
            <text:p>137</text:p>
          </table:table-cell>
          <table:table-cell table:number-columns-repeated="1023"/>
        </table:table-row>
        <table:table-row table:style-name="ro6">
          <table:table-cell office:value-type="float" office:value="138" calcext:value-type="float">
            <text:p>138</text:p>
          </table:table-cell>
          <table:table-cell table:number-columns-repeated="5"/>
          <table:table-cell office:value-type="string" calcext:value-type="string">
            <text:p>C1= FEMALE CONTROLLER</text:p>
          </table:table-cell>
          <table:table-cell table:number-columns-repeated="1017"/>
        </table:table-row>
        <table:table-row table:style-name="ro6">
          <table:table-cell office:value-type="float" office:value="139" calcext:value-type="float">
            <text:p>139</text:p>
          </table:table-cell>
          <table:table-cell table:number-columns-repeated="5"/>
          <table:table-cell office:value-type="string" calcext:value-type="string">
            <text:p>C2= MALE CONTROLLER</text:p>
          </table:table-cell>
          <table:table-cell table:number-columns-repeated="1017"/>
        </table:table-row>
        <table:table-row table:style-name="ro6">
          <table:table-cell office:value-type="float" office:value="140" calcext:value-type="float">
            <text:p>140</text:p>
          </table:table-cell>
          <table:table-cell table:number-columns-repeated="5"/>
          <table:table-cell office:value-type="string" calcext:value-type="string">
            <text:p>C3= FEMALE CONTROLLER</text:p>
          </table:table-cell>
          <table:table-cell table:number-columns-repeated="1017"/>
        </table:table-row>
        <table:table-row table:style-name="ro6">
          <table:table-cell office:value-type="float" office:value="141" calcext:value-type="float">
            <text:p>141</text:p>
          </table:table-cell>
          <table:table-cell table:number-columns-repeated="5"/>
          <table:table-cell office:value-type="string" calcext:value-type="string">
            <text:p>P1= OCEAN AIR6301</text:p>
          </table:table-cell>
          <table:table-cell table:number-columns-repeated="1017"/>
        </table:table-row>
        <table:table-row table:style-name="ro6">
          <table:table-cell office:value-type="float" office:value="142" calcext:value-type="float">
            <text:p>142</text:p>
          </table:table-cell>
          <table:table-cell table:number-columns-repeated="5"/>
          <table:table-cell office:value-type="string" calcext:value-type="string">
            <text:p>P2= OCEAN AIR6327</text:p>
          </table:table-cell>
          <table:table-cell table:number-columns-repeated="1017"/>
        </table:table-row>
        <table:table-row table:style-name="ro6">
          <table:table-cell office:value-type="float" office:value="143" calcext:value-type="float">
            <text:p>143</text:p>
          </table:table-cell>
          <table:table-cell table:number-columns-repeated="5"/>
          <table:table-cell office:value-type="string" calcext:value-type="string">
            <text:p>P3=TAM3290</text:p>
          </table:table-cell>
          <table:table-cell table:number-columns-repeated="1017"/>
        </table:table-row>
        <table:table-row table:style-name="ro6">
          <table:table-cell office:value-type="float" office:value="144" calcext:value-type="float">
            <text:p>144</text:p>
          </table:table-cell>
          <table:table-cell table:number-columns-repeated="5"/>
          <table:table-cell office:value-type="string" calcext:value-type="string">
            <text:p>P4=TAM3721</text:p>
          </table:table-cell>
          <table:table-cell table:number-columns-repeated="1017"/>
        </table:table-row>
        <table:table-row table:style-name="ro6">
          <table:table-cell office:value-type="float" office:value="145" calcext:value-type="float">
            <text:p>145</text:p>
          </table:table-cell>
          <table:table-cell table:number-columns-repeated="5"/>
          <table:table-cell office:value-type="string" calcext:value-type="string">
            <text:p>P5=TAM4671</text:p>
          </table:table-cell>
          <table:table-cell table:number-columns-repeated="1017"/>
        </table:table-row>
        <table:table-row table:style-name="ro6">
          <table:table-cell office:value-type="float" office:value="146" calcext:value-type="float">
            <text:p>146</text:p>
          </table:table-cell>
          <table:table-cell table:number-columns-repeated="5"/>
          <table:table-cell office:value-type="string" calcext:value-type="string">
            <text:p>P6=TAM3148</text:p>
          </table:table-cell>
          <table:table-cell table:number-columns-repeated="1017"/>
        </table:table-row>
        <table:table-row table:style-name="ro6">
          <table:table-cell office:value-type="float" office:value="147" calcext:value-type="float">
            <text:p>147</text:p>
          </table:table-cell>
          <table:table-cell table:number-columns-repeated="5"/>
          <table:table-cell office:value-type="string" calcext:value-type="string">
            <text:p>P7= OCEANAIR6375</text:p>
          </table:table-cell>
          <table:table-cell table:number-columns-repeated="1017"/>
        </table:table-row>
        <table:table-row table:style-name="ro6">
          <table:table-cell office:value-type="float" office:value="148" calcext:value-type="float">
            <text:p>148</text:p>
          </table:table-cell>
          <table:table-cell table:number-columns-repeated="5"/>
          <table:table-cell office:value-type="string" calcext:value-type="string">
            <text:p>P8= TAM190</text:p>
          </table:table-cell>
          <table:table-cell table:number-columns-repeated="1017"/>
        </table:table-row>
        <table:table-row table:style-name="ro6">
          <table:table-cell office:value-type="float" office:value="149" calcext:value-type="float">
            <text:p>149</text:p>
          </table:table-cell>
          <table:table-cell table:number-columns-repeated="5"/>
          <table:table-cell office:value-type="string" calcext:value-type="string">
            <text:p>P9= TAM3041</text:p>
          </table:table-cell>
          <table:table-cell table:number-columns-repeated="1017"/>
        </table:table-row>
        <table:table-row table:style-name="ro6">
          <table:table-cell office:value-type="float" office:value="150" calcext:value-type="float">
            <text:p>150</text:p>
          </table:table-cell>
          <table:table-cell table:number-columns-repeated="5"/>
          <table:table-cell office:value-type="string" calcext:value-type="string">
            <text:p>P10=OCEANAIR6234</text:p>
          </table:table-cell>
          <table:table-cell table:number-columns-repeated="1017"/>
        </table:table-row>
        <table:table-row table:style-name="ro6"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11=TAM3303</text:p>
          </table:table-cell>
          <table:table-cell table:number-columns-repeated="1017"/>
        </table:table-row>
        <table:table-row table:style-name="ro6">
          <table:table-cell office:value-type="float" office:value="152" calcext:value-type="float">
            <text:p>152</text:p>
          </table:table-cell>
          <table:table-cell table:number-columns-repeated="5"/>
          <table:table-cell office:value-type="string" calcext:value-type="string">
            <text:p>P12=GOL2088</text:p>
          </table:table-cell>
          <table:table-cell table:number-columns-repeated="1017"/>
        </table:table-row>
        <table:table-row table:style-name="ro6">
          <table:table-cell office:value-type="float" office:value="153" calcext:value-type="float">
            <text:p>153</text:p>
          </table:table-cell>
          <table:table-cell table:number-columns-repeated="5"/>
          <table:table-cell office:value-type="string" calcext:value-type="string">
            <text:p>P13=AR</text:p>
          </table:table-cell>
          <table:table-cell table:number-columns-repeated="1017"/>
        </table:table-row>
        <table:table-row table:style-name="ro6">
          <table:table-cell office:value-type="float" office:value="154" calcext:value-type="float">
            <text:p>154</text:p>
          </table:table-cell>
          <table:table-cell table:number-columns-repeated="5"/>
          <table:table-cell office:value-type="string" calcext:value-type="string">
            <text:p>P14=TAM4675</text:p>
          </table:table-cell>
          <table:table-cell table:number-columns-repeated="1017"/>
        </table:table-row>
        <table:table-row table:style-name="ro6">
          <table:table-cell office:value-type="float" office:value="155" calcext:value-type="float">
            <text:p>155</text:p>
          </table:table-cell>
          <table:table-cell table:number-columns-repeated="5"/>
          <table:table-cell office:value-type="string" calcext:value-type="string">
            <text:p>P15=TAM3241</text:p>
          </table:table-cell>
          <table:table-cell table:number-columns-repeated="1017"/>
        </table:table-row>
        <table:table-row table:style-name="ro6">
          <table:table-cell office:value-type="float" office:value="156" calcext:value-type="float">
            <text:p>156</text:p>
          </table:table-cell>
          <table:table-cell table:number-columns-repeated="5"/>
          <table:table-cell office:value-type="string" calcext:value-type="string">
            <text:p>P16=FA2335</text:p>
          </table:table-cell>
          <table:table-cell table:number-columns-repeated="1017"/>
        </table:table-row>
        <table:table-row table:style-name="ro6">
          <table:table-cell office:value-type="float" office:value="157" calcext:value-type="float">
            <text:p>157</text:p>
          </table:table-cell>
          <table:table-cell table:number-columns-repeated="5"/>
          <table:table-cell office:value-type="string" calcext:value-type="string">
            <text:p>P17=AZUL5023</text:p>
          </table:table-cell>
          <table:table-cell table:number-columns-repeated="1017"/>
        </table:table-row>
        <table:table-row table:style-name="ro6">
          <table:table-cell office:value-type="float" office:value="158" calcext:value-type="float">
            <text:p>158</text:p>
          </table:table-cell>
          <table:table-cell table:number-columns-repeated="5"/>
          <table:table-cell table:style-name="ce23" office:value-type="string" calcext:value-type="string">
            <text:p>P18=TAM3841</text:p>
          </table:table-cell>
          <table:table-cell table:number-columns-repeated="1017"/>
        </table:table-row>
        <table:table-row table:style-name="ro6">
          <table:table-cell office:value-type="float" office:value="159" calcext:value-type="float">
            <text:p>159</text:p>
          </table:table-cell>
          <table:table-cell table:number-columns-repeated="5"/>
          <table:table-cell office:value-type="string" calcext:value-type="string">
            <text:p>P19=ARBHB</text:p>
          </table:table-cell>
          <table:table-cell table:number-columns-repeated="1017"/>
        </table:table-row>
        <table:table-row table:style-name="ro6">
          <table:table-cell office:value-type="float" office:value="160" calcext:value-type="float">
            <text:p>160</text:p>
          </table:table-cell>
          <table:table-cell table:number-columns-repeated="5"/>
          <table:table-cell office:value-type="string" calcext:value-type="string">
            <text:p>P20=ARSFN</text:p>
          </table:table-cell>
          <table:table-cell table:number-columns-repeated="1017"/>
        </table:table-row>
        <table:table-row table:style-name="ro6">
          <table:table-cell office:value-type="float" office:value="161" calcext:value-type="float">
            <text:p>161</text:p>
          </table:table-cell>
          <table:table-cell table:number-columns-repeated="5"/>
          <table:table-cell table:style-name="ce24" office:value-type="string" calcext:value-type="string">
            <text:p>P21=TAM3841</text:p>
          </table:table-cell>
          <table:table-cell table:number-columns-repeated="1017"/>
        </table:table-row>
        <table:table-row table:style-name="ro6">
          <table:table-cell office:value-type="float" office:value="162" calcext:value-type="float">
            <text:p>162</text:p>
          </table:table-cell>
          <table:table-cell table:number-columns-repeated="5"/>
          <table:table-cell office:value-type="string" calcext:value-type="string">
            <text:p>P22=WJB</text:p>
          </table:table-cell>
          <table:table-cell table:number-columns-repeated="1017"/>
        </table:table-row>
        <table:table-row table:style-name="ro6">
          <table:table-cell office:value-type="float" office:value="163" calcext:value-type="float">
            <text:p>163</text:p>
          </table:table-cell>
          <table:table-cell table:number-columns-repeated="5"/>
          <table:table-cell office:value-type="string" calcext:value-type="string">
            <text:p>P23=ARHB</text:p>
          </table:table-cell>
          <table:table-cell table:number-columns-repeated="1017"/>
        </table:table-row>
        <table:table-row table:style-name="ro6">
          <table:table-cell office:value-type="float" office:value="164" calcext:value-type="float">
            <text:p>164</text:p>
          </table:table-cell>
          <table:table-cell table:number-columns-repeated="5"/>
          <table:table-cell office:value-type="string" calcext:value-type="string">
            <text:p>P24=PTWJB</text:p>
          </table:table-cell>
          <table:table-cell table:number-columns-repeated="1017"/>
        </table:table-row>
        <table:table-row table:style-name="ro6">
          <table:table-cell office:value-type="float" office:value="165" calcext:value-type="float">
            <text:p>165</text:p>
          </table:table-cell>
          <table:table-cell table:number-columns-repeated="5"/>
          <table:table-cell office:value-type="string" calcext:value-type="string">
            <text:p>P25=TAM3327</text:p>
          </table:table-cell>
          <table:table-cell table:number-columns-repeated="1017"/>
        </table:table-row>
        <table:table-row table:style-name="ro6">
          <table:table-cell office:value-type="float" office:value="166" calcext:value-type="float">
            <text:p>166</text:p>
          </table:table-cell>
          <table:table-cell table:number-columns-repeated="5"/>
          <table:table-cell office:value-type="string" calcext:value-type="string">
            <text:p>P26=331???</text:p>
          </table:table-cell>
          <table:table-cell table:number-columns-repeated="1017"/>
        </table:table-row>
        <table:table-row table:style-name="ro6">
          <table:table-cell office:value-type="float" office:value="167" calcext:value-type="float">
            <text:p>167</text:p>
          </table:table-cell>
          <table:table-cell table:number-columns-repeated="5"/>
          <table:table-cell office:value-type="string" calcext:value-type="string">
            <text:p>P27=TAM6327</text:p>
          </table:table-cell>
          <table:table-cell table:number-columns-repeated="1017"/>
        </table:table-row>
        <table:table-row table:style-name="ro6">
          <table:table-cell office:value-type="float" office:value="168" calcext:value-type="float">
            <text:p>168</text:p>
          </table:table-cell>
          <table:table-cell table:number-columns-repeated="5"/>
          <table:table-cell office:value-type="string" calcext:value-type="string">
            <text:p>P28=TAM2089</text:p>
          </table:table-cell>
          <table:table-cell table:number-columns-repeated="1017"/>
        </table:table-row>
        <table:table-row table:style-name="ro6">
          <table:table-cell office:value-type="float" office:value="169" calcext:value-type="float">
            <text:p>169</text:p>
          </table:table-cell>
          <table:table-cell table:number-columns-repeated="5"/>
          <table:table-cell office:value-type="string" calcext:value-type="string">
            <text:p>P29=240??????</text:p>
          </table:table-cell>
          <table:table-cell table:number-columns-repeated="1017"/>
        </table:table-row>
        <table:table-row table:style-name="ro6">
          <table:table-cell office:value-type="float" office:value="170" calcext:value-type="float">
            <text:p>170</text:p>
          </table:table-cell>
          <table:table-cell table:number-columns-repeated="5"/>
          <table:table-cell office:value-type="string" calcext:value-type="string">
            <text:p>P30=1018????</text:p>
          </table:table-cell>
          <table:table-cell table:number-columns-repeated="1017"/>
        </table:table-row>
        <table:table-row table:style-name="ro6">
          <table:table-cell office:value-type="float" office:value="171" calcext:value-type="float">
            <text:p>171</text:p>
          </table:table-cell>
          <table:table-cell table:number-columns-repeated="5"/>
          <table:table-cell office:value-type="string" calcext:value-type="string">
            <text:p>P31=3801????</text:p>
          </table:table-cell>
          <table:table-cell table:number-columns-repeated="1017"/>
        </table:table-row>
        <table:table-row table:style-name="ro6">
          <table:table-cell office:value-type="float" office:value="172" calcext:value-type="float">
            <text:p>172</text:p>
          </table:table-cell>
          <table:table-cell table:number-columns-repeated="5"/>
          <table:table-cell office:value-type="string" calcext:value-type="string">
            <text:p>P32=TAM3553</text:p>
          </table:table-cell>
          <table:table-cell table:number-columns-repeated="1017"/>
        </table:table-row>
        <table:table-row table:style-name="ro6">
          <table:table-cell office:value-type="float" office:value="173" calcext:value-type="float">
            <text:p>173</text:p>
          </table:table-cell>
          <table:table-cell table:number-columns-repeated="5"/>
          <table:table-cell office:value-type="string" calcext:value-type="string">
            <text:p>P33=FA001</text:p>
          </table:table-cell>
          <table:table-cell table:number-columns-repeated="1017"/>
        </table:table-row>
        <table:table-row table:style-name="ro6">
          <table:table-cell office:value-type="float" office:value="174" calcext:value-type="float">
            <text:p>174</text:p>
          </table:table-cell>
          <table:table-cell table:number-columns-repeated="5"/>
          <table:table-cell office:value-type="string" calcext:value-type="string">
            <text:p>P34=H510????</text:p>
          </table:table-cell>
          <table:table-cell table:number-columns-repeated="1017"/>
        </table:table-row>
        <table:table-row table:style-name="ro6">
          <table:table-cell office:value-type="float" office:value="175" calcext:value-type="float">
            <text:p>175</text:p>
          </table:table-cell>
          <table:table-cell table:number-columns-repeated="5"/>
          <table:table-cell office:value-type="string" calcext:value-type="string">
            <text:p>P35=AZUL9031</text:p>
          </table:table-cell>
          <table:table-cell table:number-columns-repeated="1017"/>
        </table:table-row>
        <table:table-row table:style-name="ro6">
          <table:table-cell office:value-type="float" office:value="176" calcext:value-type="float">
            <text:p>176</text:p>
          </table:table-cell>
          <table:table-cell table:number-columns-repeated="5"/>
          <table:table-cell office:value-type="string" calcext:value-type="string">
            <text:p>P36=GOL1535</text:p>
          </table:table-cell>
          <table:table-cell table:number-columns-repeated="1017"/>
        </table:table-row>
        <table:table-row table:style-name="ro6">
          <table:table-cell office:value-type="float" office:value="177" calcext:value-type="float">
            <text:p>177</text:p>
          </table:table-cell>
          <table:table-cell table:number-columns-repeated="5"/>
          <table:table-cell office:value-type="string" calcext:value-type="string">
            <text:p>P37=AIRBUS058</text:p>
          </table:table-cell>
          <table:table-cell table:number-columns-repeated="1017"/>
        </table:table-row>
        <table:table-row table:style-name="ro6">
          <table:table-cell office:value-type="float" office:value="178" calcext:value-type="float">
            <text:p>178</text:p>
          </table:table-cell>
          <table:table-cell table:number-columns-repeated="5"/>
          <table:table-cell office:value-type="string" calcext:value-type="string">
            <text:p>P38=TAM3587</text:p>
          </table:table-cell>
          <table:table-cell table:number-columns-repeated="1017"/>
        </table:table-row>
        <table:table-row table:style-name="ro6">
          <table:table-cell office:value-type="float" office:value="179" calcext:value-type="float">
            <text:p>179</text:p>
          </table:table-cell>
          <table:table-cell table:number-columns-repeated="5"/>
          <table:table-cell office:value-type="string" calcext:value-type="string">
            <text:p>P39= 344???</text:p>
          </table:table-cell>
          <table:table-cell table:number-columns-repeated="1017"/>
        </table:table-row>
        <table:table-row table:style-name="ro6">
          <table:table-cell office:value-type="float" office:value="180" calcext:value-type="float">
            <text:p>180</text:p>
          </table:table-cell>
          <table:table-cell table:number-columns-repeated="5"/>
          <table:table-cell office:value-type="string" calcext:value-type="string">
            <text:p>P40=GOL1253</text:p>
          </table:table-cell>
          <table:table-cell table:number-columns-repeated="1017"/>
        </table:table-row>
        <table:table-row table:style-name="ro6">
          <table:table-cell office:value-type="float" office:value="181" calcext:value-type="float">
            <text:p>181</text:p>
          </table:table-cell>
          <table:table-cell table:number-columns-repeated="5"/>
          <table:table-cell office:value-type="string" calcext:value-type="string">
            <text:p>P41=TAM3727</text:p>
          </table:table-cell>
          <table:table-cell table:number-columns-repeated="1017"/>
        </table:table-row>
        <table:table-row table:style-name="ro6">
          <table:table-cell office:value-type="float" office:value="182" calcext:value-type="float">
            <text:p>182</text:p>
          </table:table-cell>
          <table:table-cell table:number-columns-repeated="5"/>
          <table:table-cell office:value-type="string" calcext:value-type="string">
            <text:p>P42=AZUL4329</text:p>
          </table:table-cell>
          <table:table-cell table:number-columns-repeated="1017"/>
        </table:table-row>
        <table:table-row table:style-name="ro6">
          <table:table-cell office:value-type="float" office:value="183" calcext:value-type="float">
            <text:p>183</text:p>
          </table:table-cell>
          <table:table-cell table:number-columns-repeated="5"/>
          <table:table-cell office:value-type="string" calcext:value-type="string">
            <text:p>P43=TAM3861</text:p>
          </table:table-cell>
          <table:table-cell table:number-columns-repeated="1017"/>
        </table:table-row>
        <table:table-row table:style-name="ro6">
          <table:table-cell office:value-type="float" office:value="184" calcext:value-type="float">
            <text:p>184</text:p>
          </table:table-cell>
          <table:table-cell table:number-columns-repeated="5"/>
          <table:table-cell office:value-type="string" calcext:value-type="string">
            <text:p>P44=PTRQI</text:p>
          </table:table-cell>
          <table:table-cell table:number-columns-repeated="1017"/>
        </table:table-row>
        <table:table-row table:style-name="ro6">
          <table:table-cell office:value-type="float" office:value="185" calcext:value-type="float">
            <text:p>185</text:p>
          </table:table-cell>
          <table:table-cell table:number-columns-repeated="5"/>
          <table:table-cell office:value-type="string" calcext:value-type="string">
            <text:p>P45=R07</text:p>
          </table:table-cell>
          <table:table-cell table:number-columns-repeated="1017"/>
        </table:table-row>
        <table:table-row table:style-name="ro6">
          <table:table-cell office:value-type="float" office:value="186" calcext:value-type="float">
            <text:p>186</text:p>
          </table:table-cell>
          <table:table-cell table:number-columns-repeated="5"/>
          <table:table-cell office:value-type="string" calcext:value-type="string">
            <text:p>P46=81???</text:p>
          </table:table-cell>
          <table:table-cell table:number-columns-repeated="1017"/>
        </table:table-row>
        <table:table-row table:style-name="ro6">
          <table:table-cell office:value-type="float" office:value="187" calcext:value-type="float">
            <text:p>187</text:p>
          </table:table-cell>
          <table:table-cell table:number-columns-repeated="5"/>
          <table:table-cell office:value-type="string" calcext:value-type="string">
            <text:p>P47=OCEANAIR6171</text:p>
          </table:table-cell>
          <table:table-cell table:number-columns-repeated="1017"/>
        </table:table-row>
        <table:table-row table:style-name="ro6">
          <table:table-cell office:value-type="float" office:value="188" calcext:value-type="float">
            <text:p>188</text:p>
          </table:table-cell>
          <table:table-cell table:number-columns-repeated="5"/>
          <table:table-cell office:value-type="string" calcext:value-type="string">
            <text:p>P48=OCEANAIR6188</text:p>
          </table:table-cell>
          <table:table-cell table:number-columns-repeated="1017"/>
        </table:table-row>
        <table:table-row table:style-name="ro6">
          <table:table-cell office:value-type="float" office:value="189" calcext:value-type="float">
            <text:p>189</text:p>
          </table:table-cell>
          <table:table-cell table:number-columns-repeated="5"/>
          <table:table-cell office:value-type="string" calcext:value-type="string">
            <text:p>P49=TAM3029</text:p>
          </table:table-cell>
          <table:table-cell table:number-columns-repeated="1017"/>
        </table:table-row>
        <table:table-row table:style-name="ro6">
          <table:table-cell office:value-type="float" office:value="190" calcext:value-type="float">
            <text:p>190</text:p>
          </table:table-cell>
          <table:table-cell table:number-columns-repeated="5"/>
          <table:table-cell office:value-type="string" calcext:value-type="string">
            <text:p>P50=TAM3844</text:p>
          </table:table-cell>
          <table:table-cell table:number-columns-repeated="1017"/>
        </table:table-row>
        <table:table-row table:style-name="ro6">
          <table:table-cell office:value-type="float" office:value="191" calcext:value-type="float">
            <text:p>191</text:p>
          </table:table-cell>
          <table:table-cell table:number-columns-repeated="5"/>
          <table:table-cell office:value-type="string" calcext:value-type="string">
            <text:p>P51=TAM3710</text:p>
          </table:table-cell>
          <table:table-cell table:number-columns-repeated="1017"/>
        </table:table-row>
        <table:table-row table:style-name="ro6">
          <table:table-cell office:value-type="float" office:value="192" calcext:value-type="float">
            <text:p>192</text:p>
          </table:table-cell>
          <table:table-cell table:number-columns-repeated="1023"/>
        </table:table-row>
        <table:table-row table:style-name="ro6">
          <table:table-cell office:value-type="float" office:value="193" calcext:value-type="float">
            <text:p>193</text:p>
          </table:table-cell>
          <table:table-cell table:number-columns-repeated="5"/>
          <table:table-cell office:value-type="string" calcext:value-type="string">
            <text:p>C3= ANOTHER FEMALE CONTROLLER</text:p>
          </table:table-cell>
          <table:table-cell table:number-columns-repeated="1017"/>
        </table:table-row>
        <table:table-row table:style-name="ro6">
          <table:table-cell office:value-type="float" office:value="194" calcext:value-type="float">
            <text:p>194</text:p>
          </table:table-cell>
          <table:table-cell table:number-columns-repeated="1023"/>
        </table:table-row>
        <table:table-row table:style-name="ro6">
          <table:table-cell office:value-type="float" office:value="195" calcext:value-type="float">
            <text:p>195</text:p>
          </table:table-cell>
          <table:table-cell table:number-columns-repeated="1023"/>
        </table:table-row>
        <table:table-row table:style-name="ro6">
          <table:table-cell office:value-type="float" office:value="196" calcext:value-type="float">
            <text:p>196</text:p>
          </table:table-cell>
          <table:table-cell table:number-columns-repeated="1023"/>
        </table:table-row>
        <table:table-row table:style-name="ro6">
          <table:table-cell office:value-type="float" office:value="197" calcext:value-type="float">
            <text:p>197</text:p>
          </table:table-cell>
          <table:table-cell table:number-columns-repeated="1023"/>
        </table:table-row>
        <table:table-row table:style-name="ro6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6">
          <table:table-cell office:value-type="float" office:value="199" calcext:value-type="float">
            <text:p>199</text:p>
          </table:table-cell>
          <table:table-cell table:number-columns-repeated="1023"/>
        </table:table-row>
        <table:table-row table:style-name="ro6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6">
          <table:table-cell office:value-type="float" office:value="201" calcext:value-type="float">
            <text:p>201</text:p>
          </table:table-cell>
          <table:table-cell table:number-columns-repeated="1023"/>
        </table:table-row>
        <table:table-row table:style-name="ro6">
          <table:table-cell office:value-type="float" office:value="202" calcext:value-type="float">
            <text:p>202</text:p>
          </table:table-cell>
          <table:table-cell table:number-columns-repeated="1023"/>
        </table:table-row>
        <table:table-row table:style-name="ro6">
          <table:table-cell office:value-type="float" office:value="203" calcext:value-type="float">
            <text:p>203</text:p>
          </table:table-cell>
          <table:table-cell table:number-columns-repeated="1023"/>
        </table:table-row>
        <table:table-row table:style-name="ro6">
          <table:table-cell office:value-type="float" office:value="204" calcext:value-type="float">
            <text:p>204</text:p>
          </table:table-cell>
          <table:table-cell table:number-columns-repeated="1023"/>
        </table:table-row>
        <table:table-row table:style-name="ro6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6">
          <table:table-cell office:value-type="float" office:value="206" calcext:value-type="float">
            <text:p>206</text:p>
          </table:table-cell>
          <table:table-cell table:number-columns-repeated="1023"/>
        </table:table-row>
        <table:table-row table:style-name="ro6">
          <table:table-cell office:value-type="float" office:value="207" calcext:value-type="float">
            <text:p>207</text:p>
          </table:table-cell>
          <table:table-cell table:number-columns-repeated="1023"/>
        </table:table-row>
        <table:table-row table:style-name="ro6">
          <table:table-cell office:value-type="float" office:value="208" calcext:value-type="float">
            <text:p>208</text:p>
          </table:table-cell>
          <table:table-cell table:number-columns-repeated="1023"/>
        </table:table-row>
        <table:table-row table:style-name="ro6">
          <table:table-cell office:value-type="float" office:value="209" calcext:value-type="float">
            <text:p>209</text:p>
          </table:table-cell>
          <table:table-cell table:number-columns-repeated="1023"/>
        </table:table-row>
        <table:table-row table:style-name="ro6">
          <table:table-cell office:value-type="float" office:value="210" calcext:value-type="float">
            <text:p>210</text:p>
          </table:table-cell>
          <table:table-cell table:number-columns-repeated="1023"/>
        </table:table-row>
        <table:table-row table:style-name="ro6">
          <table:table-cell office:value-type="float" office:value="211" calcext:value-type="float">
            <text:p>211</text:p>
          </table:table-cell>
          <table:table-cell table:number-columns-repeated="1023"/>
        </table:table-row>
        <table:table-row table:style-name="ro6">
          <table:table-cell office:value-type="float" office:value="212" calcext:value-type="float">
            <text:p>212</text:p>
          </table:table-cell>
          <table:table-cell table:number-columns-repeated="1023"/>
        </table:table-row>
        <table:table-row table:style-name="ro6">
          <table:table-cell office:value-type="float" office:value="213" calcext:value-type="float">
            <text:p>213</text:p>
          </table:table-cell>
          <table:table-cell table:number-columns-repeated="1023"/>
        </table:table-row>
        <table:table-row table:style-name="ro6">
          <table:table-cell office:value-type="float" office:value="214" calcext:value-type="float">
            <text:p>214</text:p>
          </table:table-cell>
          <table:table-cell table:number-columns-repeated="1023"/>
        </table:table-row>
        <table:table-row table:style-name="ro6">
          <table:table-cell office:value-type="float" office:value="215" calcext:value-type="float">
            <text:p>215</text:p>
          </table:table-cell>
          <table:table-cell table:number-columns-repeated="1023"/>
        </table:table-row>
        <table:table-row table:style-name="ro6">
          <table:table-cell office:value-type="float" office:value="216" calcext:value-type="float">
            <text:p>216</text:p>
          </table:table-cell>
          <table:table-cell table:number-columns-repeated="1023"/>
        </table:table-row>
        <table:table-row table:style-name="ro6">
          <table:table-cell office:value-type="float" office:value="217" calcext:value-type="float">
            <text:p>217</text:p>
          </table:table-cell>
          <table:table-cell table:number-columns-repeated="1023"/>
        </table:table-row>
        <table:table-row table:style-name="ro6">
          <table:table-cell office:value-type="float" office:value="218" calcext:value-type="float">
            <text:p>218</text:p>
          </table:table-cell>
          <table:table-cell table:number-columns-repeated="1023"/>
        </table:table-row>
        <table:table-row table:style-name="ro6">
          <table:table-cell office:value-type="float" office:value="219" calcext:value-type="float">
            <text:p>219</text:p>
          </table:table-cell>
          <table:table-cell table:number-columns-repeated="1023"/>
        </table:table-row>
        <table:table-row table:style-name="ro6">
          <table:table-cell office:value-type="float" office:value="220" calcext:value-type="float">
            <text:p>220</text:p>
          </table:table-cell>
          <table:table-cell table:number-columns-repeated="1023"/>
        </table:table-row>
        <table:table-row table:style-name="ro6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6">
          <table:table-cell office:value-type="float" office:value="222" calcext:value-type="float">
            <text:p>222</text:p>
          </table:table-cell>
          <table:table-cell table:number-columns-repeated="1023"/>
        </table:table-row>
        <table:table-row table:style-name="ro6">
          <table:table-cell office:value-type="float" office:value="223" calcext:value-type="float">
            <text:p>223</text:p>
          </table:table-cell>
          <table:table-cell table:number-columns-repeated="1023"/>
        </table:table-row>
        <table:table-row table:style-name="ro6">
          <table:table-cell office:value-type="float" office:value="224" calcext:value-type="float">
            <text:p>224</text:p>
          </table:table-cell>
          <table:table-cell table:number-columns-repeated="1023"/>
        </table:table-row>
        <table:table-row table:style-name="ro6">
          <table:table-cell office:value-type="float" office:value="225" calcext:value-type="float">
            <text:p>225</text:p>
          </table:table-cell>
          <table:table-cell table:number-columns-repeated="1023"/>
        </table:table-row>
        <table:table-row table:style-name="ro6">
          <table:table-cell office:value-type="float" office:value="226" calcext:value-type="float">
            <text:p>226</text:p>
          </table:table-cell>
          <table:table-cell table:number-columns-repeated="1023"/>
        </table:table-row>
        <table:table-row table:style-name="ro6">
          <table:table-cell office:value-type="float" office:value="227" calcext:value-type="float">
            <text:p>227</text:p>
          </table:table-cell>
          <table:table-cell table:number-columns-repeated="1023"/>
        </table:table-row>
        <table:table-row table:style-name="ro6">
          <table:table-cell office:value-type="float" office:value="228" calcext:value-type="float">
            <text:p>228</text:p>
          </table:table-cell>
          <table:table-cell table:number-columns-repeated="1023"/>
        </table:table-row>
        <table:table-row table:style-name="ro6">
          <table:table-cell office:value-type="float" office:value="229" calcext:value-type="float">
            <text:p>229</text:p>
          </table:table-cell>
          <table:table-cell table:number-columns-repeated="1023"/>
        </table:table-row>
        <table:table-row table:style-name="ro6">
          <table:table-cell office:value-type="float" office:value="230" calcext:value-type="float">
            <text:p>230</text:p>
          </table:table-cell>
          <table:table-cell table:number-columns-repeated="1023"/>
        </table:table-row>
        <table:table-row table:style-name="ro6">
          <table:table-cell office:value-type="float" office:value="231" calcext:value-type="float">
            <text:p>231</text:p>
          </table:table-cell>
          <table:table-cell table:number-columns-repeated="1023"/>
        </table:table-row>
        <table:table-row table:style-name="ro6">
          <table:table-cell office:value-type="float" office:value="232" calcext:value-type="float">
            <text:p>232</text:p>
          </table:table-cell>
          <table:table-cell table:number-columns-repeated="1023"/>
        </table:table-row>
        <table:table-row table:style-name="ro6">
          <table:table-cell office:value-type="float" office:value="233" calcext:value-type="float">
            <text:p>233</text:p>
          </table:table-cell>
          <table:table-cell table:number-columns-repeated="1023"/>
        </table:table-row>
        <table:table-row table:style-name="ro6">
          <table:table-cell office:value-type="float" office:value="234" calcext:value-type="float">
            <text:p>234</text:p>
          </table:table-cell>
          <table:table-cell table:number-columns-repeated="1023"/>
        </table:table-row>
        <table:table-row table:style-name="ro6">
          <table:table-cell office:value-type="float" office:value="235" calcext:value-type="float">
            <text:p>235</text:p>
          </table:table-cell>
          <table:table-cell table:number-columns-repeated="1023"/>
        </table:table-row>
        <table:table-row table:style-name="ro6">
          <table:table-cell office:value-type="float" office:value="236" calcext:value-type="float">
            <text:p>236</text:p>
          </table:table-cell>
          <table:table-cell table:number-columns-repeated="1023"/>
        </table:table-row>
        <table:table-row table:style-name="ro6">
          <table:table-cell office:value-type="float" office:value="237" calcext:value-type="float">
            <text:p>237</text:p>
          </table:table-cell>
          <table:table-cell table:number-columns-repeated="1023"/>
        </table:table-row>
        <table:table-row table:style-name="ro6">
          <table:table-cell office:value-type="float" office:value="238" calcext:value-type="float">
            <text:p>238</text:p>
          </table:table-cell>
          <table:table-cell table:number-columns-repeated="1023"/>
        </table:table-row>
        <table:table-row table:style-name="ro6">
          <table:table-cell office:value-type="float" office:value="239" calcext:value-type="float">
            <text:p>239</text:p>
          </table:table-cell>
          <table:table-cell table:number-columns-repeated="1023"/>
        </table:table-row>
        <table:table-row table:style-name="ro6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6">
          <table:table-cell office:value-type="float" office:value="241" calcext:value-type="float">
            <text:p>241</text:p>
          </table:table-cell>
          <table:table-cell table:number-columns-repeated="1023"/>
        </table:table-row>
        <table:table-row table:style-name="ro6">
          <table:table-cell office:value-type="float" office:value="242" calcext:value-type="float">
            <text:p>242</text:p>
          </table:table-cell>
          <table:table-cell table:number-columns-repeated="1023"/>
        </table:table-row>
        <table:table-row table:style-name="ro6">
          <table:table-cell office:value-type="float" office:value="243" calcext:value-type="float">
            <text:p>243</text:p>
          </table:table-cell>
          <table:table-cell table:number-columns-repeated="1023"/>
        </table:table-row>
        <table:table-row table:style-name="ro6">
          <table:table-cell office:value-type="float" office:value="244" calcext:value-type="float">
            <text:p>244</text:p>
          </table:table-cell>
          <table:table-cell table:number-columns-repeated="1023"/>
        </table:table-row>
        <table:table-row table:style-name="ro6">
          <table:table-cell office:value-type="float" office:value="245" calcext:value-type="float">
            <text:p>245</text:p>
          </table:table-cell>
          <table:table-cell table:number-columns-repeated="1023"/>
        </table:table-row>
        <table:table-row table:style-name="ro6">
          <table:table-cell office:value-type="float" office:value="246" calcext:value-type="float">
            <text:p>246</text:p>
          </table:table-cell>
          <table:table-cell table:number-columns-repeated="1023"/>
        </table:table-row>
        <table:table-row table:style-name="ro6">
          <table:table-cell office:value-type="float" office:value="247" calcext:value-type="float">
            <text:p>247</text:p>
          </table:table-cell>
          <table:table-cell table:number-columns-repeated="1023"/>
        </table:table-row>
        <table:table-row table:style-name="ro6">
          <table:table-cell office:value-type="float" office:value="248" calcext:value-type="float">
            <text:p>248</text:p>
          </table:table-cell>
          <table:table-cell table:number-columns-repeated="1023"/>
        </table:table-row>
        <table:table-row table:style-name="ro6">
          <table:table-cell office:value-type="float" office:value="249" calcext:value-type="float">
            <text:p>249</text:p>
          </table:table-cell>
          <table:table-cell table:number-columns-repeated="1023"/>
        </table:table-row>
        <table:table-row table:style-name="ro6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6">
          <table:table-cell office:value-type="float" office:value="251" calcext:value-type="float">
            <text:p>251</text:p>
          </table:table-cell>
          <table:table-cell table:number-columns-repeated="1023"/>
        </table:table-row>
        <table:table-row table:style-name="ro6">
          <table:table-cell office:value-type="float" office:value="252" calcext:value-type="float">
            <text:p>252</text:p>
          </table:table-cell>
          <table:table-cell table:number-columns-repeated="1023"/>
        </table:table-row>
        <table:table-row table:style-name="ro6">
          <table:table-cell office:value-type="float" office:value="253" calcext:value-type="float">
            <text:p>253</text:p>
          </table:table-cell>
          <table:table-cell table:number-columns-repeated="1023"/>
        </table:table-row>
        <table:table-row table:style-name="ro6">
          <table:table-cell office:value-type="float" office:value="254" calcext:value-type="float">
            <text:p>254</text:p>
          </table:table-cell>
          <table:table-cell table:number-columns-repeated="1023"/>
        </table:table-row>
        <table:table-row table:style-name="ro6">
          <table:table-cell office:value-type="float" office:value="255" calcext:value-type="float">
            <text:p>255</text:p>
          </table:table-cell>
          <table:table-cell table:number-columns-repeated="1023"/>
        </table:table-row>
        <table:table-row table:style-name="ro6">
          <table:table-cell office:value-type="float" office:value="256" calcext:value-type="float">
            <text:p>256</text:p>
          </table:table-cell>
          <table:table-cell table:number-columns-repeated="5"/>
          <table:table-cell office:value-type="string" calcext:value-type="string">
            <text:p>C1= FEMALE CONTROLLER</text:p>
          </table:table-cell>
          <table:table-cell table:number-columns-repeated="1017"/>
        </table:table-row>
        <table:table-row table:style-name="ro6">
          <table:table-cell office:value-type="float" office:value="257" calcext:value-type="float">
            <text:p>257</text:p>
          </table:table-cell>
          <table:table-cell table:number-columns-repeated="5"/>
          <table:table-cell office:value-type="string" calcext:value-type="string">
            <text:p>C2= MALE CONTROLLER</text:p>
          </table:table-cell>
          <table:table-cell table:number-columns-repeated="1017"/>
        </table:table-row>
        <table:table-row table:style-name="ro6">
          <table:table-cell office:value-type="float" office:value="258" calcext:value-type="float">
            <text:p>258</text:p>
          </table:table-cell>
          <table:table-cell table:number-columns-repeated="5"/>
          <table:table-cell office:value-type="string" calcext:value-type="string">
            <text:p>C3= FEMALE CONTROLLER</text:p>
          </table:table-cell>
          <table:table-cell table:number-columns-repeated="1017"/>
        </table:table-row>
        <table:table-row table:style-name="ro6">
          <table:table-cell office:value-type="float" office:value="259" calcext:value-type="float">
            <text:p>259</text:p>
          </table:table-cell>
          <table:table-cell table:number-columns-repeated="5"/>
          <table:table-cell office:value-type="string" calcext:value-type="string">
            <text:p>P1= OCEAN AIR6301</text:p>
          </table:table-cell>
          <table:table-cell table:number-columns-repeated="1017"/>
        </table:table-row>
        <table:table-row table:style-name="ro6"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P2= OCEAN AIR6327</text:p>
          </table:table-cell>
          <table:table-cell table:number-columns-repeated="1017"/>
        </table:table-row>
        <table:table-row table:style-name="ro6">
          <table:table-cell office:value-type="float" office:value="261" calcext:value-type="float">
            <text:p>261</text:p>
          </table:table-cell>
          <table:table-cell table:number-columns-repeated="5"/>
          <table:table-cell office:value-type="string" calcext:value-type="string">
            <text:p>P3=TAM3290</text:p>
          </table:table-cell>
          <table:table-cell table:number-columns-repeated="1017"/>
        </table:table-row>
        <table:table-row table:style-name="ro6">
          <table:table-cell office:value-type="float" office:value="262" calcext:value-type="float">
            <text:p>262</text:p>
          </table:table-cell>
          <table:table-cell table:number-columns-repeated="5"/>
          <table:table-cell office:value-type="string" calcext:value-type="string">
            <text:p>P4=TAM3721</text:p>
          </table:table-cell>
          <table:table-cell table:number-columns-repeated="1017"/>
        </table:table-row>
        <table:table-row table:style-name="ro6">
          <table:table-cell office:value-type="float" office:value="263" calcext:value-type="float">
            <text:p>263</text:p>
          </table:table-cell>
          <table:table-cell table:number-columns-repeated="5"/>
          <table:table-cell office:value-type="string" calcext:value-type="string">
            <text:p>P5=TAM4671</text:p>
          </table:table-cell>
          <table:table-cell table:number-columns-repeated="1017"/>
        </table:table-row>
        <table:table-row table:style-name="ro6">
          <table:table-cell office:value-type="float" office:value="264" calcext:value-type="float">
            <text:p>264</text:p>
          </table:table-cell>
          <table:table-cell table:number-columns-repeated="5"/>
          <table:table-cell office:value-type="string" calcext:value-type="string">
            <text:p>P6=TAM3148</text:p>
          </table:table-cell>
          <table:table-cell table:number-columns-repeated="1017"/>
        </table:table-row>
        <table:table-row table:style-name="ro6">
          <table:table-cell office:value-type="float" office:value="265" calcext:value-type="float">
            <text:p>265</text:p>
          </table:table-cell>
          <table:table-cell table:number-columns-repeated="5"/>
          <table:table-cell office:value-type="string" calcext:value-type="string">
            <text:p>P7= OCEANAIR6375</text:p>
          </table:table-cell>
          <table:table-cell table:number-columns-repeated="1017"/>
        </table:table-row>
        <table:table-row table:style-name="ro6">
          <table:table-cell office:value-type="float" office:value="266" calcext:value-type="float">
            <text:p>266</text:p>
          </table:table-cell>
          <table:table-cell table:number-columns-repeated="5"/>
          <table:table-cell office:value-type="string" calcext:value-type="string">
            <text:p>P8= TAM190</text:p>
          </table:table-cell>
          <table:table-cell table:number-columns-repeated="1017"/>
        </table:table-row>
        <table:table-row table:style-name="ro6">
          <table:table-cell office:value-type="float" office:value="267" calcext:value-type="float">
            <text:p>267</text:p>
          </table:table-cell>
          <table:table-cell table:number-columns-repeated="5"/>
          <table:table-cell office:value-type="string" calcext:value-type="string">
            <text:p>P9= TAM3041</text:p>
          </table:table-cell>
          <table:table-cell table:number-columns-repeated="1017"/>
        </table:table-row>
        <table:table-row table:style-name="ro6">
          <table:table-cell office:value-type="float" office:value="268" calcext:value-type="float">
            <text:p>268</text:p>
          </table:table-cell>
          <table:table-cell table:number-columns-repeated="5"/>
          <table:table-cell office:value-type="string" calcext:value-type="string">
            <text:p>P10=OCEANAIR6234</text:p>
          </table:table-cell>
          <table:table-cell table:number-columns-repeated="1017"/>
        </table:table-row>
        <table:table-row table:style-name="ro6">
          <table:table-cell office:value-type="float" office:value="269" calcext:value-type="float">
            <text:p>269</text:p>
          </table:table-cell>
          <table:table-cell table:number-columns-repeated="5"/>
          <table:table-cell office:value-type="string" calcext:value-type="string">
            <text:p>P11=TAM3303</text:p>
          </table:table-cell>
          <table:table-cell table:number-columns-repeated="1017"/>
        </table:table-row>
        <table:table-row table:style-name="ro6">
          <table:table-cell office:value-type="float" office:value="270" calcext:value-type="float">
            <text:p>270</text:p>
          </table:table-cell>
          <table:table-cell table:number-columns-repeated="5"/>
          <table:table-cell office:value-type="string" calcext:value-type="string">
            <text:p>P12=GOL2088</text:p>
          </table:table-cell>
          <table:table-cell table:number-columns-repeated="1017"/>
        </table:table-row>
        <table:table-row table:style-name="ro6">
          <table:table-cell office:value-type="float" office:value="271" calcext:value-type="float">
            <text:p>271</text:p>
          </table:table-cell>
          <table:table-cell table:number-columns-repeated="5"/>
          <table:table-cell office:value-type="string" calcext:value-type="string">
            <text:p>P13=AR</text:p>
          </table:table-cell>
          <table:table-cell table:number-columns-repeated="1017"/>
        </table:table-row>
        <table:table-row table:style-name="ro6">
          <table:table-cell office:value-type="float" office:value="272" calcext:value-type="float">
            <text:p>272</text:p>
          </table:table-cell>
          <table:table-cell table:number-columns-repeated="5"/>
          <table:table-cell office:value-type="string" calcext:value-type="string">
            <text:p>P14=TAM4675</text:p>
          </table:table-cell>
          <table:table-cell table:number-columns-repeated="1017"/>
        </table:table-row>
        <table:table-row table:style-name="ro6">
          <table:table-cell office:value-type="float" office:value="273" calcext:value-type="float">
            <text:p>273</text:p>
          </table:table-cell>
          <table:table-cell table:number-columns-repeated="5"/>
          <table:table-cell office:value-type="string" calcext:value-type="string">
            <text:p>P15=TAM3241</text:p>
          </table:table-cell>
          <table:table-cell table:number-columns-repeated="1017"/>
        </table:table-row>
        <table:table-row table:style-name="ro6">
          <table:table-cell office:value-type="float" office:value="274" calcext:value-type="float">
            <text:p>274</text:p>
          </table:table-cell>
          <table:table-cell table:number-columns-repeated="5"/>
          <table:table-cell office:value-type="string" calcext:value-type="string">
            <text:p>P16=FA2335</text:p>
          </table:table-cell>
          <table:table-cell table:number-columns-repeated="1017"/>
        </table:table-row>
        <table:table-row table:style-name="ro6">
          <table:table-cell office:value-type="float" office:value="275" calcext:value-type="float">
            <text:p>275</text:p>
          </table:table-cell>
          <table:table-cell table:number-columns-repeated="5"/>
          <table:table-cell office:value-type="string" calcext:value-type="string">
            <text:p>P17=AZUL5023</text:p>
          </table:table-cell>
          <table:table-cell table:number-columns-repeated="1017"/>
        </table:table-row>
        <table:table-row table:style-name="ro6">
          <table:table-cell office:value-type="float" office:value="276" calcext:value-type="float">
            <text:p>276</text:p>
          </table:table-cell>
          <table:table-cell table:number-columns-repeated="5"/>
          <table:table-cell table:style-name="ce23" office:value-type="string" calcext:value-type="string">
            <text:p>P18=TAM3841</text:p>
          </table:table-cell>
          <table:table-cell table:number-columns-repeated="1017"/>
        </table:table-row>
        <table:table-row table:style-name="ro6">
          <table:table-cell office:value-type="float" office:value="277" calcext:value-type="float">
            <text:p>277</text:p>
          </table:table-cell>
          <table:table-cell table:number-columns-repeated="5"/>
          <table:table-cell office:value-type="string" calcext:value-type="string">
            <text:p>P19=ARBHB</text:p>
          </table:table-cell>
          <table:table-cell table:number-columns-repeated="1017"/>
        </table:table-row>
        <table:table-row table:style-name="ro6">
          <table:table-cell office:value-type="float" office:value="278" calcext:value-type="float">
            <text:p>278</text:p>
          </table:table-cell>
          <table:table-cell table:number-columns-repeated="5"/>
          <table:table-cell office:value-type="string" calcext:value-type="string">
            <text:p>P20=ARSFN</text:p>
          </table:table-cell>
          <table:table-cell table:number-columns-repeated="1017"/>
        </table:table-row>
        <table:table-row table:style-name="ro6">
          <table:table-cell office:value-type="float" office:value="279" calcext:value-type="float">
            <text:p>279</text:p>
          </table:table-cell>
          <table:table-cell table:number-columns-repeated="5"/>
          <table:table-cell table:style-name="ce24" office:value-type="string" calcext:value-type="string">
            <text:p>P21=TAM3841</text:p>
          </table:table-cell>
          <table:table-cell table:number-columns-repeated="1017"/>
        </table:table-row>
        <table:table-row table:style-name="ro6">
          <table:table-cell office:value-type="float" office:value="280" calcext:value-type="float">
            <text:p>280</text:p>
          </table:table-cell>
          <table:table-cell table:number-columns-repeated="5"/>
          <table:table-cell table:style-name="ce23" office:value-type="string" calcext:value-type="string">
            <text:p>P22=WJB</text:p>
          </table:table-cell>
          <table:table-cell table:number-columns-repeated="1017"/>
        </table:table-row>
        <table:table-row table:style-name="ro6">
          <table:table-cell office:value-type="float" office:value="281" calcext:value-type="float">
            <text:p>281</text:p>
          </table:table-cell>
          <table:table-cell table:number-columns-repeated="5"/>
          <table:table-cell office:value-type="string" calcext:value-type="string">
            <text:p>P23=ARHB</text:p>
          </table:table-cell>
          <table:table-cell table:number-columns-repeated="1017"/>
        </table:table-row>
        <table:table-row table:style-name="ro6">
          <table:table-cell office:value-type="float" office:value="282" calcext:value-type="float">
            <text:p>282</text:p>
          </table:table-cell>
          <table:table-cell table:number-columns-repeated="5"/>
          <table:table-cell table:style-name="ce23" office:value-type="string" calcext:value-type="string">
            <text:p>P24=PTWJB</text:p>
          </table:table-cell>
          <table:table-cell table:number-columns-repeated="1017"/>
        </table:table-row>
        <table:table-row table:style-name="ro6">
          <table:table-cell office:value-type="float" office:value="283" calcext:value-type="float">
            <text:p>283</text:p>
          </table:table-cell>
          <table:table-cell table:number-columns-repeated="5"/>
          <table:table-cell office:value-type="string" calcext:value-type="string">
            <text:p>P25=TAM3327</text:p>
          </table:table-cell>
          <table:table-cell table:number-columns-repeated="1017"/>
        </table:table-row>
        <table:table-row table:style-name="ro6">
          <table:table-cell office:value-type="float" office:value="284" calcext:value-type="float">
            <text:p>284</text:p>
          </table:table-cell>
          <table:table-cell table:number-columns-repeated="5"/>
          <table:table-cell office:value-type="string" calcext:value-type="string">
            <text:p>P26=331???</text:p>
          </table:table-cell>
          <table:table-cell table:number-columns-repeated="1017"/>
        </table:table-row>
        <table:table-row table:style-name="ro6">
          <table:table-cell office:value-type="float" office:value="285" calcext:value-type="float">
            <text:p>285</text:p>
          </table:table-cell>
          <table:table-cell table:number-columns-repeated="5"/>
          <table:table-cell office:value-type="string" calcext:value-type="string">
            <text:p>P27=TAM6327</text:p>
          </table:table-cell>
          <table:table-cell table:number-columns-repeated="1017"/>
        </table:table-row>
        <table:table-row table:style-name="ro6">
          <table:table-cell office:value-type="float" office:value="286" calcext:value-type="float">
            <text:p>286</text:p>
          </table:table-cell>
          <table:table-cell table:number-columns-repeated="5"/>
          <table:table-cell office:value-type="string" calcext:value-type="string">
            <text:p>P28=TAM2089</text:p>
          </table:table-cell>
          <table:table-cell table:number-columns-repeated="1017"/>
        </table:table-row>
        <table:table-row table:style-name="ro6">
          <table:table-cell office:value-type="float" office:value="287" calcext:value-type="float">
            <text:p>287</text:p>
          </table:table-cell>
          <table:table-cell table:number-columns-repeated="5"/>
          <table:table-cell office:value-type="string" calcext:value-type="string">
            <text:p>P29=240??????</text:p>
          </table:table-cell>
          <table:table-cell table:number-columns-repeated="1017"/>
        </table:table-row>
        <table:table-row table:style-name="ro6">
          <table:table-cell office:value-type="float" office:value="288" calcext:value-type="float">
            <text:p>288</text:p>
          </table:table-cell>
          <table:table-cell table:number-columns-repeated="5"/>
          <table:table-cell office:value-type="string" calcext:value-type="string">
            <text:p>P30=1018????</text:p>
          </table:table-cell>
          <table:table-cell table:number-columns-repeated="1017"/>
        </table:table-row>
        <table:table-row table:style-name="ro6">
          <table:table-cell office:value-type="float" office:value="289" calcext:value-type="float">
            <text:p>289</text:p>
          </table:table-cell>
          <table:table-cell table:number-columns-repeated="5"/>
          <table:table-cell office:value-type="string" calcext:value-type="string">
            <text:p>P31=3801????</text:p>
          </table:table-cell>
          <table:table-cell table:number-columns-repeated="1017"/>
        </table:table-row>
        <table:table-row table:style-name="ro6">
          <table:table-cell office:value-type="float" office:value="290" calcext:value-type="float">
            <text:p>290</text:p>
          </table:table-cell>
          <table:table-cell table:number-columns-repeated="5"/>
          <table:table-cell office:value-type="string" calcext:value-type="string">
            <text:p>P32=TAM3553</text:p>
          </table:table-cell>
          <table:table-cell table:number-columns-repeated="1017"/>
        </table:table-row>
        <table:table-row table:style-name="ro6">
          <table:table-cell office:value-type="float" office:value="291" calcext:value-type="float">
            <text:p>291</text:p>
          </table:table-cell>
          <table:table-cell table:number-columns-repeated="5"/>
          <table:table-cell office:value-type="string" calcext:value-type="string">
            <text:p>P33=FA001</text:p>
          </table:table-cell>
          <table:table-cell table:number-columns-repeated="1017"/>
        </table:table-row>
        <table:table-row table:style-name="ro6">
          <table:table-cell office:value-type="float" office:value="292" calcext:value-type="float">
            <text:p>292</text:p>
          </table:table-cell>
          <table:table-cell table:number-columns-repeated="5"/>
          <table:table-cell office:value-type="string" calcext:value-type="string">
            <text:p>P34=H510????</text:p>
          </table:table-cell>
          <table:table-cell table:number-columns-repeated="1017"/>
        </table:table-row>
        <table:table-row table:style-name="ro6">
          <table:table-cell office:value-type="float" office:value="293" calcext:value-type="float">
            <text:p>293</text:p>
          </table:table-cell>
          <table:table-cell table:number-columns-repeated="5"/>
          <table:table-cell office:value-type="string" calcext:value-type="string">
            <text:p>P35=AZUL9031</text:p>
          </table:table-cell>
          <table:table-cell table:number-columns-repeated="1017"/>
        </table:table-row>
        <table:table-row table:style-name="ro6">
          <table:table-cell office:value-type="float" office:value="294" calcext:value-type="float">
            <text:p>294</text:p>
          </table:table-cell>
          <table:table-cell table:number-columns-repeated="5"/>
          <table:table-cell office:value-type="string" calcext:value-type="string">
            <text:p>P36=GOL1535</text:p>
          </table:table-cell>
          <table:table-cell table:number-columns-repeated="1017"/>
        </table:table-row>
        <table:table-row table:style-name="ro6">
          <table:table-cell office:value-type="float" office:value="295" calcext:value-type="float">
            <text:p>295</text:p>
          </table:table-cell>
          <table:table-cell table:number-columns-repeated="5"/>
          <table:table-cell office:value-type="string" calcext:value-type="string">
            <text:p>P37=AIRBUS058</text:p>
          </table:table-cell>
          <table:table-cell table:number-columns-repeated="1017"/>
        </table:table-row>
        <table:table-row table:style-name="ro6">
          <table:table-cell office:value-type="float" office:value="296" calcext:value-type="float">
            <text:p>296</text:p>
          </table:table-cell>
          <table:table-cell table:number-columns-repeated="5"/>
          <table:table-cell office:value-type="string" calcext:value-type="string">
            <text:p>P38=TAM3587</text:p>
          </table:table-cell>
          <table:table-cell table:number-columns-repeated="1017"/>
        </table:table-row>
        <table:table-row table:style-name="ro6">
          <table:table-cell office:value-type="float" office:value="297" calcext:value-type="float">
            <text:p>297</text:p>
          </table:table-cell>
          <table:table-cell table:number-columns-repeated="5"/>
          <table:table-cell office:value-type="string" calcext:value-type="string">
            <text:p>P39= 344???</text:p>
          </table:table-cell>
          <table:table-cell table:number-columns-repeated="1017"/>
        </table:table-row>
        <table:table-row table:style-name="ro6">
          <table:table-cell office:value-type="float" office:value="298" calcext:value-type="float">
            <text:p>298</text:p>
          </table:table-cell>
          <table:table-cell table:number-columns-repeated="5"/>
          <table:table-cell office:value-type="string" calcext:value-type="string">
            <text:p>P40=GOL1253</text:p>
          </table:table-cell>
          <table:table-cell table:number-columns-repeated="1017"/>
        </table:table-row>
        <table:table-row table:style-name="ro6">
          <table:table-cell office:value-type="float" office:value="299" calcext:value-type="float">
            <text:p>299</text:p>
          </table:table-cell>
          <table:table-cell table:number-columns-repeated="5"/>
          <table:table-cell office:value-type="string" calcext:value-type="string">
            <text:p>P41=TAM3727</text:p>
          </table:table-cell>
          <table:table-cell table:number-columns-repeated="1017"/>
        </table:table-row>
        <table:table-row table:style-name="ro6">
          <table:table-cell office:value-type="float" office:value="300" calcext:value-type="float">
            <text:p>300</text:p>
          </table:table-cell>
          <table:table-cell table:number-columns-repeated="5"/>
          <table:table-cell office:value-type="string" calcext:value-type="string">
            <text:p>P42=AZUL4329</text:p>
          </table:table-cell>
          <table:table-cell table:number-columns-repeated="1017"/>
        </table:table-row>
        <table:table-row table:style-name="ro6">
          <table:table-cell office:value-type="float" office:value="301" calcext:value-type="float">
            <text:p>301</text:p>
          </table:table-cell>
          <table:table-cell table:number-columns-repeated="5"/>
          <table:table-cell office:value-type="string" calcext:value-type="string">
            <text:p>P43=TAM3861</text:p>
          </table:table-cell>
          <table:table-cell table:number-columns-repeated="1017"/>
        </table:table-row>
        <table:table-row table:style-name="ro6">
          <table:table-cell office:value-type="float" office:value="302" calcext:value-type="float">
            <text:p>302</text:p>
          </table:table-cell>
          <table:table-cell table:number-columns-repeated="5"/>
          <table:table-cell office:value-type="string" calcext:value-type="string">
            <text:p>P44=PTRQI</text:p>
          </table:table-cell>
          <table:table-cell table:number-columns-repeated="1017"/>
        </table:table-row>
        <table:table-row table:style-name="ro6">
          <table:table-cell office:value-type="float" office:value="303" calcext:value-type="float">
            <text:p>303</text:p>
          </table:table-cell>
          <table:table-cell table:number-columns-repeated="5"/>
          <table:table-cell office:value-type="string" calcext:value-type="string">
            <text:p>P45=R07</text:p>
          </table:table-cell>
          <table:table-cell table:number-columns-repeated="1017"/>
        </table:table-row>
        <table:table-row table:style-name="ro6">
          <table:table-cell office:value-type="float" office:value="304" calcext:value-type="float">
            <text:p>304</text:p>
          </table:table-cell>
          <table:table-cell table:number-columns-repeated="5"/>
          <table:table-cell office:value-type="string" calcext:value-type="string">
            <text:p>P46=81???</text:p>
          </table:table-cell>
          <table:table-cell table:number-columns-repeated="1017"/>
        </table:table-row>
        <table:table-row table:style-name="ro6">
          <table:table-cell office:value-type="float" office:value="305" calcext:value-type="float">
            <text:p>305</text:p>
          </table:table-cell>
          <table:table-cell table:number-columns-repeated="5"/>
          <table:table-cell office:value-type="string" calcext:value-type="string">
            <text:p>P47=OCEANAIR6171</text:p>
          </table:table-cell>
          <table:table-cell table:number-columns-repeated="1017"/>
        </table:table-row>
        <table:table-row table:style-name="ro6">
          <table:table-cell office:value-type="float" office:value="306" calcext:value-type="float">
            <text:p>306</text:p>
          </table:table-cell>
          <table:table-cell table:number-columns-repeated="5"/>
          <table:table-cell office:value-type="string" calcext:value-type="string">
            <text:p>P48=OCEANAIR6188</text:p>
          </table:table-cell>
          <table:table-cell table:number-columns-repeated="1017"/>
        </table:table-row>
        <table:table-row table:style-name="ro6">
          <table:table-cell office:value-type="float" office:value="307" calcext:value-type="float">
            <text:p>307</text:p>
          </table:table-cell>
          <table:table-cell table:number-columns-repeated="5"/>
          <table:table-cell office:value-type="string" calcext:value-type="string">
            <text:p>P49=TAM3029</text:p>
          </table:table-cell>
          <table:table-cell table:number-columns-repeated="1017"/>
        </table:table-row>
        <table:table-row table:style-name="ro6">
          <table:table-cell office:value-type="float" office:value="308" calcext:value-type="float">
            <text:p>308</text:p>
          </table:table-cell>
          <table:table-cell table:number-columns-repeated="5"/>
          <table:table-cell office:value-type="string" calcext:value-type="string">
            <text:p>P50=TAM3844</text:p>
          </table:table-cell>
          <table:table-cell table:number-columns-repeated="1017"/>
        </table:table-row>
        <table:table-row table:style-name="ro6">
          <table:table-cell office:value-type="float" office:value="309" calcext:value-type="float">
            <text:p>309</text:p>
          </table:table-cell>
          <table:table-cell table:number-columns-repeated="5"/>
          <table:table-cell office:value-type="string" calcext:value-type="string">
            <text:p>P51=TAM3710</text:p>
          </table:table-cell>
          <table:table-cell table:number-columns-repeated="1017"/>
        </table:table-row>
        <table:table-row table:style-name="ro6">
          <table:table-cell office:value-type="float" office:value="310" calcext:value-type="float">
            <text:p>310</text:p>
          </table:table-cell>
          <table:table-cell table:number-columns-repeated="1023"/>
        </table:table-row>
        <table:table-row table:style-name="ro6">
          <table:table-cell office:value-type="float" office:value="311" calcext:value-type="float">
            <text:p>311</text:p>
          </table:table-cell>
          <table:table-cell table:number-columns-repeated="5"/>
          <table:table-cell office:value-type="string" calcext:value-type="string">
            <text:p>C3= ANOTHER FEMALE CONTROLLER</text:p>
          </table:table-cell>
          <table:table-cell table:number-columns-repeated="1017"/>
        </table:table-row>
        <table:table-row table:style-name="ro6">
          <table:table-cell office:value-type="float" office:value="312" calcext:value-type="float">
            <text:p>312</text:p>
          </table:table-cell>
          <table:table-cell table:number-columns-repeated="1023"/>
        </table:table-row>
        <table:table-row table:style-name="ro6">
          <table:table-cell office:value-type="float" office:value="313" calcext:value-type="float">
            <text:p>313</text:p>
          </table:table-cell>
          <table:table-cell table:number-columns-repeated="1023"/>
        </table:table-row>
        <table:table-row table:style-name="ro6">
          <table:table-cell office:value-type="float" office:value="314" calcext:value-type="float">
            <text:p>314</text:p>
          </table:table-cell>
          <table:table-cell table:number-columns-repeated="1023"/>
        </table:table-row>
        <table:table-row table:style-name="ro6">
          <table:table-cell office:value-type="float" office:value="315" calcext:value-type="float">
            <text:p>315</text:p>
          </table:table-cell>
          <table:table-cell table:number-columns-repeated="1023"/>
        </table:table-row>
        <table:table-row table:style-name="ro6">
          <table:table-cell office:value-type="float" office:value="316" calcext:value-type="float">
            <text:p>316</text:p>
          </table:table-cell>
          <table:table-cell table:number-columns-repeated="1023"/>
        </table:table-row>
        <table:table-row table:style-name="ro6">
          <table:table-cell office:value-type="float" office:value="317" calcext:value-type="float">
            <text:p>317</text:p>
          </table:table-cell>
          <table:table-cell table:number-columns-repeated="1023"/>
        </table:table-row>
        <table:table-row table:style-name="ro6">
          <table:table-cell office:value-type="float" office:value="318" calcext:value-type="float">
            <text:p>318</text:p>
          </table:table-cell>
          <table:table-cell table:number-columns-repeated="1023"/>
        </table:table-row>
        <table:table-row table:style-name="ro6">
          <table:table-cell office:value-type="float" office:value="319" calcext:value-type="float">
            <text:p>319</text:p>
          </table:table-cell>
          <table:table-cell table:number-columns-repeated="1023"/>
        </table:table-row>
        <table:table-row table:style-name="ro6">
          <table:table-cell office:value-type="float" office:value="320" calcext:value-type="float">
            <text:p>320</text:p>
          </table:table-cell>
          <table:table-cell table:number-columns-repeated="1023"/>
        </table:table-row>
        <table:table-row table:style-name="ro6">
          <table:table-cell office:value-type="float" office:value="321" calcext:value-type="float">
            <text:p>321</text:p>
          </table:table-cell>
          <table:table-cell table:number-columns-repeated="1023"/>
        </table:table-row>
        <table:table-row table:style-name="ro6">
          <table:table-cell office:value-type="float" office:value="322" calcext:value-type="float">
            <text:p>322</text:p>
          </table:table-cell>
          <table:table-cell table:number-columns-repeated="1023"/>
        </table:table-row>
        <table:table-row table:style-name="ro6">
          <table:table-cell office:value-type="float" office:value="323" calcext:value-type="float">
            <text:p>323</text:p>
          </table:table-cell>
          <table:table-cell table:number-columns-repeated="1023"/>
        </table:table-row>
        <table:table-row table:style-name="ro6">
          <table:table-cell office:value-type="float" office:value="324" calcext:value-type="float">
            <text:p>324</text:p>
          </table:table-cell>
          <table:table-cell table:number-columns-repeated="1023"/>
        </table:table-row>
        <table:table-row table:style-name="ro6">
          <table:table-cell office:value-type="float" office:value="325" calcext:value-type="float">
            <text:p>325</text:p>
          </table:table-cell>
          <table:table-cell table:number-columns-repeated="5"/>
          <table:table-cell office:value-type="string" calcext:value-type="string">
            <text:p>C1= FEMALE CONTROLLER</text:p>
          </table:table-cell>
          <table:table-cell table:number-columns-repeated="1017"/>
        </table:table-row>
        <table:table-row table:style-name="ro6">
          <table:table-cell office:value-type="float" office:value="326" calcext:value-type="float">
            <text:p>326</text:p>
          </table:table-cell>
          <table:table-cell table:number-columns-repeated="5"/>
          <table:table-cell office:value-type="string" calcext:value-type="string">
            <text:p>C2= MALE CONTROLLER</text:p>
          </table:table-cell>
          <table:table-cell table:number-columns-repeated="1017"/>
        </table:table-row>
        <table:table-row table:style-name="ro6">
          <table:table-cell office:value-type="float" office:value="327" calcext:value-type="float">
            <text:p>327</text:p>
          </table:table-cell>
          <table:table-cell table:number-columns-repeated="5"/>
          <table:table-cell office:value-type="string" calcext:value-type="string">
            <text:p>C3= FEMALE CONTROLLER</text:p>
          </table:table-cell>
          <table:table-cell table:number-columns-repeated="1017"/>
        </table:table-row>
        <table:table-row table:style-name="ro6">
          <table:table-cell office:value-type="float" office:value="328" calcext:value-type="float">
            <text:p>328</text:p>
          </table:table-cell>
          <table:table-cell table:number-columns-repeated="5"/>
          <table:table-cell office:value-type="string" calcext:value-type="string">
            <text:p>P1= OCEAN AIR6301</text:p>
          </table:table-cell>
          <table:table-cell table:number-columns-repeated="1017"/>
        </table:table-row>
        <table:table-row table:style-name="ro6">
          <table:table-cell office:value-type="float" office:value="329" calcext:value-type="float">
            <text:p>329</text:p>
          </table:table-cell>
          <table:table-cell table:number-columns-repeated="5"/>
          <table:table-cell office:value-type="string" calcext:value-type="string">
            <text:p>P2= OCEAN AIR6327</text:p>
          </table:table-cell>
          <table:table-cell table:number-columns-repeated="1017"/>
        </table:table-row>
        <table:table-row table:style-name="ro6">
          <table:table-cell office:value-type="float" office:value="330" calcext:value-type="float">
            <text:p>330</text:p>
          </table:table-cell>
          <table:table-cell table:number-columns-repeated="5"/>
          <table:table-cell office:value-type="string" calcext:value-type="string">
            <text:p>P3=TAM3290</text:p>
          </table:table-cell>
          <table:table-cell table:number-columns-repeated="1017"/>
        </table:table-row>
        <table:table-row table:style-name="ro6">
          <table:table-cell office:value-type="float" office:value="331" calcext:value-type="float">
            <text:p>331</text:p>
          </table:table-cell>
          <table:table-cell table:number-columns-repeated="5"/>
          <table:table-cell office:value-type="string" calcext:value-type="string">
            <text:p>P4=TAM3721</text:p>
          </table:table-cell>
          <table:table-cell table:number-columns-repeated="1017"/>
        </table:table-row>
        <table:table-row table:style-name="ro6">
          <table:table-cell office:value-type="float" office:value="332" calcext:value-type="float">
            <text:p>332</text:p>
          </table:table-cell>
          <table:table-cell table:number-columns-repeated="5"/>
          <table:table-cell office:value-type="string" calcext:value-type="string">
            <text:p>P5=TAM4671</text:p>
          </table:table-cell>
          <table:table-cell table:number-columns-repeated="1017"/>
        </table:table-row>
        <table:table-row table:style-name="ro6">
          <table:table-cell office:value-type="float" office:value="333" calcext:value-type="float">
            <text:p>333</text:p>
          </table:table-cell>
          <table:table-cell table:number-columns-repeated="5"/>
          <table:table-cell office:value-type="string" calcext:value-type="string">
            <text:p>P6=TAM3148</text:p>
          </table:table-cell>
          <table:table-cell table:number-columns-repeated="1017"/>
        </table:table-row>
        <table:table-row table:style-name="ro6">
          <table:table-cell office:value-type="float" office:value="334" calcext:value-type="float">
            <text:p>334</text:p>
          </table:table-cell>
          <table:table-cell table:number-columns-repeated="5"/>
          <table:table-cell office:value-type="string" calcext:value-type="string">
            <text:p>P7= OCEANAIR6375</text:p>
          </table:table-cell>
          <table:table-cell table:number-columns-repeated="1017"/>
        </table:table-row>
        <table:table-row table:style-name="ro6">
          <table:table-cell office:value-type="float" office:value="335" calcext:value-type="float">
            <text:p>335</text:p>
          </table:table-cell>
          <table:table-cell table:number-columns-repeated="5"/>
          <table:table-cell office:value-type="string" calcext:value-type="string">
            <text:p>P8= TAM190</text:p>
          </table:table-cell>
          <table:table-cell table:number-columns-repeated="1017"/>
        </table:table-row>
        <table:table-row table:style-name="ro6">
          <table:table-cell office:value-type="float" office:value="336" calcext:value-type="float">
            <text:p>336</text:p>
          </table:table-cell>
          <table:table-cell table:number-columns-repeated="5"/>
          <table:table-cell office:value-type="string" calcext:value-type="string">
            <text:p>P9= TAM3041</text:p>
          </table:table-cell>
          <table:table-cell table:number-columns-repeated="1017"/>
        </table:table-row>
        <table:table-row table:style-name="ro6">
          <table:table-cell office:value-type="float" office:value="337" calcext:value-type="float">
            <text:p>337</text:p>
          </table:table-cell>
          <table:table-cell table:number-columns-repeated="5"/>
          <table:table-cell office:value-type="string" calcext:value-type="string">
            <text:p>P10=OCEANAIR6234</text:p>
          </table:table-cell>
          <table:table-cell table:number-columns-repeated="1017"/>
        </table:table-row>
        <table:table-row table:style-name="ro6">
          <table:table-cell office:value-type="float" office:value="338" calcext:value-type="float">
            <text:p>338</text:p>
          </table:table-cell>
          <table:table-cell table:number-columns-repeated="5"/>
          <table:table-cell office:value-type="string" calcext:value-type="string">
            <text:p>P11=TAM3303</text:p>
          </table:table-cell>
          <table:table-cell table:number-columns-repeated="1017"/>
        </table:table-row>
        <table:table-row table:style-name="ro6">
          <table:table-cell office:value-type="float" office:value="339" calcext:value-type="float">
            <text:p>339</text:p>
          </table:table-cell>
          <table:table-cell table:number-columns-repeated="5"/>
          <table:table-cell office:value-type="string" calcext:value-type="string">
            <text:p>P12=GOL2088</text:p>
          </table:table-cell>
          <table:table-cell table:number-columns-repeated="1017"/>
        </table:table-row>
        <table:table-row table:style-name="ro6">
          <table:table-cell office:value-type="float" office:value="340" calcext:value-type="float">
            <text:p>340</text:p>
          </table:table-cell>
          <table:table-cell table:number-columns-repeated="5"/>
          <table:table-cell office:value-type="string" calcext:value-type="string">
            <text:p>P13=AR</text:p>
          </table:table-cell>
          <table:table-cell table:number-columns-repeated="1017"/>
        </table:table-row>
        <table:table-row table:style-name="ro6">
          <table:table-cell office:value-type="float" office:value="341" calcext:value-type="float">
            <text:p>341</text:p>
          </table:table-cell>
          <table:table-cell table:number-columns-repeated="5"/>
          <table:table-cell office:value-type="string" calcext:value-type="string">
            <text:p>P14=TAM4675</text:p>
          </table:table-cell>
          <table:table-cell table:number-columns-repeated="1017"/>
        </table:table-row>
        <table:table-row table:style-name="ro6">
          <table:table-cell office:value-type="float" office:value="342" calcext:value-type="float">
            <text:p>342</text:p>
          </table:table-cell>
          <table:table-cell table:number-columns-repeated="5"/>
          <table:table-cell office:value-type="string" calcext:value-type="string">
            <text:p>P15=TAM3241</text:p>
          </table:table-cell>
          <table:table-cell table:number-columns-repeated="1017"/>
        </table:table-row>
        <table:table-row table:style-name="ro6">
          <table:table-cell office:value-type="float" office:value="343" calcext:value-type="float">
            <text:p>343</text:p>
          </table:table-cell>
          <table:table-cell table:number-columns-repeated="5"/>
          <table:table-cell office:value-type="string" calcext:value-type="string">
            <text:p>P16=FA2335</text:p>
          </table:table-cell>
          <table:table-cell table:number-columns-repeated="1017"/>
        </table:table-row>
        <table:table-row table:style-name="ro6">
          <table:table-cell office:value-type="float" office:value="344" calcext:value-type="float">
            <text:p>344</text:p>
          </table:table-cell>
          <table:table-cell table:number-columns-repeated="5"/>
          <table:table-cell office:value-type="string" calcext:value-type="string">
            <text:p>P17=AZUL5023</text:p>
          </table:table-cell>
          <table:table-cell table:number-columns-repeated="1017"/>
        </table:table-row>
        <table:table-row table:style-name="ro6">
          <table:table-cell office:value-type="float" office:value="345" calcext:value-type="float">
            <text:p>345</text:p>
          </table:table-cell>
          <table:table-cell table:number-columns-repeated="5"/>
          <table:table-cell table:style-name="ce23" office:value-type="string" calcext:value-type="string">
            <text:p>P18=TAM3841</text:p>
          </table:table-cell>
          <table:table-cell table:number-columns-repeated="1017"/>
        </table:table-row>
        <table:table-row table:style-name="ro6">
          <table:table-cell office:value-type="float" office:value="346" calcext:value-type="float">
            <text:p>346</text:p>
          </table:table-cell>
          <table:table-cell table:number-columns-repeated="5"/>
          <table:table-cell office:value-type="string" calcext:value-type="string">
            <text:p>P19=ARBHB</text:p>
          </table:table-cell>
          <table:table-cell table:number-columns-repeated="1017"/>
        </table:table-row>
        <table:table-row table:style-name="ro6">
          <table:table-cell office:value-type="float" office:value="347" calcext:value-type="float">
            <text:p>347</text:p>
          </table:table-cell>
          <table:table-cell table:number-columns-repeated="5"/>
          <table:table-cell office:value-type="string" calcext:value-type="string">
            <text:p>P20=ARSFN</text:p>
          </table:table-cell>
          <table:table-cell table:number-columns-repeated="1017"/>
        </table:table-row>
        <table:table-row table:style-name="ro6">
          <table:table-cell office:value-type="float" office:value="348" calcext:value-type="float">
            <text:p>348</text:p>
          </table:table-cell>
          <table:table-cell table:number-columns-repeated="5"/>
          <table:table-cell table:style-name="ce24" office:value-type="string" calcext:value-type="string">
            <text:p>P21=TAM3841</text:p>
          </table:table-cell>
          <table:table-cell table:number-columns-repeated="1017"/>
        </table:table-row>
        <table:table-row table:style-name="ro6">
          <table:table-cell office:value-type="float" office:value="349" calcext:value-type="float">
            <text:p>349</text:p>
          </table:table-cell>
          <table:table-cell table:number-columns-repeated="5"/>
          <table:table-cell office:value-type="string" calcext:value-type="string">
            <text:p>P22=WJB</text:p>
          </table:table-cell>
          <table:table-cell table:number-columns-repeated="1017"/>
        </table:table-row>
        <table:table-row table:style-name="ro6">
          <table:table-cell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P23=ARHB</text:p>
          </table:table-cell>
          <table:table-cell table:number-columns-repeated="1017"/>
        </table:table-row>
        <table:table-row table:style-name="ro6">
          <table:table-cell office:value-type="float" office:value="351" calcext:value-type="float">
            <text:p>351</text:p>
          </table:table-cell>
          <table:table-cell table:number-columns-repeated="5"/>
          <table:table-cell office:value-type="string" calcext:value-type="string">
            <text:p>P24=PTWJB</text:p>
          </table:table-cell>
          <table:table-cell table:number-columns-repeated="1017"/>
        </table:table-row>
        <table:table-row table:style-name="ro6">
          <table:table-cell office:value-type="float" office:value="352" calcext:value-type="float">
            <text:p>352</text:p>
          </table:table-cell>
          <table:table-cell table:number-columns-repeated="5"/>
          <table:table-cell office:value-type="string" calcext:value-type="string">
            <text:p>P25=TAM3327</text:p>
          </table:table-cell>
          <table:table-cell table:number-columns-repeated="1017"/>
        </table:table-row>
        <table:table-row table:style-name="ro6">
          <table:table-cell office:value-type="float" office:value="353" calcext:value-type="float">
            <text:p>353</text:p>
          </table:table-cell>
          <table:table-cell table:number-columns-repeated="5"/>
          <table:table-cell office:value-type="string" calcext:value-type="string">
            <text:p>P26=331???</text:p>
          </table:table-cell>
          <table:table-cell table:number-columns-repeated="1017"/>
        </table:table-row>
        <table:table-row table:style-name="ro6">
          <table:table-cell office:value-type="float" office:value="354" calcext:value-type="float">
            <text:p>354</text:p>
          </table:table-cell>
          <table:table-cell table:number-columns-repeated="5"/>
          <table:table-cell office:value-type="string" calcext:value-type="string">
            <text:p>P27=TAM6327</text:p>
          </table:table-cell>
          <table:table-cell table:number-columns-repeated="1017"/>
        </table:table-row>
        <table:table-row table:style-name="ro6">
          <table:table-cell office:value-type="float" office:value="355" calcext:value-type="float">
            <text:p>355</text:p>
          </table:table-cell>
          <table:table-cell table:number-columns-repeated="5"/>
          <table:table-cell office:value-type="string" calcext:value-type="string">
            <text:p>P28=TAM2089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29=240??????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30=1018????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31=3801????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32=TAM3553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33=FA001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34=H510????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35=AZUL9031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36=GOL1535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37=AIRBUS058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38=TAM3587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39= 344???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40=GOL1253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41=TAM3727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42=AZUL4329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43=TAM3861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44=PTRQI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45=R07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46=81???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47=OCEANAIR6171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48=OCEANAIR6188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49=TAM3029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50=TAM3844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P51=TAM3710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6"/>
          <table:table-cell office:value-type="string" calcext:value-type="string">
            <text:p>C3= ANOTHER FEMALE CONTROLLER</text:p>
          </table:table-cell>
          <table:table-cell table:number-columns-repeated="1017"/>
        </table:table-row>
        <table:table-row table:style-name="ro6" table:number-rows-repeated="104819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S2:Sheet1.T48" table:contains-header="false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Sheet1.S2:Sheet1.T48" table:buttons="Sheet1.S3 Sheet1.T2" table:show-filter-button="false" table:drill-down-on-double-click="false">
          <table:source-cell-range table:cell-range-address="Sheet2.C1:Sheet2.C400"/>
          <table:data-pilot-field table:source-field-name="Data" table:orientation="column" table:function="none">
            <table:data-pilot-level table:show-empty="false"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assification" table:orientation="row" table:function="none">
            <table:data-pilot-level table:show-empty="fals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assification" table:orientation="data" table:function="count">
            <table:data-pilot-level table:show-empty="fals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pt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 style:data-style-name="N2" text:time-value="11:25:39.631862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88805f81e9fe61362df02b9941de8e38a9b5fd16</meta:generator>
    <dc:title/>
    <dc:description/>
    <dc:subject/>
    <meta:initial-creator>Vitor Sgobbi</meta:initial-creator>
    <meta:creation-date>2015-03-24T10:36:45Z</meta:creation-date>
    <dc:date>2015-08-03T14:36:23.077988280</dc:date>
    <meta:editing-cycles>55</meta:editing-cycles>
    <meta:editing-duration>PT3H5M5S</meta:editing-duration>
    <meta:document-statistic meta:table-count="2" meta:cell-count="3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81cm" svg:height="8.996cm" xlink:href=".." xlink:type="simple" chart:class="chart:bar" chart:style-name="ch1">
        <chart:title svg:x="6.809cm" svg:y="0.314cm" chart:style-name="ch2">
          <text:p>Histogram 1</text:p>
        </chart:title>
        <chart:plot-area chart:style-name="ch3" table:cell-range-address="Sheet1.J30:Sheet1.K107" chart:data-source-has-labels="column" svg:x="1.278cm" svg:y="1.22cm" svg:width="14.384cm" svg:height="6.668cm">
          <chartooo:coordinate-region svg:x="1.749cm" svg:y="1.22cm" svg:width="13.871cm" svg:height="4.898cm"/>
          <chart:axis chart:dimension="x" chart:name="primary-x" chart:style-name="ch4" chartooo:axis-type="text">
            <chart:title svg:x="7.5cm" svg:y="8.067cm" chart:style-name="ch5">
              <text:p>Lenght interval</text:p>
            </chart:title>
            <chart:categories table:cell-range-address="Sheet1.J30:Sheet1.J107"/>
            <chart:grid chart:style-name="ch6" chart:class="major"/>
          </chart:axis>
          <chart:axis chart:dimension="y" chart:name="primary-y" chart:style-name="ch7">
            <chart:title svg:x="0.451cm" svg:y="5.088cm" chart:style-name="ch8">
              <text:p>N count</text:p>
            </chart:title>
            <chart:grid chart:style-name="ch6" chart:class="major"/>
          </chart:axis>
          <chart:series chart:style-name="ch9" chart:values-cell-range-address="Sheet1.K30:Sheet1.K107" chart:class="chart:bar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0.100001">
                <text:p>0</text:p>
                <draw:g>
                  <svg:desc>Sheet1.J30:Sheet1.J107</svg:desc>
                </draw:g>
              </table:table-cell>
              <table:table-cell office:value-type="float" office:value="0">
                <text:p>0</text:p>
                <draw:g>
                  <svg:desc>Sheet1.K30:Sheet1.K107</svg:desc>
                </draw:g>
              </table:table-cell>
            </table:table-row>
            <table:table-row>
              <table:table-cell office:value-type="float" office:value="0.300001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00001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700001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900001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.100001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.300001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.500001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.700001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.900001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.100001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.300001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.500001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.700001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.900001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.100001">
                <text:p/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.300001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.500001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.700001">
                <text:p/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.900001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.100001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.300001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.500001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.700001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.900001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.100001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.300001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.500001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.700001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.900001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.100001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.300001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.500001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.700001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.900001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.1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300001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.5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7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900001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.1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.300001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.5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1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3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5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.7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1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3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.5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7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9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1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3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7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9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1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3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5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7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9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1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3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7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9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1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3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5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7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9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10000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30000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500001">
                <text:p>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